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border="0.0034in solid #000000" fo:padding="0.0138in" style:shadow="none"/>
      <style:text-properties fo:font-style="italic" style:font-style-asian="italic" style:font-style-complex="italic" fo:language="es" fo:country="ES"/>
    </style:style>
    <style:style style:name="P6" style:parent-style-name="Normal" style:family="paragraph">
      <style:text-properties fo:language="es" fo:country="ES"/>
    </style:style>
    <style:style style:name="P7" style:parent-style-name="titre_exemple" style:family="paragraph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T10" style:parent-style-name="Fuentedepárrafopredeter." style:family="text">
      <style:text-properties style:font-name="Courier New" fo:language="es" fo:country="ES"/>
    </style:style>
    <style:style style:name="T11" style:parent-style-name="Fuentedepárrafopredeter." style:family="text">
      <style:text-properties fo:language="es" fo:country="ES"/>
    </style:style>
    <style:style style:name="T12" style:parent-style-name="Fuentedepárrafopredeter." style:family="text">
      <style:text-properties fo:language="es" fo:country="ES"/>
    </style:style>
    <style:style style:name="T13" style:parent-style-name="Fuentedepárrafopredeter." style:family="text">
      <style:text-properties fo:language="es" fo:country="ES"/>
    </style:style>
    <style:style style:name="T14" style:parent-style-name="Fuentedepárrafopredeter." style:family="text">
      <style:text-properties style:font-name="Courier New" fo:language="es" fo:country="ES"/>
    </style:style>
    <style:style style:name="T15" style:parent-style-name="Fuentedepárrafopredeter." style:family="text">
      <style:text-properties fo:language="es" fo:country="ES"/>
    </style:style>
    <style:style style:name="T16" style:parent-style-name="Fuentedepárrafopredeter." style:family="text">
      <style:text-properties fo:language="es" fo:country="ES"/>
    </style:style>
    <style:style style:name="T17" style:parent-style-name="courier9" style:family="text">
      <style:text-properties style:font-size-complex="9pt" fo:language="es" fo:country="ES"/>
    </style:style>
    <style:style style:name="T18" style:parent-style-name="courier9" style:family="text">
      <style:text-properties style:font-size-complex="9pt" fo:language="es" fo:country="ES"/>
    </style:style>
    <style:style style:name="T19" style:parent-style-name="courier9" style:family="text">
      <style:text-properties style:font-size-complex="9pt" fo:language="es" fo:country="ES"/>
    </style:style>
    <style:style style:name="T20" style:parent-style-name="Fuentedepárrafopredeter." style:family="text">
      <style:text-properties fo:language="es" fo:country="ES"/>
    </style:style>
    <style:style style:name="T21" style:parent-style-name="Fuentedepárrafopredeter." style:family="text">
      <style:text-properties style:font-name="Courier New" fo:language="es" fo:country="ES"/>
    </style:style>
    <style:style style:name="T22" style:parent-style-name="Fuentedepárrafopredeter." style:family="text">
      <style:text-properties fo:language="es" fo:country="ES"/>
    </style:style>
    <style:style style:name="T23" style:parent-style-name="Fuentedepárrafopredeter." style:family="text">
      <style:text-properties style:font-name="Courier New" fo:language="es" fo:country="ES"/>
    </style:style>
    <style:style style:name="T24" style:parent-style-name="Fuentedepárrafopredeter." style:family="text">
      <style:text-properties fo:language="es" fo:country="ES"/>
    </style:style>
    <style:style style:name="T25" style:parent-style-name="Fuentedepárrafopredeter." style:family="text">
      <style:text-properties fo:language="es" fo:country="ES"/>
    </style:style>
    <style:style style:name="T26" style:parent-style-name="Fuentedepárrafopredeter." style:family="text">
      <style:text-properties fo:language="es" fo:country="ES"/>
    </style:style>
    <style:style style:name="T27" style:parent-style-name="Fuentedepárrafopredeter." style:family="text">
      <style:text-properties style:font-name="Courier New" fo:language="es" fo:country="ES"/>
    </style:style>
    <style:style style:name="T28" style:parent-style-name="Fuentedepárrafopredeter." style:family="text">
      <style:text-properties fo:language="es" fo:country="ES"/>
    </style:style>
    <style:style style:name="T29" style:parent-style-name="Fuentedepárrafopredeter." style:family="text">
      <style:text-properties style:font-name="Courier New" fo:language="es" fo:country="ES"/>
    </style:style>
    <style:style style:name="T30" style:parent-style-name="Fuentedepárrafopredeter." style:family="text">
      <style:text-properties fo:language="es" fo:country="ES"/>
    </style:style>
    <style:style style:name="T31" style:parent-style-name="Fuentedepárrafopredeter." style:family="text">
      <style:text-properties fo:language="es" fo:country="ES"/>
    </style:style>
    <style:style style:name="T32" style:parent-style-name="courier9" style:family="text">
      <style:text-properties style:font-size-complex="9pt" fo:language="es" fo:country="ES"/>
    </style:style>
    <style:style style:name="T33" style:parent-style-name="courier9" style:family="text">
      <style:text-properties style:font-size-complex="9pt" fo:language="es" fo:country="ES"/>
    </style:style>
    <style:style style:name="T34" style:parent-style-name="courier9" style:family="text">
      <style:text-properties style:font-size-complex="9pt" fo:language="es" fo:country="ES"/>
    </style:style>
    <style:style style:name="T35" style:parent-style-name="courier9" style:family="text">
      <style:text-properties style:font-size-complex="9pt" fo:language="es" fo:country="ES"/>
    </style:style>
    <style:style style:name="T36" style:parent-style-name="courier9" style:family="text">
      <style:text-properties style:font-size-complex="9pt" fo:language="es" fo:country="ES"/>
    </style:style>
    <style:style style:name="T37" style:parent-style-name="courier9" style:family="text">
      <style:text-properties style:font-size-complex="9pt" fo:language="es" fo:country="ES"/>
    </style:style>
    <style:style style:name="T38" style:parent-style-name="courier9" style:family="text">
      <style:text-properties style:font-size-complex="9pt" fo:language="es" fo:country="ES"/>
    </style:style>
    <style:style style:name="T39" style:parent-style-name="Fuentedepárrafopredeter." style:family="text">
      <style:text-properties fo:language="es" fo:country="ES"/>
    </style:style>
    <style:style style:name="T40" style:parent-style-name="Fuentedepárrafopredeter." style:family="text">
      <style:text-properties style:font-name="Courier New" fo:language="es" fo:country="ES"/>
    </style:style>
    <style:style style:name="T41" style:parent-style-name="Policepardéfaut" style:family="text">
      <style:text-properties fo:language="es" fo:country="ES"/>
    </style:style>
    <style:style style:name="T42" style:parent-style-name="Policepardéfaut" style:family="text">
      <style:text-properties style:font-name="Courier New" fo:language="es" fo:country="ES"/>
    </style:style>
    <style:style style:name="T43" style:parent-style-name="Policepardéfaut" style:family="text">
      <style:text-properties fo:language="es" fo:country="ES"/>
    </style:style>
    <style:style style:name="T44" style:parent-style-name="Fuentedepárrafopredeter." style:family="text">
      <style:text-properties fo:language="es" fo:country="ES"/>
    </style:style>
    <style:style style:name="T45" style:parent-style-name="Fuentedepárrafopredeter." style:family="text">
      <style:text-properties fo:language="es" fo:country="ES"/>
    </style:style>
    <style:style style:name="T46" style:parent-style-name="Fuentedepárrafopredeter." style:family="text">
      <style:text-properties fo:language="es" fo:country="ES"/>
    </style:style>
    <style:style style:name="T47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48" style:parent-style-name="Fuentedepárrafopredeter." style:family="text">
      <style:text-properties fo:language="es" fo:country="ES"/>
    </style:style>
    <style:style style:name="T49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50" style:parent-style-name="Fuentedepárrafopredeter." style:family="text">
      <style:text-properties fo:language="es" fo:country="ES"/>
    </style:style>
    <style:style style:name="T51" style:parent-style-name="Fuentedepárrafopredeter." style:family="text">
      <style:text-properties fo:language="es" fo:country="ES"/>
    </style:style>
    <style:style style:name="T52" style:parent-style-name="Fuentedepárrafopredeter." style:family="text">
      <style:text-properties style:font-name="Courier New" fo:language="es" fo:country="ES"/>
    </style:style>
    <style:style style:name="T53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54" style:parent-style-name="Fuentedepárrafopredeter." style:family="text">
      <style:text-properties style:font-name="Courier New" fo:language="es" fo:country="ES"/>
    </style:style>
    <style:style style:name="T55" style:parent-style-name="Fuentedepárrafopredeter." style:family="text">
      <style:text-properties style:font-name="Courier New" fo:language="es" fo:country="ES"/>
    </style:style>
    <style:style style:name="T56" style:parent-style-name="Fuentedepárrafopredeter." style:family="text">
      <style:text-properties style:font-name="Courier New" fo:language="es" fo:country="ES"/>
    </style:style>
    <style:style style:name="T57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58" style:parent-style-name="Fuentedepárrafopredeter." style:family="text">
      <style:text-properties style:font-name="Courier New" fo:language="es" fo:country="ES"/>
    </style:style>
    <style:style style:name="P59" style:parent-style-name="Normal" style:family="paragraph">
      <style:text-properties fo:language="es" fo:country="ES"/>
    </style:style>
    <style:style style:name="T60" style:parent-style-name="courier9" style:family="text">
      <style:text-properties fo:font-style="italic" style:font-style-asian="italic" style:font-style-complex="italic" fo:language="es" fo:country="ES"/>
    </style:style>
    <style:style style:name="T61" style:parent-style-name="courier9" style:family="text">
      <style:text-properties fo:font-style="italic" style:font-style-asian="italic" style:font-style-complex="italic" fo:language="es" fo:country="ES"/>
    </style:style>
    <style:style style:name="P62" style:parent-style-name="Normal" style:family="paragraph">
      <style:text-properties fo:language="es" fo:country="ES"/>
    </style:style>
    <style:style style:name="T63" style:parent-style-name="courier9" style:family="text">
      <style:text-properties fo:language="es" fo:country="ES"/>
    </style:style>
    <style:style style:name="T64" style:parent-style-name="courier9" style:family="text">
      <style:text-properties fo:font-weight="bold" style:font-weight-asian="bold" style:font-weight-complex="bold" fo:language="es" fo:country="ES"/>
    </style:style>
    <style:style style:name="T65" style:parent-style-name="courier9" style:family="text">
      <style:text-properties fo:language="es" fo:country="ES"/>
    </style:style>
    <style:style style:name="T66" style:parent-style-name="courier9" style:family="text">
      <style:text-properties fo:language="es" fo:country="ES"/>
    </style:style>
    <style:style style:name="T67" style:parent-style-name="courier9" style:family="text">
      <style:text-properties fo:font-style="italic" style:font-style-asian="italic" style:font-style-complex="italic" fo:language="es" fo:country="ES"/>
    </style:style>
    <style:style style:name="T68" style:parent-style-name="courier9" style:family="text">
      <style:text-properties fo:font-style="italic" style:font-style-asian="italic" style:font-style-complex="italic" fo:language="es" fo:country="ES"/>
    </style:style>
    <style:style style:name="T69" style:parent-style-name="courier9" style:family="text">
      <style:text-properties fo:font-style="italic" style:font-style-asian="italic" style:font-style-complex="italic" fo:language="es" fo:country="ES"/>
    </style:style>
    <style:style style:name="T70" style:parent-style-name="courier9" style:family="text">
      <style:text-properties fo:language="es" fo:country="ES"/>
    </style:style>
    <style:style style:name="T71" style:parent-style-name="courier9" style:family="text">
      <style:text-properties fo:language="es" fo:country="ES"/>
    </style:style>
    <style:style style:name="T72" style:parent-style-name="courier9" style:family="text">
      <style:text-properties fo:font-weight="bold" style:font-weight-asian="bold" style:font-weight-complex="bold" fo:language="es" fo:country="ES"/>
    </style:style>
    <style:style style:name="T73" style:parent-style-name="courier9" style:family="text">
      <style:text-properties fo:language="es" fo:country="ES"/>
    </style:style>
    <style:style style:name="T74" style:parent-style-name="courier9" style:family="text">
      <style:text-properties fo:language="es" fo:country="ES"/>
    </style:style>
    <style:style style:name="T75" style:parent-style-name="courier9" style:family="text">
      <style:text-properties fo:font-weight="bold" style:font-weight-asian="bold" style:font-weight-complex="bold" fo:language="es" fo:country="ES"/>
    </style:style>
    <style:style style:name="T76" style:parent-style-name="courier9" style:family="text">
      <style:text-properties fo:language="es" fo:country="ES"/>
    </style:style>
    <style:style style:name="T77" style:parent-style-name="courier9" style:family="text">
      <style:text-properties fo:language="es" fo:country="ES"/>
    </style:style>
    <style:style style:name="T78" style:parent-style-name="courier9" style:family="text">
      <style:text-properties fo:font-style="italic" style:font-style-asian="italic" style:font-style-complex="italic" fo:language="es" fo:country="ES"/>
    </style:style>
    <style:style style:name="T79" style:parent-style-name="courier9" style:family="text">
      <style:text-properties fo:language="es" fo:country="ES"/>
    </style:style>
    <style:style style:name="T80" style:parent-style-name="courier9" style:family="text">
      <style:text-properties fo:language="es" fo:country="ES"/>
    </style:style>
    <style:style style:name="T81" style:parent-style-name="courier9" style:family="text">
      <style:text-properties fo:language="es" fo:country="ES"/>
    </style:style>
    <style:style style:name="T82" style:parent-style-name="courier9" style:family="text">
      <style:text-properties fo:font-weight="bold" style:font-weight-asian="bold" style:font-weight-complex="bold" fo:language="es" fo:country="ES"/>
    </style:style>
    <style:style style:name="T83" style:parent-style-name="courier9" style:family="text">
      <style:text-properties fo:language="es" fo:country="ES"/>
    </style:style>
    <style:style style:name="T84" style:parent-style-name="courier9" style:family="text">
      <style:text-properties fo:language="es" fo:country="ES"/>
    </style:style>
    <style:style style:name="T85" style:parent-style-name="courier9" style:family="text">
      <style:text-properties fo:font-style="italic" style:font-style-asian="italic" style:font-style-complex="italic" fo:language="es" fo:country="ES"/>
    </style:style>
    <style:style style:name="T86" style:parent-style-name="courier9" style:family="text">
      <style:text-properties fo:language="es" fo:country="ES"/>
    </style:style>
    <style:style style:name="T87" style:parent-style-name="courier9" style:family="text">
      <style:text-properties fo:language="es" fo:country="ES"/>
    </style:style>
    <style:style style:name="T88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9" style:parent-style-name="courier9" style:family="text">
      <style:text-properties style:font-size-complex="11pt" fo:language="es" fo:country="ES"/>
    </style:style>
    <style:style style:name="T90" style:parent-style-name="courier9" style:family="text">
      <style:text-properties style:font-size-complex="11pt" fo:language="es" fo:country="ES"/>
    </style:style>
    <style:style style:name="T91" style:parent-style-name="courier9" style:family="text">
      <style:text-properties style:font-size-complex="11pt" fo:language="es" fo:country="ES"/>
    </style:style>
    <style:style style:name="T92" style:parent-style-name="courier9" style:family="text">
      <style:text-properties style:font-size-complex="11pt" fo:language="es" fo:country="ES"/>
    </style:style>
    <style:style style:name="T93" style:parent-style-name="courier9" style:family="text">
      <style:text-properties style:font-size-complex="11pt" fo:language="es" fo:country="ES"/>
    </style:style>
    <style:style style:name="T94" style:parent-style-name="courier9" style:family="text">
      <style:text-properties fo:language="es" fo:country="ES"/>
    </style:style>
    <style:style style:name="T95" style:parent-style-name="courier9" style:family="text">
      <style:text-properties fo:font-weight="bold" style:font-weight-asian="bold" style:font-weight-complex="bold" fo:language="es" fo:country="ES"/>
    </style:style>
    <style:style style:name="T96" style:parent-style-name="courier9" style:family="text">
      <style:text-properties fo:language="es" fo:country="ES"/>
    </style:style>
    <style:style style:name="T97" style:parent-style-name="courier9" style:family="text">
      <style:text-properties fo:language="es" fo:country="ES"/>
    </style:style>
    <style:style style:name="T98" style:parent-style-name="courier9" style:family="text">
      <style:text-properties fo:font-weight="bold" style:font-weight-asian="bold" style:font-weight-complex="bold" fo:language="es" fo:country="ES"/>
    </style:style>
    <style:style style:name="T99" style:parent-style-name="courier9" style:family="text">
      <style:text-properties fo:language="es" fo:country="ES"/>
    </style:style>
    <style:style style:name="T100" style:parent-style-name="courier9" style:family="text">
      <style:text-properties fo:language="es" fo:country="ES"/>
    </style:style>
    <style:style style:name="T101" style:parent-style-name="courier9" style:family="text">
      <style:text-properties fo:language="es" fo:country="ES"/>
    </style:style>
    <style:style style:name="T102" style:parent-style-name="courier9" style:family="text">
      <style:text-properties fo:font-style="italic" style:font-style-asian="italic" style:font-style-complex="italic" fo:language="es" fo:country="ES"/>
    </style:style>
    <style:style style:name="T103" style:parent-style-name="courier9" style:family="text">
      <style:text-properties fo:language="es" fo:country="ES"/>
    </style:style>
    <style:style style:name="T104" style:parent-style-name="courier9" style:family="text">
      <style:text-properties fo:language="es" fo:country="ES"/>
    </style:style>
    <style:style style:name="T105" style:parent-style-name="courier9" style:family="text">
      <style:text-properties fo:language="es" fo:country="ES"/>
    </style:style>
    <style:style style:name="T106" style:parent-style-name="courier9" style:family="text">
      <style:text-properties fo:font-weight="bold" style:font-weight-asian="bold" style:font-weight-complex="bold" fo:language="es" fo:country="ES"/>
    </style:style>
    <style:style style:name="T107" style:parent-style-name="courier9" style:family="text">
      <style:text-properties fo:language="es" fo:country="ES"/>
    </style:style>
    <style:style style:name="T108" style:parent-style-name="courier9" style:family="text">
      <style:text-properties fo:language="es" fo:country="ES"/>
    </style:style>
    <style:style style:name="T109" style:parent-style-name="courier9" style:family="text">
      <style:text-properties fo:language="es" fo:country="ES"/>
    </style:style>
    <style:style style:name="T110" style:parent-style-name="courier9" style:family="text">
      <style:text-properties fo:language="es" fo:country="ES"/>
    </style:style>
    <style:style style:name="T111" style:parent-style-name="courier9" style:family="text">
      <style:text-properties fo:font-style="italic" style:font-style-asian="italic" style:font-style-complex="italic" fo:language="es" fo:country="ES"/>
    </style:style>
    <style:style style:name="T112" style:parent-style-name="courier9" style:family="text">
      <style:text-properties fo:language="es" fo:country="ES"/>
    </style:style>
    <style:style style:name="T113" style:parent-style-name="courier9" style:family="text">
      <style:text-properties fo:language="es" fo:country="ES"/>
    </style:style>
    <style:style style:name="T114" style:parent-style-name="courier9" style:family="text">
      <style:text-properties fo:language="es" fo:country="ES"/>
    </style:style>
    <style:style style:name="T115" style:parent-style-name="courier9" style:family="text">
      <style:text-properties fo:font-weight="bold" style:font-weight-asian="bold" style:font-weight-complex="bold" fo:language="es" fo:country="ES"/>
    </style:style>
    <style:style style:name="T116" style:parent-style-name="courier9" style:family="text">
      <style:text-properties fo:language="es" fo:country="ES"/>
    </style:style>
    <style:style style:name="T117" style:parent-style-name="courier9" style:family="text">
      <style:text-properties fo:language="es" fo:country="ES"/>
    </style:style>
    <style:style style:name="T118" style:parent-style-name="courier9" style:family="text">
      <style:text-properties fo:language="es" fo:country="ES"/>
    </style:style>
    <style:style style:name="T119" style:parent-style-name="courier9" style:family="text">
      <style:text-properties fo:font-style="italic" style:font-style-asian="italic" style:font-style-complex="italic" fo:language="es" fo:country="ES"/>
    </style:style>
    <style:style style:name="T120" style:parent-style-name="courier9" style:family="text">
      <style:text-properties fo:font-style="italic" style:font-style-asian="italic" style:font-style-complex="italic" fo:language="es" fo:country="ES"/>
    </style:style>
    <style:style style:name="T121" style:parent-style-name="courier9" style:family="text">
      <style:text-properties fo:font-style="italic" style:font-style-asian="italic" style:font-style-complex="italic" fo:language="es" fo:country="ES"/>
    </style:style>
    <style:style style:name="T122" style:parent-style-name="courier9" style:family="text">
      <style:text-properties fo:language="es" fo:country="ES"/>
    </style:style>
    <style:style style:name="T123" style:parent-style-name="courier9" style:family="text">
      <style:text-properties fo:language="es" fo:country="ES"/>
    </style:style>
    <style:style style:name="T124" style:parent-style-name="courier9" style:family="text">
      <style:text-properties fo:language="es" fo:country="ES"/>
    </style:style>
    <style:style style:name="T125" style:parent-style-name="courier9" style:family="text">
      <style:text-properties fo:language="es" fo:country="ES"/>
    </style:style>
    <style:style style:name="T126" style:parent-style-name="courier9" style:family="text">
      <style:text-properties fo:font-weight="bold" style:font-weight-asian="bold" style:font-weight-complex="bold" fo:language="es" fo:country="ES"/>
    </style:style>
    <style:style style:name="T127" style:parent-style-name="courier9" style:family="text">
      <style:text-properties fo:language="es" fo:country="ES"/>
    </style:style>
    <style:style style:name="T128" style:parent-style-name="courier9" style:family="text">
      <style:text-properties fo:language="es" fo:country="ES"/>
    </style:style>
    <style:style style:name="T129" style:parent-style-name="courier9" style:family="text">
      <style:text-properties fo:language="es" fo:country="ES"/>
    </style:style>
    <style:style style:name="T130" style:parent-style-name="courier9" style:family="text">
      <style:text-properties fo:font-style="italic" style:font-style-asian="italic" style:font-style-complex="italic" fo:language="es" fo:country="ES"/>
    </style:style>
    <style:style style:name="T131" style:parent-style-name="courier9" style:family="text">
      <style:text-properties fo:font-style="italic" style:font-style-asian="italic" style:font-style-complex="italic" fo:language="es" fo:country="ES"/>
    </style:style>
    <style:style style:name="T132" style:parent-style-name="courier9" style:family="text">
      <style:text-properties fo:font-style="italic" style:font-style-asian="italic" style:font-style-complex="italic" fo:language="es" fo:country="ES"/>
    </style:style>
    <style:style style:name="T133" style:parent-style-name="courier9" style:family="text">
      <style:text-properties fo:font-style="italic" style:font-style-asian="italic" style:font-style-complex="italic" fo:language="es" fo:country="ES"/>
    </style:style>
    <style:style style:name="T134" style:parent-style-name="courier9" style:family="text">
      <style:text-properties fo:language="es" fo:country="ES"/>
    </style:style>
    <style:style style:name="T135" style:parent-style-name="courier9" style:family="text">
      <style:text-properties fo:language="es" fo:country="ES"/>
    </style:style>
    <style:style style:name="T136" style:parent-style-name="courier9" style:family="text">
      <style:text-properties fo:language="es" fo:country="ES"/>
    </style:style>
    <style:style style:name="T137" style:parent-style-name="courier9" style:family="text">
      <style:text-properties fo:language="es" fo:country="ES"/>
    </style:style>
    <style:style style:name="T138" style:parent-style-name="courier9" style:family="text">
      <style:text-properties fo:font-weight="bold" style:font-weight-asian="bold" style:font-weight-complex="bold" fo:language="es" fo:country="ES"/>
    </style:style>
    <style:style style:name="T139" style:parent-style-name="courier9" style:family="text">
      <style:text-properties fo:language="es" fo:country="ES"/>
    </style:style>
    <style:style style:name="T140" style:parent-style-name="courier9" style:family="text">
      <style:text-properties fo:language="es" fo:country="ES"/>
    </style:style>
    <style:style style:name="T141" style:parent-style-name="courier9" style:family="text">
      <style:text-properties fo:language="es" fo:country="ES"/>
    </style:style>
    <style:style style:name="T142" style:parent-style-name="courier9" style:family="text">
      <style:text-properties fo:font-style="italic" style:font-style-asian="italic" style:font-style-complex="italic" fo:language="es" fo:country="ES"/>
    </style:style>
    <style:style style:name="T143" style:parent-style-name="courier9" style:family="text">
      <style:text-properties fo:language="es" fo:country="ES"/>
    </style:style>
    <style:style style:name="T144" style:parent-style-name="courier9" style:family="text">
      <style:text-properties fo:language="es" fo:country="ES"/>
    </style:style>
    <style:style style:name="T145" style:parent-style-name="courier9" style:family="text">
      <style:text-properties fo:font-weight="bold" style:font-weight-asian="bold" style:font-weight-complex="bold" fo:language="es" fo:country="ES"/>
    </style:style>
    <style:style style:name="T146" style:parent-style-name="courier9" style:family="text">
      <style:text-properties fo:language="es" fo:country="ES"/>
    </style:style>
    <style:style style:name="T147" style:parent-style-name="courier9" style:family="text">
      <style:text-properties fo:language="es" fo:country="ES"/>
    </style:style>
    <style:style style:name="T148" style:parent-style-name="courier9" style:family="text">
      <style:text-properties fo:font-weight="bold" style:font-weight-asian="bold" style:font-weight-complex="bold" fo:language="es" fo:country="ES"/>
    </style:style>
    <style:style style:name="T149" style:parent-style-name="courier9" style:family="text">
      <style:text-properties fo:language="es" fo:country="ES"/>
    </style:style>
    <style:style style:name="T150" style:parent-style-name="courier9" style:family="text">
      <style:text-properties fo:language="es" fo:country="ES"/>
    </style:style>
    <style:style style:name="T151" style:parent-style-name="courier9" style:family="text">
      <style:text-properties fo:font-style="italic" style:font-style-asian="italic" style:font-style-complex="italic" fo:language="es" fo:country="ES"/>
    </style:style>
    <style:style style:name="T152" style:parent-style-name="courier9" style:family="text">
      <style:text-properties fo:font-style="italic" style:font-style-asian="italic" style:font-style-complex="italic" fo:language="es" fo:country="ES"/>
    </style:style>
    <style:style style:name="T153" style:parent-style-name="courier9" style:family="text">
      <style:text-properties fo:font-style="italic" style:font-style-asian="italic" style:font-style-complex="italic" fo:language="es" fo:country="ES"/>
    </style:style>
    <style:style style:name="T154" style:parent-style-name="courier9" style:family="text">
      <style:text-properties fo:language="es" fo:country="ES"/>
    </style:style>
    <style:style style:name="T155" style:parent-style-name="courier9" style:family="text">
      <style:text-properties fo:language="es" fo:country="ES"/>
    </style:style>
    <style:style style:name="T156" style:parent-style-name="courier9" style:family="text">
      <style:text-properties fo:font-weight="bold" style:font-weight-asian="bold" style:font-weight-complex="bold" fo:language="es" fo:country="ES"/>
    </style:style>
    <style:style style:name="T157" style:parent-style-name="courier9" style:family="text">
      <style:text-properties fo:language="es" fo:country="ES"/>
    </style:style>
    <style:style style:name="T158" style:parent-style-name="courier9" style:family="text">
      <style:text-properties fo:language="es" fo:country="ES"/>
    </style:style>
    <style:style style:name="T159" style:parent-style-name="courier9" style:family="text">
      <style:text-properties fo:font-style="italic" style:font-style-asian="italic" style:font-style-complex="italic" fo:language="es" fo:country="ES"/>
    </style:style>
    <style:style style:name="T160" style:parent-style-name="courier9" style:family="text">
      <style:text-properties fo:font-style="italic" style:font-style-asian="italic" style:font-style-complex="italic" fo:language="es" fo:country="ES"/>
    </style:style>
    <style:style style:name="T161" style:parent-style-name="courier9" style:family="text">
      <style:text-properties fo:font-style="italic" style:font-style-asian="italic" style:font-style-complex="italic" fo:language="es" fo:country="ES"/>
    </style:style>
    <style:style style:name="T162" style:parent-style-name="courier9" style:family="text">
      <style:text-properties fo:font-style="italic" style:font-style-asian="italic" style:font-style-complex="italic" fo:language="es" fo:country="ES"/>
    </style:style>
    <style:style style:name="T163" style:parent-style-name="courier9" style:family="text">
      <style:text-properties fo:font-style="italic" style:font-style-asian="italic" style:font-style-complex="italic" fo:language="es" fo:country="ES"/>
    </style:style>
    <style:style style:name="T164" style:parent-style-name="courier9" style:family="text">
      <style:text-properties fo:language="es" fo:country="ES"/>
    </style:style>
    <style:style style:name="T165" style:parent-style-name="courier9" style:family="text">
      <style:text-properties fo:language="es" fo:country="ES"/>
    </style:style>
    <style:style style:name="T166" style:parent-style-name="courier9" style:family="text">
      <style:text-properties fo:language="es" fo:country="ES"/>
    </style:style>
    <style:style style:name="T167" style:parent-style-name="courier9" style:family="text">
      <style:text-properties fo:language="es" fo:country="ES"/>
    </style:style>
    <style:style style:name="T168" style:parent-style-name="courier9" style:family="text">
      <style:text-properties fo:language="es" fo:country="ES"/>
    </style:style>
    <style:style style:name="T169" style:parent-style-name="courier9" style:family="text">
      <style:text-properties fo:font-weight="bold" style:font-weight-asian="bold" style:font-weight-complex="bold" fo:language="es" fo:country="ES"/>
    </style:style>
    <style:style style:name="T170" style:parent-style-name="courier9" style:family="text">
      <style:text-properties fo:font-weight="bold" style:font-weight-asian="bold" style:font-weight-complex="bold" fo:language="es" fo:country="ES"/>
    </style:style>
    <style:style style:name="T171" style:parent-style-name="courier9" style:family="text">
      <style:text-properties fo:font-weight="bold" style:font-weight-asian="bold" style:font-weight-complex="bold" fo:language="es" fo:country="ES"/>
    </style:style>
    <style:style style:name="T172" style:parent-style-name="courier9" style:family="text">
      <style:text-properties fo:font-weight="bold" style:font-weight-asian="bold" style:font-weight-complex="bold" fo:language="es" fo:country="ES"/>
    </style:style>
    <style:style style:name="T173" style:parent-style-name="courier9" style:family="text">
      <style:text-properties fo:language="es" fo:country="ES"/>
    </style:style>
    <style:style style:name="T174" style:parent-style-name="courier9" style:family="text">
      <style:text-properties fo:language="es" fo:country="ES"/>
    </style:style>
    <style:style style:name="T175" style:parent-style-name="courier9" style:family="text">
      <style:text-properties fo:font-style="italic" style:font-style-asian="italic" style:font-style-complex="italic" fo:language="es" fo:country="ES"/>
    </style:style>
    <style:style style:name="T176" style:parent-style-name="courier9" style:family="text">
      <style:text-properties fo:font-style="italic" style:font-style-asian="italic" style:font-style-complex="italic" fo:language="es" fo:country="ES"/>
    </style:style>
    <style:style style:name="T177" style:parent-style-name="courier9" style:family="text">
      <style:text-properties fo:language="es" fo:country="ES"/>
    </style:style>
    <style:style style:name="T178" style:parent-style-name="courier9" style:family="text">
      <style:text-properties fo:language="es" fo:country="ES"/>
    </style:style>
    <style:style style:name="T179" style:parent-style-name="courier9" style:family="text">
      <style:text-properties fo:font-weight="bold" style:font-weight-asian="bold" style:font-weight-complex="bold" fo:language="es" fo:country="ES"/>
    </style:style>
    <style:style style:name="T180" style:parent-style-name="courier9" style:family="text">
      <style:text-properties fo:font-weight="bold" style:font-weight-asian="bold" style:font-weight-complex="bold" fo:language="es" fo:country="ES"/>
    </style:style>
    <style:style style:name="T181" style:parent-style-name="courier9" style:family="text">
      <style:text-properties fo:font-weight="bold" style:font-weight-asian="bold" style:font-weight-complex="bold" fo:language="es" fo:country="ES"/>
    </style:style>
    <style:style style:name="T182" style:parent-style-name="courier9" style:family="text">
      <style:text-properties fo:font-weight="bold" style:font-weight-asian="bold" style:font-weight-complex="bold" fo:language="es" fo:country="ES"/>
    </style:style>
    <style:style style:name="T183" style:parent-style-name="courier9" style:family="text">
      <style:text-properties fo:font-weight="bold" style:font-weight-asian="bold" style:font-weight-complex="bold" fo:language="es" fo:country="ES"/>
    </style:style>
    <style:style style:name="T184" style:parent-style-name="courier9" style:family="text">
      <style:text-properties fo:font-weight="bold" style:font-weight-asian="bold" style:font-weight-complex="bold" fo:language="es" fo:country="ES"/>
    </style:style>
    <style:style style:name="T185" style:parent-style-name="courier9" style:family="text">
      <style:text-properties fo:font-weight="bold" style:font-weight-asian="bold" style:font-weight-complex="bold" fo:language="es" fo:country="ES"/>
    </style:style>
    <style:style style:name="T186" style:parent-style-name="courier9" style:family="text">
      <style:text-properties fo:font-weight="bold" style:font-weight-asian="bold" style:font-weight-complex="bold" fo:language="es" fo:country="ES"/>
    </style:style>
    <style:style style:name="T187" style:parent-style-name="courier9" style:family="text">
      <style:text-properties fo:font-weight="bold" style:font-weight-asian="bold" style:font-weight-complex="bold" fo:language="es" fo:country="ES"/>
    </style:style>
    <style:style style:name="T188" style:parent-style-name="courier9" style:family="text">
      <style:text-properties fo:language="es" fo:country="ES"/>
    </style:style>
    <style:style style:name="T189" style:parent-style-name="courier9" style:family="text">
      <style:text-properties fo:language="es" fo:country="ES"/>
    </style:style>
    <style:style style:name="T190" style:parent-style-name="courier9" style:family="text">
      <style:text-properties fo:language="es" fo:country="ES"/>
    </style:style>
    <style:style style:name="T191" style:parent-style-name="courier9" style:family="text">
      <style:text-properties fo:language="es" fo:country="ES"/>
    </style:style>
    <style:style style:name="T192" style:parent-style-name="courier9" style:family="text">
      <style:text-properties fo:language="es" fo:country="ES"/>
    </style:style>
    <style:style style:name="T193" style:parent-style-name="courier9" style:family="text">
      <style:text-properties fo:language="es" fo:country="ES"/>
    </style:style>
    <style:style style:name="T194" style:parent-style-name="courier9" style:family="text">
      <style:text-properties fo:language="es" fo:country="ES"/>
    </style:style>
    <style:style style:name="T195" style:parent-style-name="courier9" style:family="text">
      <style:text-properties fo:language="es" fo:country="ES"/>
    </style:style>
    <style:style style:name="T196" style:parent-style-name="courier9" style:family="text">
      <style:text-properties fo:language="es" fo:country="ES"/>
    </style:style>
    <style:style style:name="T197" style:parent-style-name="courier9" style:family="text">
      <style:text-properties fo:language="es" fo:country="ES"/>
    </style:style>
    <style:style style:name="T198" style:parent-style-name="courier9" style:family="text">
      <style:text-properties fo:language="es" fo:country="ES"/>
    </style:style>
    <style:style style:name="T199" style:parent-style-name="courier9" style:family="text">
      <style:text-properties fo:language="es" fo:country="ES"/>
    </style:style>
    <style:style style:name="T200" style:parent-style-name="courier9" style:family="text">
      <style:text-properties fo:language="es" fo:country="ES"/>
    </style:style>
    <style:style style:name="T201" style:parent-style-name="courier9" style:family="text">
      <style:text-properties fo:language="es" fo:country="ES"/>
    </style:style>
    <style:style style:name="T202" style:parent-style-name="courier9" style:family="text">
      <style:text-properties fo:language="es" fo:country="ES"/>
    </style:style>
    <style:style style:name="T203" style:parent-style-name="courier9" style:family="text">
      <style:text-properties fo:language="es" fo:country="ES"/>
    </style:style>
    <style:style style:name="T204" style:parent-style-name="courier9" style:family="text">
      <style:text-properties fo:language="es" fo:country="ES"/>
    </style:style>
    <style:style style:name="T205" style:parent-style-name="courier9" style:family="text">
      <style:text-properties fo:language="es" fo:country="ES"/>
    </style:style>
    <style:style style:name="T206" style:parent-style-name="courier9" style:family="text">
      <style:text-properties fo:language="es" fo:country="ES"/>
    </style:style>
    <style:style style:name="T207" style:parent-style-name="courier9" style:family="text">
      <style:text-properties fo:language="es" fo:country="ES"/>
    </style:style>
    <style:style style:name="T208" style:parent-style-name="courier9" style:family="text">
      <style:text-properties fo:language="es" fo:country="ES"/>
    </style:style>
    <style:style style:name="T209" style:parent-style-name="courier9" style:family="text">
      <style:text-properties fo:language="es" fo:country="ES"/>
    </style:style>
    <style:style style:name="T210" style:parent-style-name="courier9" style:family="text">
      <style:text-properties fo:language="es" fo:country="ES"/>
    </style:style>
    <style:style style:name="T211" style:parent-style-name="courier9" style:family="text">
      <style:text-properties fo:font-weight="bold" style:font-weight-asian="bold" style:font-weight-complex="bold" fo:language="es" fo:country="ES"/>
    </style:style>
    <style:style style:name="T212" style:parent-style-name="courier9" style:family="text">
      <style:text-properties fo:font-weight="bold" style:font-weight-asian="bold" style:font-weight-complex="bold" fo:language="es" fo:country="ES"/>
    </style:style>
    <style:style style:name="T213" style:parent-style-name="courier9" style:family="text">
      <style:text-properties fo:font-weight="bold" style:font-weight-asian="bold" style:font-weight-complex="bold" fo:language="es" fo:country="ES"/>
    </style:style>
    <style:style style:name="T214" style:parent-style-name="courier9" style:family="text">
      <style:text-properties fo:font-weight="bold" style:font-weight-asian="bold" style:font-weight-complex="bold" fo:language="es" fo:country="ES"/>
    </style:style>
    <style:style style:name="T215" style:parent-style-name="courier9" style:family="text">
      <style:text-properties fo:language="es" fo:country="ES"/>
    </style:style>
    <style:style style:name="T216" style:parent-style-name="courier9" style:family="text">
      <style:text-properties fo:language="es" fo:country="ES"/>
    </style:style>
    <style:style style:name="T217" style:parent-style-name="courier9" style:family="text">
      <style:text-properties fo:language="es" fo:country="ES"/>
    </style:style>
    <style:style style:name="T218" style:parent-style-name="courier9" style:family="text">
      <style:text-properties fo:language="es" fo:country="ES"/>
    </style:style>
    <style:style style:name="T219" style:parent-style-name="courier9" style:family="text">
      <style:text-properties fo:language="es" fo:country="ES"/>
    </style:style>
    <style:style style:name="T220" style:parent-style-name="courier9" style:family="text">
      <style:text-properties fo:language="es" fo:country="ES"/>
    </style:style>
    <style:style style:name="T221" style:parent-style-name="courier9" style:family="text">
      <style:text-properties fo:language="es" fo:country="ES"/>
    </style:style>
    <style:style style:name="T222" style:parent-style-name="courier9" style:family="text">
      <style:text-properties fo:language="es" fo:country="ES"/>
    </style:style>
    <style:style style:name="T223" style:parent-style-name="courier9" style:family="text">
      <style:text-properties fo:font-weight="bold" style:font-weight-asian="bold" style:font-weight-complex="bold" fo:language="es" fo:country="ES"/>
    </style:style>
    <style:style style:name="T224" style:parent-style-name="courier9" style:family="text">
      <style:text-properties fo:language="es" fo:country="ES"/>
    </style:style>
    <style:style style:name="T225" style:parent-style-name="courier9" style:family="text">
      <style:text-properties fo:language="es" fo:country="ES"/>
    </style:style>
    <style:style style:name="T226" style:parent-style-name="courier9" style:family="text">
      <style:text-properties fo:language="es" fo:country="ES"/>
    </style:style>
    <style:style style:name="T227" style:parent-style-name="courier9" style:family="text">
      <style:text-properties fo:language="es" fo:country="ES"/>
    </style:style>
    <style:style style:name="T228" style:parent-style-name="courier9" style:family="text">
      <style:text-properties fo:language="es" fo:country="ES"/>
    </style:style>
    <style:style style:name="T229" style:parent-style-name="courier9" style:family="text">
      <style:text-properties fo:language="es" fo:country="ES"/>
    </style:style>
    <style:style style:name="T230" style:parent-style-name="courier9" style:family="text">
      <style:text-properties fo:language="es" fo:country="ES"/>
    </style:style>
    <style:style style:name="T231" style:parent-style-name="courier9" style:family="text">
      <style:text-properties fo:language="es" fo:country="ES"/>
    </style:style>
    <style:style style:name="T232" style:parent-style-name="courier9" style:family="text">
      <style:text-properties fo:language="es" fo:country="ES"/>
    </style:style>
    <style:style style:name="T233" style:parent-style-name="courier9" style:family="text">
      <style:text-properties fo:language="es" fo:country="ES"/>
    </style:style>
    <style:style style:name="T234" style:parent-style-name="courier9" style:family="text">
      <style:text-properties fo:language="es" fo:country="ES"/>
    </style:style>
    <style:style style:name="T235" style:parent-style-name="courier9" style:family="text">
      <style:text-properties fo:language="es" fo:country="ES"/>
    </style:style>
    <style:style style:name="T236" style:parent-style-name="courier9" style:family="text">
      <style:text-properties fo:language="es" fo:country="ES"/>
    </style:style>
    <style:style style:name="T237" style:parent-style-name="courier9" style:family="text">
      <style:text-properties fo:language="es" fo:country="ES"/>
    </style:style>
    <style:style style:name="T238" style:parent-style-name="courier9" style:family="text">
      <style:text-properties fo:language="es" fo:country="ES"/>
    </style:style>
    <style:style style:name="T239" style:parent-style-name="courier9" style:family="text">
      <style:text-properties fo:language="es" fo:country="ES"/>
    </style:style>
    <style:style style:name="T240" style:parent-style-name="courier9" style:family="text">
      <style:text-properties fo:language="es" fo:country="ES"/>
    </style:style>
    <style:style style:name="T241" style:parent-style-name="courier9" style:family="text">
      <style:text-properties fo:language="es" fo:country="ES"/>
    </style:style>
    <style:style style:name="T242" style:parent-style-name="courier9" style:family="text">
      <style:text-properties fo:language="es" fo:country="ES"/>
    </style:style>
    <style:style style:name="T243" style:parent-style-name="courier9" style:family="text">
      <style:text-properties fo:language="es" fo:country="ES"/>
    </style:style>
    <style:style style:name="T244" style:parent-style-name="courier9" style:family="text">
      <style:text-properties fo:font-weight="bold" style:font-weight-asian="bold" style:font-weight-complex="bold" fo:language="es" fo:country="ES"/>
    </style:style>
    <style:style style:name="T245" style:parent-style-name="courier9" style:family="text">
      <style:text-properties fo:language="es" fo:country="ES"/>
    </style:style>
    <style:style style:name="T246" style:parent-style-name="courier9" style:family="text">
      <style:text-properties fo:language="es" fo:country="ES"/>
    </style:style>
    <style:style style:name="T247" style:parent-style-name="courier9" style:family="text">
      <style:text-properties fo:language="es" fo:country="ES"/>
    </style:style>
    <style:style style:name="T248" style:parent-style-name="courier9" style:family="text">
      <style:text-properties fo:language="es" fo:country="ES"/>
    </style:style>
    <style:style style:name="T249" style:parent-style-name="courier9" style:family="text">
      <style:text-properties fo:language="es" fo:country="ES"/>
    </style:style>
    <style:style style:name="T250" style:parent-style-name="courier9" style:family="text">
      <style:text-properties fo:language="es" fo:country="ES"/>
    </style:style>
    <style:style style:name="T251" style:parent-style-name="courier9" style:family="text">
      <style:text-properties fo:language="es" fo:country="ES"/>
    </style:style>
    <style:style style:name="T252" style:parent-style-name="courier9" style:family="text">
      <style:text-properties fo:language="es" fo:country="ES"/>
    </style:style>
    <style:style style:name="T253" style:parent-style-name="courier9" style:family="text">
      <style:text-properties fo:language="es" fo:country="ES"/>
    </style:style>
    <style:style style:name="T254" style:parent-style-name="courier9" style:family="text">
      <style:text-properties fo:language="es" fo:country="ES"/>
    </style:style>
    <style:style style:name="T255" style:parent-style-name="courier9" style:family="text">
      <style:text-properties fo:language="es" fo:country="ES"/>
    </style:style>
    <style:style style:name="T256" style:parent-style-name="courier9" style:family="text">
      <style:text-properties fo:language="es" fo:country="ES"/>
    </style:style>
    <style:style style:name="T257" style:parent-style-name="courier9" style:family="text">
      <style:text-properties fo:language="es" fo:country="ES"/>
    </style:style>
    <style:style style:name="T258" style:parent-style-name="courier9" style:family="text">
      <style:text-properties fo:language="es" fo:country="ES"/>
    </style:style>
    <style:style style:name="T259" style:parent-style-name="courier9" style:family="text">
      <style:text-properties fo:language="es" fo:country="ES"/>
    </style:style>
    <style:style style:name="T260" style:parent-style-name="courier9" style:family="text">
      <style:text-properties fo:language="es" fo:country="ES"/>
    </style:style>
    <style:style style:name="T261" style:parent-style-name="courier9" style:family="text">
      <style:text-properties fo:language="es" fo:country="ES"/>
    </style:style>
    <style:style style:name="T262" style:parent-style-name="courier9" style:family="text">
      <style:text-properties fo:language="es" fo:country="ES"/>
    </style:style>
    <style:style style:name="T263" style:parent-style-name="courier9" style:family="text">
      <style:text-properties fo:language="es" fo:country="ES"/>
    </style:style>
    <style:style style:name="T264" style:parent-style-name="courier9" style:family="text">
      <style:text-properties fo:font-weight="bold" style:font-weight-asian="bold" style:font-weight-complex="bold" fo:language="es" fo:country="ES"/>
    </style:style>
    <style:style style:name="T265" style:parent-style-name="courier9" style:family="text">
      <style:text-properties fo:font-weight="bold" style:font-weight-asian="bold" style:font-weight-complex="bold" fo:language="es" fo:country="ES"/>
    </style:style>
    <style:style style:name="T266" style:parent-style-name="courier9" style:family="text">
      <style:text-properties fo:font-weight="bold" style:font-weight-asian="bold" style:font-weight-complex="bold" fo:language="es" fo:country="ES"/>
    </style:style>
    <style:style style:name="T267" style:parent-style-name="courier9" style:family="text">
      <style:text-properties fo:font-weight="bold" style:font-weight-asian="bold" style:font-weight-complex="bold" fo:language="es" fo:country="ES"/>
    </style:style>
    <style:style style:name="T268" style:parent-style-name="courier9" style:family="text">
      <style:text-properties fo:font-weight="bold" style:font-weight-asian="bold" style:font-weight-complex="bold" fo:language="es" fo:country="ES"/>
    </style:style>
    <style:style style:name="T269" style:parent-style-name="courier9" style:family="text">
      <style:text-properties fo:language="es" fo:country="ES"/>
    </style:style>
    <style:style style:name="T270" style:parent-style-name="courier9" style:family="text">
      <style:text-properties fo:language="es" fo:country="ES"/>
    </style:style>
    <style:style style:name="T271" style:parent-style-name="courier9" style:family="text">
      <style:text-properties fo:language="es" fo:country="ES"/>
    </style:style>
    <style:style style:name="T272" style:parent-style-name="courier9" style:family="text">
      <style:text-properties fo:font-weight="bold" style:font-weight-asian="bold" style:font-weight-complex="bold" fo:language="es" fo:country="ES"/>
    </style:style>
    <style:style style:name="T273" style:parent-style-name="courier9" style:family="text">
      <style:text-properties fo:language="es" fo:country="ES"/>
    </style:style>
    <style:style style:name="T274" style:parent-style-name="courier9" style:family="text">
      <style:text-properties fo:font-weight="bold" style:font-weight-asian="bold" style:font-weight-complex="bold" fo:language="es" fo:country="ES"/>
    </style:style>
    <style:style style:name="T275" style:parent-style-name="courier9" style:family="text">
      <style:text-properties fo:font-weight="bold" style:font-weight-asian="bold" style:font-weight-complex="bold" fo:language="es" fo:country="ES"/>
    </style:style>
    <style:style style:name="T276" style:parent-style-name="courier9" style:family="text">
      <style:text-properties fo:font-weight="bold" style:font-weight-asian="bold" style:font-weight-complex="bold" fo:language="es" fo:country="ES"/>
    </style:style>
    <style:style style:name="T277" style:parent-style-name="courier9" style:family="text">
      <style:text-properties fo:font-weight="bold" style:font-weight-asian="bold" style:font-weight-complex="bold" fo:language="es" fo:country="ES"/>
    </style:style>
    <style:style style:name="T278" style:parent-style-name="courier9" style:family="text">
      <style:text-properties fo:font-weight="bold" style:font-weight-asian="bold" style:font-weight-complex="bold" fo:language="es" fo:country="ES"/>
    </style:style>
    <style:style style:name="T279" style:parent-style-name="courier9" style:family="text">
      <style:text-properties fo:font-weight="bold" style:font-weight-asian="bold" style:font-weight-complex="bold" fo:language="es" fo:country="ES"/>
    </style:style>
    <style:style style:name="P280" style:parent-style-name="Normal" style:family="paragraph">
      <style:text-properties fo:language="es" fo:country="ES"/>
    </style:style>
    <style:style style:name="T281" style:parent-style-name="Fuentedepárrafopredeter." style:family="text">
      <style:text-properties fo:language="es" fo:country="ES"/>
    </style:style>
    <style:style style:name="T282" style:parent-style-name="Fuentedepárrafopredeter." style:family="text">
      <style:text-properties fo:language="es" fo:country="ES"/>
    </style:style>
    <style:style style:name="T283" style:parent-style-name="Fuentedepárrafopredeter." style:family="text">
      <style:text-properties style:font-name="Courier New" fo:language="es" fo:country="ES"/>
    </style:style>
    <style:style style:name="T284" style:parent-style-name="Fuentedepárrafopredeter." style:family="text">
      <style:text-properties style:font-name="Courier New" fo:language="es" fo:country="ES"/>
    </style:style>
    <style:style style:name="T285" style:parent-style-name="Fuentedepárrafopredeter." style:family="text">
      <style:text-properties fo:language="es" fo:country="ES"/>
    </style:style>
    <style:style style:name="T286" style:parent-style-name="Fuentedepárrafopredeter." style:family="text">
      <style:text-properties fo:language="es" fo:country="ES"/>
    </style:style>
    <style:style style:name="T287" style:parent-style-name="Fuentedepárrafopredeter." style:family="text">
      <style:text-properties fo:language="es" fo:country="ES"/>
    </style:style>
    <style:style style:name="P288" style:parent-style-name="titre_exemple" style:family="paragraph">
      <style:text-properties fo:language="es" fo:country="ES"/>
    </style:style>
    <style:style style:name="T289" style:parent-style-name="Fuentedepárrafopredeter." style:family="text">
      <style:text-properties fo:language="es" fo:country="ES"/>
    </style:style>
    <style:style style:name="T290" style:parent-style-name="Fuentedepárrafopredeter." style:family="text">
      <style:text-properties fo:language="es" fo:country="ES"/>
    </style:style>
    <style:style style:name="T291" style:parent-style-name="Fuentedepárrafopredeter." style:family="text">
      <style:text-properties fo:language="es" fo:country="ES"/>
    </style:style>
    <style:style style:name="T292" style:parent-style-name="Fuentedepárrafopredeter." style:family="text">
      <style:text-properties fo:language="es" fo:country="ES"/>
    </style:style>
    <style:style style:name="T293" style:parent-style-name="Fuentedepárrafopredeter." style:family="text">
      <style:text-properties fo:language="es" fo:country="ES"/>
    </style:style>
    <style:style style:name="T294" style:parent-style-name="Fuentedepárrafopredeter." style:family="text">
      <style:text-properties fo:language="es" fo:country="ES"/>
    </style:style>
    <style:style style:name="T295" style:parent-style-name="Fuentedepárrafopredeter." style:family="text">
      <style:text-properties fo:language="es" fo:country="ES"/>
    </style:style>
    <style:style style:name="T296" style:parent-style-name="Fuentedepárrafopredeter." style:family="text">
      <style:text-properties fo:language="es" fo:country="ES"/>
    </style:style>
    <style:style style:name="T297" style:parent-style-name="Fuentedepárrafopredeter." style:family="text">
      <style:text-properties style:font-name-asian="OpenSymbol" style:font-name-complex="OpenSymbol" fo:language="es" fo:country="ES"/>
    </style:style>
    <style:style style:name="T298" style:parent-style-name="Fuentedepárrafopredeter." style:family="text">
      <style:text-properties fo:language="es" fo:country="ES"/>
    </style:style>
    <style:style style:name="T299" style:parent-style-name="Fuentedepárrafopredeter." style:family="text">
      <style:text-properties fo:language="es" fo:country="ES"/>
    </style:style>
    <style:style style:name="T300" style:parent-style-name="Fuentedepárrafopredeter." style:family="text">
      <style:text-properties fo:language="es" fo:country="ES"/>
    </style:style>
    <style:style style:name="T301" style:parent-style-name="Fuentedepárrafopredeter." style:family="text">
      <style:text-properties style:font-name-asian="OpenSymbol" style:font-name-complex="OpenSymbol" fo:language="es" fo:country="ES"/>
    </style:style>
    <style:style style:name="T302" style:parent-style-name="Fuentedepárrafopredeter." style:family="text">
      <style:text-properties fo:language="es" fo:country="ES"/>
    </style:style>
    <style:style style:name="P303" style:parent-style-name="Normal" style:family="paragraph">
      <style:text-properties fo:language="es" fo:country="ES"/>
    </style:style>
    <style:style style:name="T304" style:parent-style-name="courier9" style:family="text">
      <style:text-properties fo:font-style="italic" style:font-style-asian="italic" style:font-style-complex="italic" fo:language="es" fo:country="ES"/>
    </style:style>
    <style:style style:name="T305" style:parent-style-name="courier9" style:family="text">
      <style:text-properties fo:font-style="italic" style:font-style-asian="italic" style:font-style-complex="italic" fo:language="es" fo:country="ES"/>
    </style:style>
    <style:style style:name="T306" style:parent-style-name="courier9" style:family="text">
      <style:text-properties fo:font-style="italic" style:font-style-asian="italic" style:font-style-complex="italic" fo:language="es" fo:country="ES"/>
    </style:style>
    <style:style style:name="T307" style:parent-style-name="courier9" style:family="text">
      <style:text-properties fo:font-style="italic" style:font-style-asian="italic" style:font-style-complex="italic" fo:language="es" fo:country="ES"/>
    </style:style>
    <style:style style:name="T308" style:parent-style-name="courier9" style:family="text">
      <style:text-properties fo:font-style="italic" style:font-style-asian="italic" style:font-style-complex="italic" fo:language="es" fo:country="ES"/>
    </style:style>
    <style:style style:name="T309" style:parent-style-name="courier9" style:family="text">
      <style:text-properties fo:font-style="italic" style:font-style-asian="italic" style:font-style-complex="italic" fo:language="es" fo:country="ES"/>
    </style:style>
    <style:style style:name="T310" style:parent-style-name="courier9" style:family="text">
      <style:text-properties fo:font-style="italic" style:font-style-asian="italic" style:font-style-complex="italic" fo:language="es" fo:country="ES"/>
    </style:style>
    <style:style style:name="T311" style:parent-style-name="courier9" style:family="text">
      <style:text-properties fo:font-style="italic" style:font-style-asian="italic" style:font-style-complex="italic" fo:language="es" fo:country="ES"/>
    </style:style>
    <style:style style:name="T312" style:parent-style-name="courier9" style:family="text">
      <style:text-properties fo:font-style="italic" style:font-style-asian="italic" style:font-style-complex="italic" fo:language="es" fo:country="ES"/>
    </style:style>
    <style:style style:name="T313" style:parent-style-name="courier9" style:family="text">
      <style:text-properties fo:font-style="italic" style:font-style-asian="italic" style:font-style-complex="italic" fo:language="es" fo:country="ES"/>
    </style:style>
    <style:style style:name="T314" style:parent-style-name="courier9" style:family="text">
      <style:text-properties fo:font-style="italic" style:font-style-asian="italic" style:font-style-complex="italic" fo:language="es" fo:country="ES"/>
    </style:style>
    <style:style style:name="T315" style:parent-style-name="courier9" style:family="text">
      <style:text-properties fo:font-style="italic" style:font-style-asian="italic" style:font-style-complex="italic" fo:language="es" fo:country="ES"/>
    </style:style>
    <style:style style:name="T316" style:parent-style-name="courier9" style:family="text">
      <style:text-properties fo:language="es" fo:country="ES"/>
    </style:style>
    <style:style style:name="T317" style:parent-style-name="courier9" style:family="text">
      <style:text-properties fo:language="es" fo:country="ES"/>
    </style:style>
    <style:style style:name="T318" style:parent-style-name="courier9" style:family="text">
      <style:text-properties fo:language="es" fo:country="ES"/>
    </style:style>
    <style:style style:name="T319" style:parent-style-name="courier9" style:family="text">
      <style:text-properties fo:language="es" fo:country="ES"/>
    </style:style>
    <style:style style:name="T320" style:parent-style-name="courier9" style:family="text">
      <style:text-properties fo:language="es" fo:country="ES"/>
    </style:style>
    <style:style style:name="T321" style:parent-style-name="courier9" style:family="text">
      <style:text-properties fo:language="es" fo:country="ES"/>
    </style:style>
    <style:style style:name="T322" style:parent-style-name="courier9" style:family="text">
      <style:text-properties fo:language="es" fo:country="ES"/>
    </style:style>
    <style:style style:name="T323" style:parent-style-name="courier9" style:family="text">
      <style:text-properties fo:language="es" fo:country="ES"/>
    </style:style>
    <style:style style:name="T324" style:parent-style-name="courier9" style:family="text">
      <style:text-properties fo:language="es" fo:country="ES"/>
    </style:style>
    <style:style style:name="T325" style:parent-style-name="courier9" style:family="text">
      <style:text-properties fo:language="es" fo:country="ES"/>
    </style:style>
    <style:style style:name="T326" style:parent-style-name="courier9" style:family="text">
      <style:text-properties fo:language="es" fo:country="ES"/>
    </style:style>
    <style:style style:name="T327" style:parent-style-name="courier9" style:family="text">
      <style:text-properties fo:language="es" fo:country="ES"/>
    </style:style>
    <style:style style:name="T328" style:parent-style-name="courier9" style:family="text">
      <style:text-properties fo:language="es" fo:country="ES"/>
    </style:style>
    <style:style style:name="T329" style:parent-style-name="courier9" style:family="text">
      <style:text-properties fo:language="es" fo:country="ES"/>
    </style:style>
    <style:style style:name="T330" style:parent-style-name="courier9" style:family="text">
      <style:text-properties fo:language="es" fo:country="ES"/>
    </style:style>
    <style:style style:name="T331" style:parent-style-name="courier9" style:family="text">
      <style:text-properties fo:font-weight="bold" style:font-weight-asian="bold" style:font-weight-complex="bold" fo:language="es" fo:country="ES"/>
    </style:style>
    <style:style style:name="T332" style:parent-style-name="courier9" style:family="text">
      <style:text-properties fo:font-weight="bold" style:font-weight-asian="bold" style:font-weight-complex="bold" fo:language="es" fo:country="ES"/>
    </style:style>
    <style:style style:name="T333" style:parent-style-name="courier9" style:family="text">
      <style:text-properties fo:font-weight="bold" style:font-weight-asian="bold" style:font-weight-complex="bold" fo:language="es" fo:country="ES"/>
    </style:style>
    <style:style style:name="T334" style:parent-style-name="courier9" style:family="text">
      <style:text-properties fo:font-weight="bold" style:font-weight-asian="bold" style:font-weight-complex="bold" fo:language="es" fo:country="ES"/>
    </style:style>
    <style:style style:name="T335" style:parent-style-name="courier9" style:family="text">
      <style:text-properties fo:language="es" fo:country="ES"/>
    </style:style>
    <style:style style:name="T336" style:parent-style-name="courier9" style:family="text">
      <style:text-properties fo:language="es" fo:country="ES"/>
    </style:style>
    <style:style style:name="T337" style:parent-style-name="courier9" style:family="text">
      <style:text-properties fo:language="es" fo:country="ES"/>
    </style:style>
    <style:style style:name="T338" style:parent-style-name="courier9" style:family="text">
      <style:text-properties fo:language="es" fo:country="ES"/>
    </style:style>
    <style:style style:name="T339" style:parent-style-name="courier9" style:family="text">
      <style:text-properties fo:language="es" fo:country="ES"/>
    </style:style>
    <style:style style:name="T340" style:parent-style-name="courier9" style:family="text">
      <style:text-properties fo:language="es" fo:country="ES"/>
    </style:style>
    <style:style style:name="T341" style:parent-style-name="courier9" style:family="text">
      <style:text-properties fo:language="es" fo:country="ES"/>
    </style:style>
    <style:style style:name="T342" style:parent-style-name="courier9" style:family="text">
      <style:text-properties fo:language="es" fo:country="ES"/>
    </style:style>
    <style:style style:name="T343" style:parent-style-name="courier9" style:family="text">
      <style:text-properties fo:language="es" fo:country="ES"/>
    </style:style>
    <style:style style:name="T344" style:parent-style-name="courier9" style:family="text">
      <style:text-properties fo:font-weight="bold" style:font-weight-asian="bold" style:font-weight-complex="bold" fo:language="es" fo:country="ES"/>
    </style:style>
    <style:style style:name="T345" style:parent-style-name="courier9" style:family="text">
      <style:text-properties fo:font-weight="bold" style:font-weight-asian="bold" style:font-weight-complex="bold" fo:language="es" fo:country="ES"/>
    </style:style>
    <style:style style:name="T346" style:parent-style-name="courier9" style:family="text">
      <style:text-properties fo:font-weight="bold" style:font-weight-asian="bold" style:font-weight-complex="bold" fo:language="es" fo:country="ES"/>
    </style:style>
    <style:style style:name="T347" style:parent-style-name="courier9" style:family="text">
      <style:text-properties fo:font-weight="bold" style:font-weight-asian="bold" style:font-weight-complex="bold" fo:language="es" fo:country="ES"/>
    </style:style>
    <style:style style:name="T348" style:parent-style-name="courier9" style:family="text">
      <style:text-properties fo:language="es" fo:country="ES"/>
    </style:style>
    <style:style style:name="T349" style:parent-style-name="courier9" style:family="text">
      <style:text-properties fo:language="es" fo:country="ES"/>
    </style:style>
    <style:style style:name="T350" style:parent-style-name="courier9" style:family="text">
      <style:text-properties fo:language="es" fo:country="ES"/>
    </style:style>
    <style:style style:name="T351" style:parent-style-name="courier9" style:family="text">
      <style:text-properties fo:language="es" fo:country="ES"/>
    </style:style>
    <style:style style:name="T352" style:parent-style-name="courier9" style:family="text">
      <style:text-properties fo:language="es" fo:country="ES"/>
    </style:style>
    <style:style style:name="T353" style:parent-style-name="courier9" style:family="text">
      <style:text-properties fo:language="es" fo:country="ES"/>
    </style:style>
    <style:style style:name="T354" style:parent-style-name="Fuentedepárrafopredeter." style:family="text">
      <style:text-properties fo:language="es" fo:country="ES"/>
    </style:style>
    <style:style style:name="T355" style:parent-style-name="Fuentedepárrafopredeter." style:family="text">
      <style:text-properties fo:language="es" fo:country="ES"/>
    </style:style>
    <style:style style:name="T356" style:parent-style-name="Fuentedepárrafopredeter." style:family="text">
      <style:text-properties fo:language="es" fo:country="ES"/>
    </style:style>
    <style:style style:name="T357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58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59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60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61" style:parent-style-name="Fuentedepárrafopredeter." style:family="text">
      <style:text-properties fo:language="es" fo:country="ES"/>
    </style:style>
    <style:style style:name="T362" style:parent-style-name="Fuentedepárrafopredeter." style:family="text">
      <style:text-properties fo:language="es" fo:country="ES"/>
    </style:style>
    <style:style style:name="T363" style:parent-style-name="Fuentedepárrafopredeter." style:family="text">
      <style:text-properties fo:language="es" fo:country="ES"/>
    </style:style>
    <style:style style:name="T364" style:parent-style-name="Fuentedepárrafopredeter." style:family="text">
      <style:text-properties fo:language="es" fo:country="ES"/>
    </style:style>
    <style:style style:name="T365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66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67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68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69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70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71" style:parent-style-name="Fuentedepárrafopredeter." style:family="text">
      <style:text-properties fo:language="es" fo:country="ES"/>
    </style:style>
    <style:style style:name="T372" style:parent-style-name="Fuentedepárrafopredeter." style:family="text">
      <style:text-properties fo:language="es" fo:country="ES"/>
    </style:style>
    <style:style style:name="T373" style:parent-style-name="Fuentedepárrafopredeter." style:family="text">
      <style:text-properties fo:language="es" fo:country="ES"/>
    </style:style>
    <style:style style:name="T374" style:parent-style-name="Fuentedepárrafopredeter." style:family="text">
      <style:text-properties fo:language="es" fo:country="ES"/>
    </style:style>
    <style:style style:name="T375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76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77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78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79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80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81" style:parent-style-name="Policepardéfaut" style:family="text">
      <style:text-properties style:font-size-complex="11pt" fo:language="es" fo:country="ES"/>
    </style:style>
    <style:style style:name="T382" style:parent-style-name="Policepardéfaut" style:family="text">
      <style:text-properties style:font-size-complex="11pt" fo:language="es" fo:country="ES"/>
    </style:style>
    <style:style style:name="T383" style:parent-style-name="Policepardéfaut" style:family="text">
      <style:text-properties style:font-size-complex="11pt" fo:language="es" fo:country="ES"/>
    </style:style>
    <style:style style:name="T384" style:parent-style-name="Policepardéfaut" style:family="text">
      <style:text-properties style:font-size-complex="11pt" fo:language="es" fo:country="ES"/>
    </style:style>
    <style:style style:name="T385" style:parent-style-name="Policepardéfaut" style:family="text">
      <style:text-properties style:font-size-complex="11pt" fo:language="es" fo:country="ES"/>
    </style:style>
    <style:style style:name="T386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87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88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89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90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91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92" style:parent-style-name="Policepardéfaut" style:family="text">
      <style:text-properties style:font-size-complex="11pt" fo:language="es" fo:country="ES"/>
    </style:style>
    <style:style style:name="T393" style:parent-style-name="Policepardéfaut" style:family="text">
      <style:text-properties style:font-size-complex="11pt" fo:language="es" fo:country="ES"/>
    </style:style>
    <style:style style:name="T394" style:parent-style-name="Policepardéfaut" style:family="text">
      <style:text-properties style:font-size-complex="11pt" fo:language="es" fo:country="ES"/>
    </style:style>
    <style:style style:name="T395" style:parent-style-name="Policepardéfaut" style:family="text">
      <style:text-properties style:font-size-complex="11pt" fo:language="es" fo:country="ES"/>
    </style:style>
    <style:style style:name="T396" style:parent-style-name="Policepardéfaut" style:family="text">
      <style:text-properties style:font-size-complex="11pt" fo:language="es" fo:country="ES"/>
    </style:style>
    <style:style style:name="T397" style:parent-style-name="courier9" style:family="text">
      <style:text-properties fo:font-style="italic" style:font-style-asian="italic" style:font-style-complex="italic" fo:language="es" fo:country="ES"/>
    </style:style>
    <style:style style:name="T398" style:parent-style-name="courier9" style:family="text">
      <style:text-properties fo:font-style="italic" style:font-style-asian="italic" style:font-style-complex="italic" fo:language="es" fo:country="ES"/>
    </style:style>
    <style:style style:name="T399" style:parent-style-name="courier9" style:family="text">
      <style:text-properties fo:font-style="italic" style:font-style-asian="italic" style:font-style-complex="italic" fo:language="es" fo:country="ES"/>
    </style:style>
    <style:style style:name="T400" style:parent-style-name="courier9" style:family="text">
      <style:text-properties fo:font-style="italic" style:font-style-asian="italic" style:font-style-complex="italic" fo:language="es" fo:country="ES"/>
    </style:style>
    <style:style style:name="T401" style:parent-style-name="courier9" style:family="text">
      <style:text-properties fo:font-style="italic" style:font-style-asian="italic" style:font-style-complex="italic" fo:language="es" fo:country="ES"/>
    </style:style>
    <style:style style:name="T402" style:parent-style-name="courier9" style:family="text">
      <style:text-properties fo:font-style="italic" style:font-style-asian="italic" style:font-style-complex="italic" fo:language="es" fo:country="ES"/>
    </style:style>
    <style:style style:name="T403" style:parent-style-name="courier9" style:family="text">
      <style:text-properties fo:font-style="italic" style:font-style-asian="italic" style:font-style-complex="italic" fo:language="es" fo:country="ES"/>
    </style:style>
    <style:style style:name="T404" style:parent-style-name="courier9" style:family="text">
      <style:text-properties fo:font-style="italic" style:font-style-asian="italic" style:font-style-complex="italic" fo:language="es" fo:country="ES"/>
    </style:style>
    <style:style style:name="T405" style:parent-style-name="courier9" style:family="text">
      <style:text-properties fo:font-style="italic" style:font-style-asian="italic" style:font-style-complex="italic" fo:language="es" fo:country="ES"/>
    </style:style>
    <style:style style:name="T406" style:parent-style-name="courier9" style:family="text">
      <style:text-properties fo:font-style="italic" style:font-style-asian="italic" style:font-style-complex="italic" fo:language="es" fo:country="ES"/>
    </style:style>
    <style:style style:name="T407" style:parent-style-name="courier9" style:family="text">
      <style:text-properties fo:font-style="italic" style:font-style-asian="italic" style:font-style-complex="italic" fo:language="es" fo:country="ES"/>
    </style:style>
    <style:style style:name="T408" style:parent-style-name="courier9" style:family="text">
      <style:text-properties fo:font-style="italic" style:font-style-asian="italic" style:font-style-complex="italic" fo:language="es" fo:country="ES"/>
    </style:style>
    <style:style style:name="T409" style:parent-style-name="courier9" style:family="text">
      <style:text-properties fo:font-style="italic" style:font-style-asian="italic" style:font-style-complex="italic" fo:language="es" fo:country="ES"/>
    </style:style>
    <style:style style:name="T410" style:parent-style-name="courier9" style:family="text">
      <style:text-properties fo:font-style="italic" style:font-style-asian="italic" style:font-style-complex="italic" fo:language="es" fo:country="ES"/>
    </style:style>
    <style:style style:name="T411" style:parent-style-name="courier9" style:family="text">
      <style:text-properties fo:font-style="italic" style:font-style-asian="italic" style:font-style-complex="italic" fo:language="es" fo:country="ES"/>
    </style:style>
    <style:style style:name="T412" style:parent-style-name="courier9" style:family="text">
      <style:text-properties fo:font-style="italic" style:font-style-asian="italic" style:font-style-complex="italic" fo:language="es" fo:country="ES"/>
    </style:style>
    <style:style style:name="T413" style:parent-style-name="courier9" style:family="text">
      <style:text-properties fo:font-style="italic" style:font-style-asian="italic" style:font-style-complex="italic" fo:language="es" fo:country="ES"/>
    </style:style>
    <style:style style:name="P414" style:parent-style-name="Normal" style:family="paragraph">
      <style:text-properties fo:language="es" fo:country="ES"/>
    </style:style>
    <style:style style:name="T415" style:parent-style-name="courier9" style:family="text">
      <style:text-properties style:font-size-complex="11pt" fo:language="es" fo:country="ES"/>
    </style:style>
    <style:style style:name="T416" style:parent-style-name="courier9" style:family="text">
      <style:text-properties style:font-size-complex="11pt" fo:language="es" fo:country="ES"/>
    </style:style>
    <style:style style:name="T417" style:parent-style-name="courier9" style:family="text">
      <style:text-properties style:font-size-complex="11pt" fo:language="es" fo:country="ES"/>
    </style:style>
    <style:style style:name="T418" style:parent-style-name="courier9" style:family="text">
      <style:text-properties style:font-size-complex="11pt" fo:language="es" fo:country="ES"/>
    </style:style>
    <style:style style:name="T419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2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2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22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23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24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25" style:parent-style-name="courier9" style:family="text">
      <style:text-properties style:font-size-complex="11pt" fo:language="es" fo:country="ES"/>
    </style:style>
    <style:style style:name="T426" style:parent-style-name="courier9" style:family="text">
      <style:text-properties style:font-size-complex="11pt" fo:language="es" fo:country="ES"/>
    </style:style>
    <style:style style:name="T42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2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2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3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3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3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3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3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3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3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3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3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3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4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4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4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4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4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4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4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4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4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4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5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5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52" style:parent-style-name="courier9" style:family="text">
      <style:text-properties style:font-size-complex="11pt" fo:language="es" fo:country="ES"/>
    </style:style>
    <style:style style:name="T453" style:parent-style-name="courier9" style:family="text">
      <style:text-properties style:font-size-complex="11pt" fo:language="es" fo:country="ES"/>
    </style:style>
    <style:style style:name="T454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55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56" style:parent-style-name="courier9" style:family="text">
      <style:text-properties style:font-size-complex="11pt" fo:language="es" fo:country="ES"/>
    </style:style>
    <style:style style:name="T457" style:parent-style-name="courier9" style:family="text">
      <style:text-properties style:font-size-complex="11pt" fo:language="es" fo:country="ES"/>
    </style:style>
    <style:style style:name="T458" style:parent-style-name="courier9" style:family="text">
      <style:text-properties style:font-size-complex="11pt" fo:language="es" fo:country="ES"/>
    </style:style>
    <style:style style:name="T459" style:parent-style-name="courier9" style:family="text">
      <style:text-properties style:font-size-complex="11pt" fo:language="es" fo:country="ES"/>
    </style:style>
    <style:style style:name="T460" style:parent-style-name="courier9" style:family="text">
      <style:text-properties style:font-size-complex="11pt" fo:language="es" fo:country="ES"/>
    </style:style>
    <style:style style:name="T461" style:parent-style-name="courier9" style:family="text">
      <style:text-properties style:font-size-complex="11pt" fo:language="es" fo:country="ES"/>
    </style:style>
    <style:style style:name="T462" style:parent-style-name="courier9" style:family="text">
      <style:text-properties style:font-size-complex="11pt" fo:language="es" fo:country="ES"/>
    </style:style>
    <style:style style:name="T463" style:parent-style-name="courier9" style:family="text">
      <style:text-properties style:font-size-complex="11pt" fo:language="es" fo:country="ES"/>
    </style:style>
    <style:style style:name="T464" style:parent-style-name="courier9" style:family="text">
      <style:text-properties style:font-size-complex="11pt" fo:language="es" fo:country="ES"/>
    </style:style>
    <style:style style:name="T465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66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67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68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69" style:parent-style-name="courier9" style:family="text">
      <style:text-properties style:font-size-complex="11pt" fo:language="es" fo:country="ES"/>
    </style:style>
    <style:style style:name="T470" style:parent-style-name="courier9" style:family="text">
      <style:text-properties style:font-size-complex="11pt" fo:language="es" fo:country="ES"/>
    </style:style>
    <style:style style:name="T47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7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73" style:parent-style-name="courier9" style:family="text">
      <style:text-properties style:font-size-complex="11pt" fo:language="es" fo:country="ES"/>
    </style:style>
    <style:style style:name="T474" style:parent-style-name="courier9" style:family="text">
      <style:text-properties style:font-size-complex="11pt" fo:language="es" fo:country="ES"/>
    </style:style>
    <style:style style:name="T475" style:parent-style-name="courier9" style:family="text">
      <style:text-properties style:font-size-complex="11pt" fo:language="es" fo:country="ES"/>
    </style:style>
    <style:style style:name="T476" style:parent-style-name="courier9" style:family="text">
      <style:text-properties style:font-size-complex="11pt" fo:language="es" fo:country="ES"/>
    </style:style>
    <style:style style:name="T477" style:parent-style-name="courier9" style:family="text">
      <style:text-properties style:font-size-complex="11pt" fo:language="es" fo:country="ES"/>
    </style:style>
    <style:style style:name="T478" style:parent-style-name="courier9" style:family="text">
      <style:text-properties style:font-size-complex="11pt" fo:language="es" fo:country="ES"/>
    </style:style>
    <style:style style:name="T479" style:parent-style-name="courier9" style:family="text">
      <style:text-properties style:font-size-complex="11pt" fo:language="es" fo:country="ES"/>
    </style:style>
    <style:style style:name="T480" style:parent-style-name="courier9" style:family="text">
      <style:text-properties style:font-size-complex="11pt" fo:language="es" fo:country="ES"/>
    </style:style>
    <style:style style:name="T48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82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83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84" style:parent-style-name="courier9" style:family="text">
      <style:text-properties style:font-size-complex="11pt" fo:language="es" fo:country="ES"/>
    </style:style>
    <style:style style:name="T485" style:parent-style-name="courier9" style:family="text">
      <style:text-properties style:font-size-complex="11pt" fo:language="es" fo:country="ES"/>
    </style:style>
    <style:style style:name="T48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8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488" style:parent-style-name="courier9" style:family="text">
      <style:text-properties style:font-size-complex="11pt" fo:language="es" fo:country="ES"/>
    </style:style>
    <style:style style:name="T489" style:parent-style-name="courier9" style:family="text">
      <style:text-properties style:font-size-complex="11pt" fo:language="es" fo:country="ES"/>
    </style:style>
    <style:style style:name="T49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9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92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93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94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95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96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497" style:parent-style-name="courier9" style:family="text">
      <style:text-properties style:font-size-complex="11pt" fo:language="es" fo:country="ES"/>
    </style:style>
    <style:style style:name="T498" style:parent-style-name="courier9" style:family="text">
      <style:text-properties style:font-size-complex="11pt" fo:language="es" fo:country="ES"/>
    </style:style>
    <style:style style:name="T499" style:parent-style-name="courier9" style:family="text">
      <style:text-properties style:font-size-complex="11pt" fo:language="es" fo:country="ES"/>
    </style:style>
    <style:style style:name="T500" style:parent-style-name="courier9" style:family="text">
      <style:text-properties style:font-size-complex="11pt" fo:language="es" fo:country="ES"/>
    </style:style>
    <style:style style:name="T501" style:parent-style-name="courier9" style:family="text">
      <style:text-properties style:font-size-complex="11pt" fo:language="es" fo:country="ES"/>
    </style:style>
    <style:style style:name="T502" style:parent-style-name="courier9" style:family="text">
      <style:text-properties style:font-size-complex="11pt" fo:language="es" fo:country="ES"/>
    </style:style>
    <style:style style:name="T503" style:parent-style-name="courier9" style:family="text">
      <style:text-properties style:font-size-complex="11pt" fo:language="es" fo:country="ES"/>
    </style:style>
    <style:style style:name="T504" style:parent-style-name="courier9" style:family="text">
      <style:text-properties style:font-size-complex="11pt" fo:language="es" fo:country="ES"/>
    </style:style>
    <style:style style:name="T505" style:parent-style-name="courier9" style:family="text">
      <style:text-properties style:font-size-complex="11pt" fo:language="es" fo:country="ES"/>
    </style:style>
    <style:style style:name="T506" style:parent-style-name="courier9" style:family="text">
      <style:text-properties style:font-size-complex="11pt" fo:language="es" fo:country="ES"/>
    </style:style>
    <style:style style:name="T507" style:parent-style-name="courier9" style:family="text">
      <style:text-properties style:font-size-complex="11pt" fo:language="es" fo:country="ES"/>
    </style:style>
    <style:style style:name="T508" style:parent-style-name="courier9" style:family="text">
      <style:text-properties style:font-size-complex="11pt" fo:language="es" fo:country="ES"/>
    </style:style>
    <style:style style:name="T509" style:parent-style-name="courier9" style:family="text">
      <style:text-properties style:font-size-complex="11pt" fo:language="es" fo:country="ES"/>
    </style:style>
    <style:style style:name="T510" style:parent-style-name="courier9" style:family="text">
      <style:text-properties style:font-size-complex="11pt" fo:language="es" fo:country="ES"/>
    </style:style>
    <style:style style:name="T511" style:parent-style-name="courier9" style:family="text">
      <style:text-properties style:font-size-complex="11pt" fo:language="es" fo:country="ES"/>
    </style:style>
    <style:style style:name="T512" style:parent-style-name="courier9" style:family="text">
      <style:text-properties style:font-size-complex="11pt" fo:language="es" fo:country="ES"/>
    </style:style>
    <style:style style:name="T513" style:parent-style-name="courier9" style:family="text">
      <style:text-properties style:font-size-complex="11pt" fo:language="es" fo:country="ES"/>
    </style:style>
    <style:style style:name="T514" style:parent-style-name="courier9" style:family="text">
      <style:text-properties style:font-size-complex="11pt" fo:language="es" fo:country="ES"/>
    </style:style>
    <style:style style:name="T515" style:parent-style-name="courier9" style:family="text">
      <style:text-properties style:font-size-complex="11pt" fo:language="es" fo:country="ES"/>
    </style:style>
    <style:style style:name="T516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517" style:parent-style-name="courier9" style:family="text">
      <style:text-properties style:font-size-complex="11pt" fo:language="es" fo:country="ES"/>
    </style:style>
    <style:style style:name="T518" style:parent-style-name="courier9" style:family="text">
      <style:text-properties style:font-size-complex="11pt" fo:language="es" fo:country="ES"/>
    </style:style>
    <style:style style:name="T519" style:parent-style-name="courier9" style:family="text">
      <style:text-properties style:font-size-complex="11pt" fo:language="es" fo:country="ES"/>
    </style:style>
    <style:style style:name="T520" style:parent-style-name="courier9" style:family="text">
      <style:text-properties style:font-size-complex="11pt" fo:language="es" fo:country="ES"/>
    </style:style>
    <style:style style:name="T521" style:parent-style-name="courier9" style:family="text">
      <style:text-properties style:font-size-complex="11pt" fo:language="es" fo:country="ES"/>
    </style:style>
    <style:style style:name="T522" style:parent-style-name="courier9" style:family="text">
      <style:text-properties style:font-size-complex="11pt" fo:language="es" fo:country="ES"/>
    </style:style>
    <style:style style:name="T523" style:parent-style-name="courier9" style:family="text">
      <style:text-properties style:font-size-complex="11pt" fo:language="es" fo:country="ES"/>
    </style:style>
    <style:style style:name="T524" style:parent-style-name="courier9" style:family="text">
      <style:text-properties style:font-size-complex="11pt" fo:language="es" fo:country="ES"/>
    </style:style>
    <style:style style:name="T525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526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527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528" style:parent-style-name="courier9" style:family="text">
      <style:text-properties style:font-size-complex="11pt" fo:language="es" fo:country="ES"/>
    </style:style>
    <style:style style:name="T529" style:parent-style-name="courier9" style:family="text">
      <style:text-properties style:font-size-complex="11pt" fo:language="es" fo:country="ES"/>
    </style:style>
    <style:style style:name="T530" style:parent-style-name="courier9" style:family="text">
      <style:text-properties style:font-size-complex="11pt" fo:language="es" fo:country="ES"/>
    </style:style>
    <style:style style:name="T53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3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33" style:parent-style-name="courier9" style:family="text">
      <style:text-properties style:font-size-complex="11pt" fo:language="es" fo:country="ES"/>
    </style:style>
    <style:style style:name="T534" style:parent-style-name="courier9" style:family="text">
      <style:text-properties style:font-size-complex="11pt" fo:language="es" fo:country="ES"/>
    </style:style>
    <style:style style:name="T535" style:parent-style-name="courier9" style:family="text">
      <style:text-properties style:font-size-complex="11pt" fo:language="es" fo:country="ES"/>
    </style:style>
    <style:style style:name="T536" style:parent-style-name="courier9" style:family="text">
      <style:text-properties style:font-size-complex="11pt" fo:language="es" fo:country="ES"/>
    </style:style>
    <style:style style:name="T537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538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539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54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541" style:parent-style-name="courier9" style:family="text">
      <style:text-properties style:font-size-complex="11pt" fo:language="es" fo:country="ES"/>
    </style:style>
    <style:style style:name="T542" style:parent-style-name="courier9" style:family="text">
      <style:text-properties style:font-size-complex="11pt" fo:language="es" fo:country="ES"/>
    </style:style>
    <style:style style:name="T543" style:parent-style-name="courier9" style:family="text">
      <style:text-properties style:font-size-complex="11pt" fo:language="es" fo:country="ES"/>
    </style:style>
    <style:style style:name="T54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4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4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4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4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4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5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5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5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5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5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5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5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5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5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5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6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6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6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6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6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6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6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6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6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6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7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71" style:parent-style-name="courier9" style:family="text">
      <style:text-properties style:font-size-complex="11pt" fo:language="es" fo:country="ES"/>
    </style:style>
    <style:style style:name="T572" style:parent-style-name="courier9" style:family="text">
      <style:text-properties style:font-size-complex="11pt" fo:language="es" fo:country="ES"/>
    </style:style>
    <style:style style:name="T573" style:parent-style-name="courier9" style:family="text">
      <style:text-properties style:font-size-complex="11pt" fo:language="es" fo:country="ES"/>
    </style:style>
    <style:style style:name="T574" style:parent-style-name="courier9" style:family="text">
      <style:text-properties style:font-size-complex="11pt" fo:language="es" fo:country="ES"/>
    </style:style>
    <style:style style:name="T575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576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577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578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579" style:parent-style-name="courier9" style:family="text">
      <style:text-properties style:font-size-complex="11pt" fo:language="es" fo:country="ES"/>
    </style:style>
    <style:style style:name="T580" style:parent-style-name="courier9" style:family="text">
      <style:text-properties style:font-size-complex="11pt" fo:language="es" fo:country="ES"/>
    </style:style>
    <style:style style:name="T581" style:parent-style-name="courier9" style:family="text">
      <style:text-properties style:font-size-complex="11pt" fo:language="es" fo:country="ES"/>
    </style:style>
    <style:style style:name="T58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8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8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8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8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8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8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8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9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9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9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9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9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9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9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9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9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59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0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0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02" style:parent-style-name="courier9" style:family="text">
      <style:text-properties style:font-size-complex="11pt" fo:language="es" fo:country="ES"/>
    </style:style>
    <style:style style:name="T603" style:parent-style-name="courier9" style:family="text">
      <style:text-properties style:font-size-complex="11pt" fo:language="es" fo:country="ES"/>
    </style:style>
    <style:style style:name="T604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05" style:parent-style-name="courier9" style:family="text">
      <style:text-properties style:font-size-complex="11pt" fo:language="es" fo:country="ES"/>
    </style:style>
    <style:style style:name="T606" style:parent-style-name="courier9" style:family="text">
      <style:text-properties style:font-size-complex="11pt" fo:language="es" fo:country="ES"/>
    </style:style>
    <style:style style:name="T607" style:parent-style-name="courier9" style:family="text">
      <style:text-properties style:font-size-complex="11pt" fo:language="es" fo:country="ES"/>
    </style:style>
    <style:style style:name="T608" style:parent-style-name="courier9" style:family="text">
      <style:text-properties style:font-size-complex="11pt" fo:language="es" fo:country="ES"/>
    </style:style>
    <style:style style:name="T609" style:parent-style-name="courier9" style:family="text">
      <style:text-properties style:font-size-complex="11pt" fo:language="es" fo:country="ES"/>
    </style:style>
    <style:style style:name="T610" style:parent-style-name="courier9" style:family="text">
      <style:text-properties style:font-size-complex="11pt" fo:language="es" fo:country="ES"/>
    </style:style>
    <style:style style:name="T611" style:parent-style-name="courier9" style:family="text">
      <style:text-properties style:font-size-complex="11pt" fo:language="es" fo:country="ES"/>
    </style:style>
    <style:style style:name="T612" style:parent-style-name="courier9" style:family="text">
      <style:text-properties style:font-size-complex="11pt" fo:language="es" fo:country="ES"/>
    </style:style>
    <style:style style:name="T613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14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15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16" style:parent-style-name="courier9" style:family="text">
      <style:text-properties style:font-size-complex="11pt" fo:language="es" fo:country="ES"/>
    </style:style>
    <style:style style:name="T617" style:parent-style-name="courier9" style:family="text">
      <style:text-properties style:font-size-complex="11pt" fo:language="es" fo:country="ES"/>
    </style:style>
    <style:style style:name="T61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1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2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2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2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2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2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2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2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2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2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29" style:parent-style-name="courier9" style:family="text">
      <style:text-properties style:font-size-complex="11pt" fo:language="es" fo:country="ES"/>
    </style:style>
    <style:style style:name="T630" style:parent-style-name="courier9" style:family="text">
      <style:text-properties style:font-size-complex="11pt" fo:language="es" fo:country="ES"/>
    </style:style>
    <style:style style:name="T631" style:parent-style-name="courier9" style:family="text">
      <style:text-properties style:font-size-complex="11pt" fo:language="es" fo:country="ES"/>
    </style:style>
    <style:style style:name="T632" style:parent-style-name="courier9" style:family="text">
      <style:text-properties style:font-size-complex="11pt" fo:language="es" fo:country="ES"/>
    </style:style>
    <style:style style:name="T633" style:parent-style-name="courier9" style:family="text">
      <style:text-properties style:font-size-complex="11pt" fo:language="es" fo:country="ES"/>
    </style:style>
    <style:style style:name="T634" style:parent-style-name="courier9" style:family="text">
      <style:text-properties style:font-size-complex="11pt" fo:language="es" fo:country="ES"/>
    </style:style>
    <style:style style:name="T635" style:parent-style-name="courier9" style:family="text">
      <style:text-properties style:font-size-complex="11pt" fo:language="es" fo:country="ES"/>
    </style:style>
    <style:style style:name="T636" style:parent-style-name="courier9" style:family="text">
      <style:text-properties style:font-size-complex="11pt" fo:language="es" fo:country="ES"/>
    </style:style>
    <style:style style:name="T637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38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39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40" style:parent-style-name="courier9" style:family="text">
      <style:text-properties style:font-size-complex="11pt" fo:language="es" fo:country="ES"/>
    </style:style>
    <style:style style:name="T641" style:parent-style-name="courier9" style:family="text">
      <style:text-properties style:font-size-complex="11pt" fo:language="es" fo:country="ES"/>
    </style:style>
    <style:style style:name="T64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4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4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45" style:parent-style-name="courier9" style:family="text">
      <style:text-properties style:font-size-complex="11pt" fo:language="es" fo:country="ES"/>
    </style:style>
    <style:style style:name="T646" style:parent-style-name="courier9" style:family="text">
      <style:text-properties style:font-size-complex="11pt" fo:language="es" fo:country="ES"/>
    </style:style>
    <style:style style:name="T647" style:parent-style-name="courier9" style:family="text">
      <style:text-properties style:font-size-complex="11pt" fo:language="es" fo:country="ES"/>
    </style:style>
    <style:style style:name="T648" style:parent-style-name="courier9" style:family="text">
      <style:text-properties style:font-size-complex="11pt" fo:language="es" fo:country="ES"/>
    </style:style>
    <style:style style:name="T649" style:parent-style-name="courier9" style:family="text">
      <style:text-properties style:font-size-complex="11pt" fo:language="es" fo:country="ES"/>
    </style:style>
    <style:style style:name="T65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5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52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53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54" style:parent-style-name="courier9" style:family="text">
      <style:text-properties style:font-size-complex="11pt" fo:language="es" fo:country="ES"/>
    </style:style>
    <style:style style:name="T655" style:parent-style-name="courier9" style:family="text">
      <style:text-properties style:font-size-complex="11pt" fo:language="es" fo:country="ES"/>
    </style:style>
    <style:style style:name="T65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5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5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5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6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6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6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6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6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6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6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6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6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6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70" style:parent-style-name="courier9" style:family="text">
      <style:text-properties style:font-size-complex="11pt" fo:language="es" fo:country="ES"/>
    </style:style>
    <style:style style:name="T671" style:parent-style-name="courier9" style:family="text">
      <style:text-properties style:font-size-complex="11pt" fo:language="es" fo:country="ES"/>
    </style:style>
    <style:style style:name="T672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73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74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75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76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77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78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79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8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681" style:parent-style-name="courier9" style:family="text">
      <style:text-properties style:font-size-complex="11pt" fo:language="es" fo:country="ES"/>
    </style:style>
    <style:style style:name="T682" style:parent-style-name="courier9" style:family="text">
      <style:text-properties style:font-size-complex="11pt" fo:language="es" fo:country="ES"/>
    </style:style>
    <style:style style:name="T68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8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8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8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8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8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8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9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9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9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9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9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9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9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9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9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69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0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0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0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03" style:parent-style-name="courier9" style:family="text">
      <style:text-properties style:font-size-complex="11pt" fo:language="es" fo:country="ES"/>
    </style:style>
    <style:style style:name="T704" style:parent-style-name="courier9" style:family="text">
      <style:text-properties style:font-size-complex="11pt" fo:language="es" fo:country="ES"/>
    </style:style>
    <style:style style:name="T705" style:parent-style-name="courier9" style:family="text">
      <style:text-properties style:font-size-complex="11pt" fo:language="es" fo:country="ES"/>
    </style:style>
    <style:style style:name="T706" style:parent-style-name="courier9" style:family="text">
      <style:text-properties style:font-size-complex="11pt" fo:language="es" fo:country="ES"/>
    </style:style>
    <style:style style:name="T707" style:parent-style-name="courier9" style:family="text">
      <style:text-properties style:font-size-complex="11pt" fo:language="es" fo:country="ES"/>
    </style:style>
    <style:style style:name="T708" style:parent-style-name="courier9" style:family="text">
      <style:text-properties style:font-size-complex="11pt" fo:language="es" fo:country="ES"/>
    </style:style>
    <style:style style:name="T709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71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71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712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713" style:parent-style-name="courier9" style:family="text">
      <style:text-properties style:font-size-complex="11pt" fo:language="es" fo:country="ES"/>
    </style:style>
    <style:style style:name="T714" style:parent-style-name="courier9" style:family="text">
      <style:text-properties style:font-size-complex="11pt" fo:language="es" fo:country="ES"/>
    </style:style>
    <style:style style:name="T715" style:parent-style-name="courier9" style:family="text">
      <style:text-properties style:font-size-complex="11pt" fo:language="es" fo:country="ES"/>
    </style:style>
    <style:style style:name="T716" style:parent-style-name="courier9" style:family="text">
      <style:text-properties style:font-size-complex="11pt" fo:language="es" fo:country="ES"/>
    </style:style>
    <style:style style:name="T717" style:parent-style-name="courier9" style:family="text">
      <style:text-properties style:font-size-complex="11pt" fo:language="es" fo:country="ES"/>
    </style:style>
    <style:style style:name="T718" style:parent-style-name="courier9" style:family="text">
      <style:text-properties style:font-size-complex="11pt" fo:language="es" fo:country="ES"/>
    </style:style>
    <style:style style:name="T719" style:parent-style-name="courier9" style:family="text">
      <style:text-properties style:font-size-complex="11pt" fo:language="es" fo:country="ES"/>
    </style:style>
    <style:style style:name="T720" style:parent-style-name="courier9" style:family="text">
      <style:text-properties style:font-size-complex="11pt" fo:language="es" fo:country="ES"/>
    </style:style>
    <style:style style:name="T721" style:parent-style-name="courier9" style:family="text">
      <style:text-properties style:font-size-complex="11pt" fo:language="es" fo:country="ES"/>
    </style:style>
    <style:style style:name="T722" style:parent-style-name="courier9" style:family="text">
      <style:text-properties style:font-size-complex="11pt" fo:language="es" fo:country="ES"/>
    </style:style>
    <style:style style:name="T72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2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2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2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2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2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2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3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31" style:parent-style-name="courier9" style:family="text">
      <style:text-properties style:font-size-complex="11pt" fo:language="es" fo:country="ES"/>
    </style:style>
    <style:style style:name="T732" style:parent-style-name="courier9" style:family="text">
      <style:text-properties style:font-size-complex="11pt" fo:language="es" fo:country="ES"/>
    </style:style>
    <style:style style:name="T733" style:parent-style-name="courier9" style:family="text">
      <style:text-properties style:font-size-complex="11pt" fo:language="es" fo:country="ES"/>
    </style:style>
    <style:style style:name="T734" style:parent-style-name="courier9" style:family="text">
      <style:text-properties style:font-size-complex="11pt" fo:language="es" fo:country="ES"/>
    </style:style>
    <style:style style:name="T735" style:parent-style-name="courier9" style:family="text">
      <style:text-properties style:font-size-complex="11pt" fo:language="es" fo:country="ES"/>
    </style:style>
    <style:style style:name="T736" style:parent-style-name="courier9" style:family="text">
      <style:text-properties style:font-size-complex="11pt" fo:language="es" fo:country="ES"/>
    </style:style>
    <style:style style:name="T737" style:parent-style-name="courier9" style:family="text">
      <style:text-properties style:font-size-complex="11pt" fo:language="es" fo:country="ES"/>
    </style:style>
    <style:style style:name="T738" style:parent-style-name="courier9" style:family="text">
      <style:text-properties style:font-size-complex="11pt" fo:language="es" fo:country="ES"/>
    </style:style>
    <style:style style:name="T739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740" style:parent-style-name="courier9" style:family="text">
      <style:text-properties style:font-size-complex="11pt" fo:language="es" fo:country="ES"/>
    </style:style>
    <style:style style:name="T741" style:parent-style-name="courier9" style:family="text">
      <style:text-properties style:font-size-complex="11pt" fo:language="es" fo:country="ES"/>
    </style:style>
    <style:style style:name="T742" style:parent-style-name="courier9" style:family="text">
      <style:text-properties style:font-size-complex="11pt" fo:language="es" fo:country="ES"/>
    </style:style>
    <style:style style:name="T743" style:parent-style-name="courier9" style:family="text">
      <style:text-properties style:font-size-complex="11pt" fo:language="es" fo:country="ES"/>
    </style:style>
    <style:style style:name="T744" style:parent-style-name="courier9" style:family="text">
      <style:text-properties style:font-size-complex="11pt" fo:language="es" fo:country="ES"/>
    </style:style>
    <style:style style:name="T745" style:parent-style-name="courier9" style:family="text">
      <style:text-properties style:font-size-complex="11pt" fo:language="es" fo:country="ES"/>
    </style:style>
    <style:style style:name="T746" style:parent-style-name="courier9" style:family="text">
      <style:text-properties style:font-size-complex="11pt" fo:language="es" fo:country="ES"/>
    </style:style>
    <style:style style:name="T747" style:parent-style-name="courier9" style:family="text">
      <style:text-properties style:font-size-complex="11pt" fo:language="es" fo:country="ES"/>
    </style:style>
    <style:style style:name="T748" style:parent-style-name="courier9" style:family="text">
      <style:text-properties style:font-size-complex="11pt" fo:language="es" fo:country="ES"/>
    </style:style>
    <style:style style:name="T749" style:parent-style-name="courier9" style:family="text">
      <style:text-properties style:font-size-complex="11pt" fo:language="es" fo:country="ES"/>
    </style:style>
    <style:style style:name="T750" style:parent-style-name="courier9" style:family="text">
      <style:text-properties style:font-size-complex="11pt" fo:language="es" fo:country="ES"/>
    </style:style>
    <style:style style:name="T751" style:parent-style-name="courier9" style:family="text">
      <style:text-properties style:font-size-complex="11pt" fo:language="es" fo:country="ES"/>
    </style:style>
    <style:style style:name="T752" style:parent-style-name="courier9" style:family="text">
      <style:text-properties style:font-size-complex="11pt" fo:language="es" fo:country="ES"/>
    </style:style>
    <style:style style:name="T753" style:parent-style-name="courier9" style:family="text">
      <style:text-properties style:font-size-complex="11pt" fo:language="es" fo:country="ES"/>
    </style:style>
    <style:style style:name="T754" style:parent-style-name="courier9" style:family="text">
      <style:text-properties style:font-size-complex="11pt" fo:language="es" fo:country="ES"/>
    </style:style>
    <style:style style:name="T755" style:parent-style-name="courier9" style:family="text">
      <style:text-properties style:font-size-complex="11pt" fo:language="es" fo:country="ES"/>
    </style:style>
    <style:style style:name="T756" style:parent-style-name="courier9" style:family="text">
      <style:text-properties style:font-size-complex="11pt" fo:language="es" fo:country="ES"/>
    </style:style>
    <style:style style:name="T757" style:parent-style-name="courier9" style:family="text">
      <style:text-properties style:font-size-complex="11pt" fo:language="es" fo:country="ES"/>
    </style:style>
    <style:style style:name="T758" style:parent-style-name="courier9" style:family="text">
      <style:text-properties style:font-size-complex="11pt" fo:language="es" fo:country="ES"/>
    </style:style>
    <style:style style:name="T759" style:parent-style-name="courier9" style:family="text">
      <style:text-properties style:font-size-complex="11pt" fo:language="es" fo:country="ES"/>
    </style:style>
    <style:style style:name="T760" style:parent-style-name="courier9" style:family="text">
      <style:text-properties style:font-size-complex="11pt" fo:language="es" fo:country="ES"/>
    </style:style>
    <style:style style:name="T76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762" style:parent-style-name="courier9" style:family="text">
      <style:text-properties style:font-size-complex="11pt" fo:language="es" fo:country="ES"/>
    </style:style>
    <style:style style:name="T763" style:parent-style-name="courier9" style:family="text">
      <style:text-properties style:font-size-complex="11pt" fo:language="es" fo:country="ES"/>
    </style:style>
    <style:style style:name="T764" style:parent-style-name="courier9" style:family="text">
      <style:text-properties style:font-size-complex="11pt" fo:language="es" fo:country="ES"/>
    </style:style>
    <style:style style:name="T765" style:parent-style-name="courier9" style:family="text">
      <style:text-properties style:font-size-complex="11pt" fo:language="es" fo:country="ES"/>
    </style:style>
    <style:style style:name="T766" style:parent-style-name="courier9" style:family="text">
      <style:text-properties style:font-size-complex="11pt" fo:language="es" fo:country="ES"/>
    </style:style>
    <style:style style:name="T767" style:parent-style-name="courier9" style:family="text">
      <style:text-properties style:font-size-complex="11pt" fo:language="es" fo:country="ES"/>
    </style:style>
    <style:style style:name="T768" style:parent-style-name="courier9" style:family="text">
      <style:text-properties style:font-size-complex="11pt" fo:language="es" fo:country="ES"/>
    </style:style>
    <style:style style:name="T769" style:parent-style-name="courier9" style:family="text">
      <style:text-properties style:font-size-complex="11pt" fo:language="es" fo:country="ES"/>
    </style:style>
    <style:style style:name="T770" style:parent-style-name="courier9" style:family="text">
      <style:text-properties style:font-size-complex="11pt" fo:language="es" fo:country="ES"/>
    </style:style>
    <style:style style:name="T771" style:parent-style-name="courier9" style:family="text">
      <style:text-properties style:font-size-complex="11pt" fo:language="es" fo:country="ES"/>
    </style:style>
    <style:style style:name="T772" style:parent-style-name="courier9" style:family="text">
      <style:text-properties style:font-size-complex="11pt" fo:language="es" fo:country="ES"/>
    </style:style>
    <style:style style:name="T773" style:parent-style-name="courier9" style:family="text">
      <style:text-properties style:font-size-complex="11pt" fo:language="es" fo:country="ES"/>
    </style:style>
    <style:style style:name="T774" style:parent-style-name="courier9" style:family="text">
      <style:text-properties style:font-size-complex="11pt" fo:language="es" fo:country="ES"/>
    </style:style>
    <style:style style:name="T775" style:parent-style-name="courier9" style:family="text">
      <style:text-properties style:font-size-complex="11pt" fo:language="es" fo:country="ES"/>
    </style:style>
    <style:style style:name="T776" style:parent-style-name="courier9" style:family="text">
      <style:text-properties style:font-size-complex="11pt" fo:language="es" fo:country="ES"/>
    </style:style>
    <style:style style:name="T777" style:parent-style-name="courier9" style:family="text">
      <style:text-properties style:font-size-complex="11pt" fo:language="es" fo:country="ES"/>
    </style:style>
    <style:style style:name="T77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7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8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8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8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8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8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8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8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8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8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8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9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9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9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9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9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9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9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9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798" style:parent-style-name="courier9" style:family="text">
      <style:text-properties style:font-size-complex="11pt" fo:language="es" fo:country="ES"/>
    </style:style>
    <style:style style:name="T799" style:parent-style-name="courier9" style:family="text">
      <style:text-properties style:font-size-complex="11pt" fo:language="es" fo:country="ES"/>
    </style:style>
    <style:style style:name="T80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0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02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03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04" style:parent-style-name="courier9" style:family="text">
      <style:text-properties style:font-size-complex="11pt" fo:language="es" fo:country="ES"/>
    </style:style>
    <style:style style:name="T805" style:parent-style-name="courier9" style:family="text">
      <style:text-properties style:font-size-complex="11pt" fo:language="es" fo:country="ES"/>
    </style:style>
    <style:style style:name="T806" style:parent-style-name="courier9" style:family="text">
      <style:text-properties style:font-size-complex="11pt" fo:language="es" fo:country="ES"/>
    </style:style>
    <style:style style:name="T807" style:parent-style-name="courier9" style:family="text">
      <style:text-properties style:font-size-complex="11pt" fo:language="es" fo:country="ES"/>
    </style:style>
    <style:style style:name="T808" style:parent-style-name="courier9" style:family="text">
      <style:text-properties style:font-size-complex="11pt" fo:language="es" fo:country="ES"/>
    </style:style>
    <style:style style:name="T809" style:parent-style-name="courier9" style:family="text">
      <style:text-properties style:font-size-complex="11pt" fo:language="es" fo:country="ES"/>
    </style:style>
    <style:style style:name="T810" style:parent-style-name="courier9" style:family="text">
      <style:text-properties style:font-size-complex="11pt" fo:language="es" fo:country="ES"/>
    </style:style>
    <style:style style:name="T811" style:parent-style-name="courier9" style:family="text">
      <style:text-properties style:font-size-complex="11pt" fo:language="es" fo:country="ES"/>
    </style:style>
    <style:style style:name="T812" style:parent-style-name="courier9" style:family="text">
      <style:text-properties style:font-size-complex="11pt" fo:language="es" fo:country="ES"/>
    </style:style>
    <style:style style:name="T813" style:parent-style-name="courier9" style:family="text">
      <style:text-properties style:font-size-complex="11pt" fo:language="es" fo:country="ES"/>
    </style:style>
    <style:style style:name="T814" style:parent-style-name="courier9" style:family="text">
      <style:text-properties style:font-size-complex="11pt" fo:language="es" fo:country="ES"/>
    </style:style>
    <style:style style:name="T815" style:parent-style-name="courier9" style:family="text">
      <style:text-properties style:font-size-complex="11pt" fo:language="es" fo:country="ES"/>
    </style:style>
    <style:style style:name="T816" style:parent-style-name="courier9" style:family="text">
      <style:text-properties style:font-size-complex="11pt" fo:language="es" fo:country="ES"/>
    </style:style>
    <style:style style:name="T817" style:parent-style-name="courier9" style:family="text">
      <style:text-properties style:font-size-complex="11pt" fo:language="es" fo:country="ES"/>
    </style:style>
    <style:style style:name="T818" style:parent-style-name="courier9" style:family="text">
      <style:text-properties style:font-size-complex="11pt" fo:language="es" fo:country="ES"/>
    </style:style>
    <style:style style:name="T819" style:parent-style-name="courier9" style:family="text">
      <style:text-properties style:font-size-complex="11pt" fo:language="es" fo:country="ES"/>
    </style:style>
    <style:style style:name="T820" style:parent-style-name="courier9" style:family="text">
      <style:text-properties style:font-size-complex="11pt" fo:language="es" fo:country="ES"/>
    </style:style>
    <style:style style:name="T821" style:parent-style-name="courier9" style:family="text">
      <style:text-properties style:font-size-complex="11pt" fo:language="es" fo:country="ES"/>
    </style:style>
    <style:style style:name="T822" style:parent-style-name="courier9" style:family="text">
      <style:text-properties style:font-size-complex="11pt" fo:language="es" fo:country="ES"/>
    </style:style>
    <style:style style:name="T823" style:parent-style-name="courier9" style:family="text">
      <style:text-properties style:font-size-complex="11pt" fo:language="es" fo:country="ES"/>
    </style:style>
    <style:style style:name="T824" style:parent-style-name="courier9" style:family="text">
      <style:text-properties style:font-size-complex="11pt" fo:language="es" fo:country="ES"/>
    </style:style>
    <style:style style:name="T825" style:parent-style-name="courier9" style:family="text">
      <style:text-properties style:font-size-complex="11pt" fo:language="es" fo:country="ES"/>
    </style:style>
    <style:style style:name="T826" style:parent-style-name="courier9" style:family="text">
      <style:text-properties style:font-size-complex="11pt" fo:language="es" fo:country="ES"/>
    </style:style>
    <style:style style:name="T827" style:parent-style-name="courier9" style:family="text">
      <style:text-properties style:font-size-complex="11pt" fo:language="es" fo:country="ES"/>
    </style:style>
    <style:style style:name="T828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29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3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3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32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33" style:parent-style-name="courier9" style:family="text">
      <style:text-properties style:font-size-complex="11pt" fo:language="es" fo:country="ES"/>
    </style:style>
    <style:style style:name="T834" style:parent-style-name="courier9" style:family="text">
      <style:text-properties style:font-size-complex="11pt" fo:language="es" fo:country="ES"/>
    </style:style>
    <style:style style:name="T835" style:parent-style-name="courier9" style:family="text">
      <style:text-properties style:font-size-complex="11pt" fo:language="es" fo:country="ES"/>
    </style:style>
    <style:style style:name="T836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37" style:parent-style-name="courier9" style:family="text">
      <style:text-properties style:font-size-complex="11pt" fo:language="es" fo:country="ES"/>
    </style:style>
    <style:style style:name="T838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39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4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4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42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43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44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845" style:parent-style-name="Policepardéfaut" style:family="text">
      <style:text-properties style:font-size-complex="11pt" fo:language="es" fo:country="ES"/>
    </style:style>
    <style:style style:name="T846" style:parent-style-name="Policepardéfaut" style:family="text">
      <style:text-properties style:font-size-complex="11pt" fo:language="es" fo:country="ES"/>
    </style:style>
    <style:style style:name="T847" style:parent-style-name="Policepardéfaut" style:family="text">
      <style:text-properties style:font-size-complex="11pt" fo:language="es" fo:country="ES"/>
    </style:style>
    <style:style style:name="T848" style:parent-style-name="courier9" style:family="text">
      <style:text-properties fo:font-size="11pt" style:font-size-asian="11pt" style:font-size-complex="11pt" fo:language="es" fo:country="ES"/>
    </style:style>
    <style:style style:name="T849" style:parent-style-name="courier9" style:family="text">
      <style:text-properties fo:font-size="11pt" style:font-size-asian="11pt" style:font-size-complex="11pt" fo:language="es" fo:country="ES"/>
    </style:style>
    <style:style style:name="T850" style:parent-style-name="courier9" style:family="text">
      <style:text-properties fo:font-size="11pt" style:font-size-asian="11pt" style:font-size-complex="11pt" fo:language="es" fo:country="ES"/>
    </style:style>
    <style:style style:name="T851" style:parent-style-name="courier9" style:family="text">
      <style:text-properties fo:font-size="11pt" style:font-size-asian="11pt" style:font-size-complex="11pt" fo:language="es" fo:country="ES"/>
    </style:style>
    <style:style style:name="T852" style:parent-style-name="courier9" style:family="text">
      <style:text-properties fo:font-size="11pt" style:font-size-asian="11pt" style:font-size-complex="11pt" fo:language="es" fo:country="ES"/>
    </style:style>
    <style:style style:name="T853" style:parent-style-name="courier9" style:family="text">
      <style:text-properties fo:font-size="11pt" style:font-size-asian="11pt" style:font-size-complex="11pt" fo:language="es" fo:country="ES"/>
    </style:style>
    <style:style style:name="T854" style:parent-style-name="courier9" style:family="text">
      <style:text-properties fo:font-size="11pt" style:font-size-asian="11pt" style:font-size-complex="11pt" fo:language="es" fo:country="ES"/>
    </style:style>
    <style:style style:name="T855" style:parent-style-name="Policepardéfaut" style:family="text">
      <style:text-properties style:font-size-complex="11pt" fo:language="es" fo:country="ES"/>
    </style:style>
    <style:style style:name="T856" style:parent-style-name="Policepardéfaut" style:family="text">
      <style:text-properties style:font-size-complex="11pt" fo:language="es" fo:country="ES"/>
    </style:style>
    <style:style style:name="T857" style:parent-style-name="Policepardéfaut" style:family="text">
      <style:text-properties style:font-size-complex="11pt" fo:language="es" fo:country="ES"/>
    </style:style>
    <style:style style:name="T858" style:parent-style-name="courier9" style:family="text">
      <style:text-properties fo:font-size="11pt" style:font-size-asian="11pt" style:font-size-complex="11pt" fo:language="es" fo:country="ES"/>
    </style:style>
    <style:style style:name="T859" style:parent-style-name="courier9" style:family="text">
      <style:text-properties fo:font-size="11pt" style:font-size-asian="11pt" style:font-size-complex="11pt" fo:language="es" fo:country="ES"/>
    </style:style>
    <style:style style:name="T860" style:parent-style-name="courier9" style:family="text">
      <style:text-properties fo:font-size="11pt" style:font-size-asian="11pt" style:font-size-complex="11pt" fo:language="es" fo:country="ES"/>
    </style:style>
    <style:style style:name="T861" style:parent-style-name="courier9" style:family="text">
      <style:text-properties fo:font-size="11pt" style:font-size-asian="11pt" style:font-size-complex="11pt" fo:language="es" fo:country="ES"/>
    </style:style>
    <style:style style:name="T862" style:parent-style-name="courier9" style:family="text">
      <style:text-properties fo:font-size="11pt" style:font-size-asian="11pt" style:font-size-complex="11pt" fo:language="es" fo:country="ES"/>
    </style:style>
    <style:style style:name="T863" style:parent-style-name="courier9" style:family="text">
      <style:text-properties fo:font-size="11pt" style:font-size-asian="11pt" style:font-size-complex="11pt" fo:language="es" fo:country="ES"/>
    </style:style>
    <style:style style:name="T864" style:parent-style-name="courier9" style:family="text">
      <style:text-properties fo:font-size="11pt" style:font-size-asian="11pt" style:font-size-complex="11pt" fo:language="es" fo:country="ES"/>
    </style:style>
    <style:style style:name="T865" style:parent-style-name="Policepardéfaut" style:family="text">
      <style:text-properties style:font-size-complex="11pt" fo:language="es" fo:country="ES"/>
    </style:style>
    <style:style style:name="T866" style:parent-style-name="Policepardéfaut" style:family="text">
      <style:text-properties style:font-size-complex="11pt" fo:language="es" fo:country="ES"/>
    </style:style>
    <style:style style:name="T867" style:parent-style-name="Policepardéfaut" style:family="text">
      <style:text-properties style:font-size-complex="11pt" fo:language="es" fo:country="ES"/>
    </style:style>
    <style:style style:name="T868" style:parent-style-name="Policepardéfaut" style:family="text">
      <style:text-properties style:font-size-complex="11pt" fo:language="es" fo:country="ES"/>
    </style:style>
    <style:style style:name="T869" style:parent-style-name="Policepardéfaut" style:family="text">
      <style:text-properties style:font-size-complex="11pt" fo:language="es" fo:country="ES"/>
    </style:style>
    <style:style style:name="T870" style:parent-style-name="Policepardéfaut" style:family="text">
      <style:text-properties style:font-size-complex="11pt" fo:language="es" fo:country="ES"/>
    </style:style>
    <style:style style:name="T871" style:parent-style-name="Policepardéfaut" style:family="text">
      <style:text-properties style:font-size-complex="11pt" fo:language="es" fo:country="ES"/>
    </style:style>
    <style:style style:name="T872" style:parent-style-name="Policepardéfaut" style:family="text">
      <style:text-properties style:font-size-complex="11pt" fo:language="es" fo:country="ES"/>
    </style:style>
    <style:style style:name="T873" style:parent-style-name="Policepardéfaut" style:family="text">
      <style:text-properties style:font-size-complex="11pt" fo:language="es" fo:country="ES"/>
    </style:style>
    <style:style style:name="T874" style:parent-style-name="Policepardéfaut" style:family="text">
      <style:text-properties style:font-size-complex="11pt" fo:language="es" fo:country="ES"/>
    </style:style>
    <style:style style:name="T875" style:parent-style-name="Policepardéfaut" style:family="text">
      <style:text-properties style:font-size-complex="11pt" fo:language="es" fo:country="ES"/>
    </style:style>
    <style:style style:name="T876" style:parent-style-name="Policepardéfaut" style:family="text">
      <style:text-properties style:font-name="Courier New" fo:font-weight="bold" style:font-weight-asian="bold" style:font-weight-complex="bold" style:font-size-complex="11pt" fo:language="es" fo:country="ES"/>
    </style:style>
    <style:style style:name="T877" style:parent-style-name="Policepardéfaut" style:family="text">
      <style:text-properties style:font-name="Courier New" fo:font-weight="bold" style:font-weight-asian="bold" style:font-weight-complex="bold" style:font-size-complex="11pt" fo:language="es" fo:country="ES"/>
    </style:style>
    <style:style style:name="T878" style:parent-style-name="Policepardéfaut" style:family="text">
      <style:text-properties style:font-name="Courier New" fo:font-weight="bold" style:font-weight-asian="bold" style:font-weight-complex="bold" style:font-size-complex="11pt" fo:language="es" fo:country="ES"/>
    </style:style>
    <style:style style:name="T879" style:parent-style-name="Policepardéfaut" style:family="text">
      <style:text-properties style:font-name="Courier New" fo:font-weight="bold" style:font-weight-asian="bold" style:font-weight-complex="bold" style:font-size-complex="11pt" fo:language="es" fo:country="ES"/>
    </style:style>
    <style:style style:name="T880" style:parent-style-name="Policepardéfaut" style:family="text">
      <style:text-properties style:font-size-complex="11pt" fo:language="es" fo:country="ES"/>
    </style:style>
    <style:style style:name="T88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88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88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88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88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88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88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88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88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89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89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89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89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89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89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896" style:parent-style-name="courier9" style:family="text">
      <style:text-properties fo:font-weight="bold" style:font-weight-asian="bold" style:font-weight-complex="bold" fo:font-style="italic" style:font-style-asian="italic" style:font-style-complex="italic" style:font-size-complex="11pt" fo:language="es" fo:country="ES"/>
    </style:style>
    <style:style style:name="T897" style:parent-style-name="courier9" style:family="text">
      <style:text-properties fo:font-weight="bold" style:font-weight-asian="bold" style:font-weight-complex="bold" fo:font-style="italic" style:font-style-asian="italic" style:font-style-complex="italic" style:font-size-complex="11pt" fo:language="es" fo:country="ES"/>
    </style:style>
    <style:style style:name="T898" style:parent-style-name="courier9" style:family="text">
      <style:text-properties fo:font-weight="bold" style:font-weight-asian="bold" style:font-weight-complex="bold" fo:font-style="italic" style:font-style-asian="italic" style:font-style-complex="italic" style:font-size-complex="11pt" fo:language="es" fo:country="ES"/>
    </style:style>
    <style:style style:name="T899" style:parent-style-name="courier9" style:family="text">
      <style:text-properties fo:font-weight="bold" style:font-weight-asian="bold" style:font-weight-complex="bold" fo:font-style="italic" style:font-style-asian="italic" style:font-style-complex="italic" style:font-size-complex="11pt" fo:language="es" fo:country="ES"/>
    </style:style>
    <style:style style:name="P900" style:parent-style-name="Normal" style:family="paragraph">
      <style:text-properties fo:language="es" fo:country="ES"/>
    </style:style>
    <style:style style:name="T90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02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03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04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05" style:parent-style-name="courier9" style:family="text">
      <style:text-properties style:font-size-complex="11pt" fo:language="es" fo:country="ES"/>
    </style:style>
    <style:style style:name="T906" style:parent-style-name="courier9" style:family="text">
      <style:text-properties style:font-size-complex="11pt" fo:language="es" fo:country="ES"/>
    </style:style>
    <style:style style:name="T907" style:parent-style-name="courier9" style:family="text">
      <style:text-properties style:font-size-complex="11pt" fo:language="es" fo:country="ES"/>
    </style:style>
    <style:style style:name="T908" style:parent-style-name="courier9" style:family="text">
      <style:text-properties style:font-size-complex="11pt" fo:language="es" fo:country="ES"/>
    </style:style>
    <style:style style:name="T909" style:parent-style-name="courier9" style:family="text">
      <style:text-properties style:font-size-complex="11pt" fo:language="es" fo:country="ES"/>
    </style:style>
    <style:style style:name="T910" style:parent-style-name="courier9" style:family="text">
      <style:text-properties style:font-size-complex="11pt" fo:language="es" fo:country="ES"/>
    </style:style>
    <style:style style:name="T911" style:parent-style-name="courier9" style:family="text">
      <style:text-properties style:font-size-complex="11pt" fo:language="es" fo:country="ES"/>
    </style:style>
    <style:style style:name="T912" style:parent-style-name="courier9" style:family="text">
      <style:text-properties style:font-size-complex="11pt" fo:language="es" fo:country="ES"/>
    </style:style>
    <style:style style:name="T913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14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15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16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17" style:parent-style-name="courier9" style:family="text">
      <style:text-properties style:font-size-complex="11pt" fo:language="es" fo:country="ES"/>
    </style:style>
    <style:style style:name="T918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19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2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2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22" style:parent-style-name="courier9" style:family="text">
      <style:text-properties style:font-size-complex="11pt" fo:language="es" fo:country="ES"/>
    </style:style>
    <style:style style:name="T923" style:parent-style-name="courier9" style:family="text">
      <style:text-properties style:font-size-complex="11pt" fo:language="es" fo:country="ES"/>
    </style:style>
    <style:style style:name="T92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2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2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2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2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2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3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3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3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3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3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3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3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3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3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3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4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4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4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4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44" style:parent-style-name="courier9" style:family="text">
      <style:text-properties style:font-size-complex="11pt" fo:language="es" fo:country="ES"/>
    </style:style>
    <style:style style:name="T945" style:parent-style-name="courier9" style:family="text">
      <style:text-properties style:font-size-complex="11pt" fo:language="es" fo:country="ES"/>
    </style:style>
    <style:style style:name="T946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47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48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49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5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5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52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53" style:parent-style-name="courier9" style:family="text">
      <style:text-properties style:font-size-complex="11pt" fo:language="es" fo:country="ES"/>
    </style:style>
    <style:style style:name="T954" style:parent-style-name="courier9" style:family="text">
      <style:text-properties style:font-size-complex="11pt" fo:language="es" fo:country="ES"/>
    </style:style>
    <style:style style:name="T955" style:parent-style-name="courier9" style:family="text">
      <style:text-properties style:font-size-complex="11pt" fo:language="es" fo:country="ES"/>
    </style:style>
    <style:style style:name="T956" style:parent-style-name="courier9" style:family="text">
      <style:text-properties style:font-size-complex="11pt" fo:language="es" fo:country="ES"/>
    </style:style>
    <style:style style:name="T957" style:parent-style-name="courier9" style:family="text">
      <style:text-properties style:font-size-complex="11pt" fo:language="es" fo:country="ES"/>
    </style:style>
    <style:style style:name="T958" style:parent-style-name="courier9" style:family="text">
      <style:text-properties style:font-size-complex="11pt" fo:language="es" fo:country="ES"/>
    </style:style>
    <style:style style:name="T959" style:parent-style-name="courier9" style:family="text">
      <style:text-properties style:font-size-complex="11pt" fo:language="es" fo:country="ES"/>
    </style:style>
    <style:style style:name="T960" style:parent-style-name="courier9" style:family="text">
      <style:text-properties style:font-size-complex="11pt" fo:language="es" fo:country="ES"/>
    </style:style>
    <style:style style:name="T961" style:parent-style-name="courier9" style:family="text">
      <style:text-properties style:font-size-complex="11pt" fo:language="es" fo:country="ES"/>
    </style:style>
    <style:style style:name="T962" style:parent-style-name="courier9" style:family="text">
      <style:text-properties style:font-size-complex="11pt" fo:language="es" fo:country="ES"/>
    </style:style>
    <style:style style:name="T963" style:parent-style-name="courier9" style:family="text">
      <style:text-properties style:font-size-complex="11pt" fo:language="es" fo:country="ES"/>
    </style:style>
    <style:style style:name="T964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65" style:parent-style-name="courier9" style:family="text">
      <style:text-properties style:font-size-complex="11pt" fo:language="es" fo:country="ES"/>
    </style:style>
    <style:style style:name="T966" style:parent-style-name="courier9" style:family="text">
      <style:text-properties style:font-size-complex="11pt" fo:language="es" fo:country="ES"/>
    </style:style>
    <style:style style:name="T967" style:parent-style-name="courier9" style:family="text">
      <style:text-properties style:font-size-complex="11pt" fo:language="es" fo:country="ES"/>
    </style:style>
    <style:style style:name="T968" style:parent-style-name="courier9" style:family="text">
      <style:text-properties style:font-size-complex="11pt" fo:language="es" fo:country="ES"/>
    </style:style>
    <style:style style:name="T969" style:parent-style-name="courier9" style:family="text">
      <style:text-properties style:font-size-complex="11pt" fo:language="es" fo:country="ES"/>
    </style:style>
    <style:style style:name="T970" style:parent-style-name="courier9" style:family="text">
      <style:text-properties style:font-size-complex="11pt" fo:language="es" fo:country="ES"/>
    </style:style>
    <style:style style:name="T971" style:parent-style-name="courier9" style:family="text">
      <style:text-properties style:font-size-complex="11pt" fo:language="es" fo:country="ES"/>
    </style:style>
    <style:style style:name="T972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73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74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75" style:parent-style-name="courier9" style:family="text">
      <style:text-properties style:font-size-complex="11pt" fo:language="es" fo:country="ES"/>
    </style:style>
    <style:style style:name="T976" style:parent-style-name="courier9" style:family="text">
      <style:text-properties style:font-size-complex="11pt" fo:language="es" fo:country="ES"/>
    </style:style>
    <style:style style:name="T977" style:parent-style-name="courier9" style:family="text">
      <style:text-properties style:font-size-complex="11pt" fo:language="es" fo:country="ES"/>
    </style:style>
    <style:style style:name="T97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7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8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8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8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8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8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985" style:parent-style-name="courier9" style:family="text">
      <style:text-properties style:font-size-complex="11pt" fo:language="es" fo:country="ES"/>
    </style:style>
    <style:style style:name="T986" style:parent-style-name="courier9" style:family="text">
      <style:text-properties style:font-size-complex="11pt" fo:language="es" fo:country="ES"/>
    </style:style>
    <style:style style:name="T987" style:parent-style-name="courier9" style:family="text">
      <style:text-properties style:font-size-complex="11pt" fo:language="es" fo:country="ES"/>
    </style:style>
    <style:style style:name="T988" style:parent-style-name="courier9" style:family="text">
      <style:text-properties style:font-size-complex="11pt" fo:language="es" fo:country="ES"/>
    </style:style>
    <style:style style:name="T989" style:parent-style-name="courier9" style:family="text">
      <style:text-properties style:font-size-complex="11pt" fo:language="es" fo:country="ES"/>
    </style:style>
    <style:style style:name="T990" style:parent-style-name="courier9" style:family="text">
      <style:text-properties style:font-size-complex="11pt" fo:language="es" fo:country="ES"/>
    </style:style>
    <style:style style:name="T991" style:parent-style-name="courier9" style:family="text">
      <style:text-properties style:font-size-complex="11pt" fo:language="es" fo:country="ES"/>
    </style:style>
    <style:style style:name="T992" style:parent-style-name="courier9" style:family="text">
      <style:text-properties style:font-size-complex="11pt" fo:language="es" fo:country="ES"/>
    </style:style>
    <style:style style:name="T993" style:parent-style-name="courier9" style:family="text">
      <style:text-properties style:font-size-complex="11pt" fo:language="es" fo:country="ES"/>
    </style:style>
    <style:style style:name="T994" style:parent-style-name="courier9" style:family="text">
      <style:text-properties style:font-size-complex="11pt" fo:language="es" fo:country="ES"/>
    </style:style>
    <style:style style:name="T995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96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97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998" style:parent-style-name="courier9" style:family="text">
      <style:text-properties style:font-size-complex="11pt" fo:language="es" fo:country="ES"/>
    </style:style>
    <style:style style:name="T999" style:parent-style-name="courier9" style:family="text">
      <style:text-properties style:font-size-complex="11pt" fo:language="es" fo:country="ES"/>
    </style:style>
    <style:style style:name="T1000" style:parent-style-name="courier9" style:family="text">
      <style:text-properties style:font-size-complex="11pt" fo:language="es" fo:country="ES"/>
    </style:style>
    <style:style style:name="T100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0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0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0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0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06" style:parent-style-name="courier9" style:family="text">
      <style:text-properties style:font-size-complex="11pt" fo:language="es" fo:country="ES"/>
    </style:style>
    <style:style style:name="T1007" style:parent-style-name="courier9" style:family="text">
      <style:text-properties style:font-size-complex="11pt" fo:language="es" fo:country="ES"/>
    </style:style>
    <style:style style:name="T1008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09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1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1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12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13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14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15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16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17" style:parent-style-name="courier9" style:family="text">
      <style:text-properties style:font-size-complex="11pt" fo:language="es" fo:country="ES"/>
    </style:style>
    <style:style style:name="T1018" style:parent-style-name="courier9" style:family="text">
      <style:text-properties style:font-size-complex="11pt" fo:language="es" fo:country="ES"/>
    </style:style>
    <style:style style:name="T101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2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2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2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2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2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2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2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2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2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29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30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31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32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33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34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35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36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37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38" style:parent-style-name="courier9" style:family="text">
      <style:text-properties fo:font-style="italic" style:font-style-asian="italic" style:font-style-complex="italic" style:font-size-complex="11pt" fo:language="es" fo:country="ES"/>
    </style:style>
    <style:style style:name="T1039" style:parent-style-name="courier9" style:family="text">
      <style:text-properties style:font-size-complex="11pt" fo:language="es" fo:country="ES"/>
    </style:style>
    <style:style style:name="T1040" style:parent-style-name="courier9" style:family="text">
      <style:text-properties style:font-size-complex="11pt" fo:language="es" fo:country="ES"/>
    </style:style>
    <style:style style:name="T104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42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43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44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45" style:parent-style-name="courier9" style:family="text">
      <style:text-properties style:font-size-complex="11pt" fo:language="es" fo:country="ES"/>
    </style:style>
    <style:style style:name="T1046" style:parent-style-name="courier9" style:family="text">
      <style:text-properties style:font-size-complex="11pt" fo:language="es" fo:country="ES"/>
    </style:style>
    <style:style style:name="T1047" style:parent-style-name="courier9" style:family="text">
      <style:text-properties style:font-size-complex="11pt" fo:language="es" fo:country="ES"/>
    </style:style>
    <style:style style:name="T1048" style:parent-style-name="courier9" style:family="text">
      <style:text-properties style:font-size-complex="11pt" fo:language="es" fo:country="ES"/>
    </style:style>
    <style:style style:name="T1049" style:parent-style-name="courier9" style:family="text">
      <style:text-properties style:font-size-complex="11pt" fo:language="es" fo:country="ES"/>
    </style:style>
    <style:style style:name="T1050" style:parent-style-name="courier9" style:family="text">
      <style:text-properties style:font-size-complex="11pt" fo:language="es" fo:country="ES"/>
    </style:style>
    <style:style style:name="T1051" style:parent-style-name="courier9" style:family="text">
      <style:text-properties style:font-size-complex="11pt" fo:language="es" fo:country="ES"/>
    </style:style>
    <style:style style:name="T1052" style:parent-style-name="courier9" style:family="text">
      <style:text-properties style:font-size-complex="11pt" fo:language="es" fo:country="ES"/>
    </style:style>
    <style:style style:name="T1053" style:parent-style-name="courier9" style:family="text">
      <style:text-properties style:font-size-complex="11pt" fo:language="es" fo:country="ES"/>
    </style:style>
    <style:style style:name="T1054" style:parent-style-name="courier9" style:family="text">
      <style:text-properties style:font-size-complex="11pt" fo:language="es" fo:country="ES"/>
    </style:style>
    <style:style style:name="T1055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56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57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58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59" style:parent-style-name="courier9" style:family="text">
      <style:text-properties style:font-size-complex="11pt" fo:language="es" fo:country="ES"/>
    </style:style>
    <style:style style:name="T1060" style:parent-style-name="courier9" style:family="text">
      <style:text-properties style:font-size-complex="11pt" fo:language="es" fo:country="ES"/>
    </style:style>
    <style:style style:name="T1061" style:parent-style-name="courier9" style:family="text">
      <style:text-properties style:font-size-complex="11pt" fo:language="es" fo:country="ES"/>
    </style:style>
    <style:style style:name="T1062" style:parent-style-name="courier9" style:family="text">
      <style:text-properties style:font-size-complex="11pt" fo:language="es" fo:country="ES"/>
    </style:style>
    <style:style style:name="T1063" style:parent-style-name="courier9" style:family="text">
      <style:text-properties style:font-size-complex="11pt" fo:language="es" fo:country="ES"/>
    </style:style>
    <style:style style:name="T1064" style:parent-style-name="courier9" style:family="text">
      <style:text-properties style:font-size-complex="11pt" fo:language="es" fo:country="ES"/>
    </style:style>
    <style:style style:name="T1065" style:parent-style-name="courier9" style:family="text">
      <style:text-properties style:font-size-complex="11pt" fo:language="es" fo:country="ES"/>
    </style:style>
    <style:style style:name="T1066" style:parent-style-name="courier9" style:family="text">
      <style:text-properties style:font-size-complex="11pt" fo:language="es" fo:country="ES"/>
    </style:style>
    <style:style style:name="T1067" style:parent-style-name="courier9" style:family="text">
      <style:text-properties style:font-size-complex="11pt" fo:language="es" fo:country="ES"/>
    </style:style>
    <style:style style:name="T1068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69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7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7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72" style:parent-style-name="courier9" style:family="text">
      <style:text-properties style:font-size-complex="11pt" fo:language="es" fo:country="ES"/>
    </style:style>
    <style:style style:name="T1073" style:parent-style-name="courier9" style:family="text">
      <style:text-properties style:font-size-complex="11pt" fo:language="es" fo:country="ES"/>
    </style:style>
    <style:style style:name="T1074" style:parent-style-name="courier9" style:family="text">
      <style:text-properties style:font-size-complex="11pt" fo:language="es" fo:country="ES"/>
    </style:style>
    <style:style style:name="T1075" style:parent-style-name="courier9" style:family="text">
      <style:text-properties style:font-size-complex="11pt" fo:language="es" fo:country="ES"/>
    </style:style>
    <style:style style:name="T1076" style:parent-style-name="courier9" style:family="text">
      <style:text-properties style:font-size-complex="11pt" fo:language="es" fo:country="ES"/>
    </style:style>
    <style:style style:name="T1077" style:parent-style-name="courier9" style:family="text">
      <style:text-properties style:font-size-complex="11pt" fo:language="es" fo:country="ES"/>
    </style:style>
    <style:style style:name="T1078" style:parent-style-name="courier9" style:family="text">
      <style:text-properties style:font-size-complex="11pt" fo:language="es" fo:country="ES"/>
    </style:style>
    <style:style style:name="T1079" style:parent-style-name="courier9" style:family="text">
      <style:text-properties style:font-size-complex="11pt" fo:language="es" fo:country="ES"/>
    </style:style>
    <style:style style:name="T108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8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82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83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84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85" style:parent-style-name="courier9" style:family="text">
      <style:text-properties style:font-size-complex="11pt" fo:language="es" fo:country="ES"/>
    </style:style>
    <style:style style:name="T1086" style:parent-style-name="courier9" style:family="text">
      <style:text-properties style:font-size-complex="11pt" fo:language="es" fo:country="ES"/>
    </style:style>
    <style:style style:name="T1087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88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89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9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091" style:parent-style-name="courier9" style:family="text">
      <style:text-properties style:font-size-complex="11pt" fo:language="es" fo:country="ES"/>
    </style:style>
    <style:style style:name="T1092" style:parent-style-name="courier9" style:family="text">
      <style:text-properties style:font-size-complex="11pt" fo:language="es" fo:country="ES"/>
    </style:style>
    <style:style style:name="T1093" style:parent-style-name="courier9" style:family="text">
      <style:text-properties style:font-size-complex="11pt" fo:language="es" fo:country="ES"/>
    </style:style>
    <style:style style:name="T1094" style:parent-style-name="courier9" style:family="text">
      <style:text-properties style:font-size-complex="11pt" fo:language="es" fo:country="ES"/>
    </style:style>
    <style:style style:name="T1095" style:parent-style-name="courier9" style:family="text">
      <style:text-properties style:font-size-complex="11pt" fo:language="es" fo:country="ES"/>
    </style:style>
    <style:style style:name="T1096" style:parent-style-name="courier9" style:family="text">
      <style:text-properties style:font-size-complex="11pt" fo:language="es" fo:country="ES"/>
    </style:style>
    <style:style style:name="T1097" style:parent-style-name="courier9" style:family="text">
      <style:text-properties style:font-size-complex="11pt" fo:language="es" fo:country="ES"/>
    </style:style>
    <style:style style:name="T1098" style:parent-style-name="courier9" style:family="text">
      <style:text-properties style:font-size-complex="11pt" fo:language="es" fo:country="ES"/>
    </style:style>
    <style:style style:name="T1099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10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10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102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103" style:parent-style-name="courier9" style:family="text">
      <style:text-properties style:font-size-complex="11pt" fo:language="es" fo:country="ES"/>
    </style:style>
    <style:style style:name="T1104" style:parent-style-name="courier9" style:family="text">
      <style:text-properties style:font-size-complex="11pt" fo:language="es" fo:country="ES"/>
    </style:style>
    <style:style style:name="T1105" style:parent-style-name="courier9" style:family="text">
      <style:text-properties style:font-size-complex="11pt" fo:language="es" fo:country="ES"/>
    </style:style>
    <style:style style:name="T1106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107" style:parent-style-name="courier9" style:family="text">
      <style:text-properties style:font-size-complex="11pt" fo:language="es" fo:country="ES"/>
    </style:style>
    <style:style style:name="T1108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109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110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111" style:parent-style-name="courier9" style:family="text">
      <style:text-properties fo:font-weight="bold" style:font-weight-asian="bold" style:font-weight-complex="bold" style:font-size-complex="11pt" fo:language="es" fo:country="ES"/>
    </style:style>
    <style:style style:name="T1112" style:parent-style-name="Policepardéfaut" style:family="text">
      <style:text-properties style:font-name-asian="OpenSymbol" style:font-name-complex="OpenSymbol"/>
    </style:style>
  </office:automatic-styles>
  <office:body>
    <office:text text:use-soft-page-breaks="true">
      <text:p text:style-name="P1">Ejercicio 11: Salario y horas extra</text:p>
      <text:p text:style-name="P6">Las horas extra son las que se trabajan además de la duración legal del trabajo semanal, vamos a considerar 35 horas. La remuneración no es la misma para las ocho primeras horas que para las<text:s/>siguientes. La ocho primeras horas se pagan a un 125 % de la remuneración horaria «normal». Cada hora siguiente, por encima de las ocho, se paga a un 150 % de la hora normal.</text:p>
      <text:p text:style-name="P7">Ejemplo:</text:p>
      <text:p text:style-name="exemple"><text:span text:style-name="T8">Un empleado ha realizado 12 horas extra durante el último mes. Mensualme</text:span><text:span text:style-name="T9">nte se le pagan 1 500 € brutos. El pago extra que recibirá será de un 125 % del precio por hora para las 8 primeras horas y del 150 % para las 4 horas restantes. Entonces es como si hubiera trabajado<text:s/></text:span><text:span text:style-name="T10">8x1,25 + 4x1,5 = 16</text:span><text:span text:style-name="T11"><text:s/>horas pagadas al precio por hora nor</text:span><text:span text:style-name="T12">mal además de las horas correspondientes al mes.</text:span></text:p>
      <text:p text:style-name="Normal"><text:span text:style-name="T13">El problema se reduce a calcular la remuneración horaria bruta de este empleado. sea<text:s/></text:span><text:span text:style-name="T14">precio_hora</text:span><text:span text:style-name="T15"><text:s/>este número. No se trata de una tarifa en el sentido habitual, sino que es un abuso de lenguaje habitual y vam</text:span><text:span text:style-name="T16">os a seguir usándolo. Teniendo en cuenta este precio por hora aplicado a las horas normales, la remuneración adicional bruta es:</text:span></text:p>
      <text:p text:style-name="Normal"><text:span text:style-name="T17">pago_horas_ext =<text:s/></text:span><text:span text:style-name="T18"><text:line-break/></text:span><text:span text:style-name="T19"><text:s text:c="13"/>precio_hora x (horas_ext_125 x 1,25 + horas_ext_150 x 1,50)</text:span></text:p>
      <text:p text:style-name="Normal"><text:span text:style-name="T20">donde<text:s/></text:span><text:span text:style-name="T21">horas_ext_125</text:span><text:span text:style-name="T22"><text:s/>y<text:s/></text:span><text:span text:style-name="T23">horas_ext_150</text:span><text:span text:style-name="T24"><text:s/></text:span><text:span text:style-name="T25">es la cantidad de horas extra remuneradas al 125 % y al 150 % respectivamente.</text:span></text:p>
      <text:p text:style-name="Normal"><text:span text:style-name="T26">Cuando el empleado ha realizado menos de ocho horas extra, tenemos<text:s/></text:span><text:span text:style-name="T27">horas_ext_150 = 0</text:span><text:span text:style-name="T28">. Las dificultades aparecen cuando ha realizado más de ocho horas. Sea<text:s/></text:span><text:span text:style-name="T29">horas_ext</text:span><text:span text:style-name="T30"><text:s/>la cantidad<text:s/></text:span><text:span text:style-name="T31">total de horas extra a pagar. Tenemos:</text:span></text:p>
      <text:p text:style-name="Normal"><text:span text:style-name="T32">horas_ext ≥ 8 =&gt;</text:span><text:span text:style-name="T33"><text:line-break/></text:span><text:span text:style-name="T34"><text:s text:c="4"/>pago_horas_ext = precio_hora x (8 x 1,25 + (horas_ext - 8) x 1,50)</text:span><text:span text:style-name="T35"><text:line-break/></text:span><text:span text:style-name="T36"><text:s text:c="20"/>= precio_hora x (10 + horas_ext x 1,50 – 8 x 1,50)</text:span><text:span text:style-name="T37"><text:line-break/></text:span><text:span text:style-name="T38"><text:s text:c="20"/>= precio_hora x (horas_ext x 1,50 – 2)</text:span></text:p>
      <text:p text:style-name="Normal"><text:span text:style-name="T39">El siguiente capítulo del libro trata de la alternativa que permitirá, en este ejercicio, diferencia el caso<text:s/></text:span><text:span text:style-name="T40">horas_ext ≤ 8</text:span><text:span text:style-name="T41"><text:s/>del caso<text:s/></text:span><text:span text:style-name="T42">horas_ext &gt; 8</text:span><text:span text:style-name="T43">.</text:span><text:span text:style-name="T44"><text:s/>Sin embargo, todavía podemos pasar sin ella y usar solo lo que ya sabemos para resolver esta dificultad.</text:span></text:p>
      <text:p text:style-name="Normal"><text:span text:style-name="T45">Sea</text:span><text:span text:style-name="T46"><text:s/></text:span><text:span text:style-name="T47">inf</text:span><text:span text:style-name="T48"><text:s/>la función que devuelve el menor de dos números enteros y<text:s/></text:span><text:span text:style-name="T49">sup</text:span><text:span text:style-name="T50"><text:s/>la función dual que devuelve el mayor de dos números enteros. Estas funciones se definirán con precisión en el capítulo siguiente. Suponemos que están disponibles en nuestro directorio de o</text:span><text:span text:style-name="T51">peraciones básicas. No es difícil ver que:</text:span></text:p>
      <text:p text:style-name="Normal"><text:span text:style-name="T52">horas_ext_125 =<text:s/></text:span><text:span text:style-name="T53">inf</text:span><text:span text:style-name="T54">(horas_ext, 8)</text:span><text:span text:style-name="T55"><text:line-break/></text:span><text:span text:style-name="T56">horas_ext_150 =<text:s/></text:span><text:span text:style-name="T57">sup</text:span><text:span text:style-name="T58">(horas_ext – 8, 0)</text:span></text:p>
      <text:p text:style-name="P59">Aquí podemos ver una versión del algoritmo del principio para este cálculo.</text:p>
      <text:p text:style-name="code"><text:span text:style-name="T60">Algoritmo 1: Remuneración de horas extra – Solución de<text:s/></text:span><text:span text:style-name="T61">principio</text:span></text:p>
      <text:p text:style-name="P62"/>
      <text:p text:style-name="code"><text:span text:style-name="T63">Algoritmo<text:s/></text:span><text:span text:style-name="T64">horas_extra</text:span><text:span text:style-name="T65"><text:line-break/></text:span><text:span text:style-name="T66"><text:s text:c="4"/></text:span><text:span text:style-name="T67"># Establece la remuneración de `horas_ext' adicionales para</text:span><text:span text:style-name="T68"><text:line-break/></text:span><text:span text:style-name="T69"><text:s text:c="4"/># un salario mensual bruto de `salario_mensual_bruto'.</text:span><text:span text:style-name="T70"><text:line-break/></text:span><text:span text:style-name="T71"><text:line-break/></text:span><text:soft-page-break/><text:span text:style-name="T72">Entrada</text:span><text:span text:style-name="T73"><text:line-break/></text:span><text:span text:style-name="T74"><text:s text:c="4"/>salario_mensual_bruto :<text:s/></text:span><text:span text:style-name="T75">REAL</text:span><text:span text:style-name="T76"><text:line-break/></text:span><text:span text:style-name="T77"><text:s text:c="8"/></text:span><text:span text:style-name="T78"># Importe del salario mensual bruto</text:span><text:span text:style-name="T79"><text:line-break/></text:span><text:span text:style-name="T80"><text:s text:c="4"/>horas_</text:span><text:span text:style-name="T81">ext :<text:s/></text:span><text:span text:style-name="T82">ENTERO</text:span><text:span text:style-name="T83"><text:line-break/></text:span><text:span text:style-name="T84"><text:s text:c="8"/></text:span><text:span text:style-name="T85"># Cantidad de horas extra del mes a pagar</text:span><text:span text:style-name="T86"><text:line-break/></text:span><text:span text:style-name="T87"><text:line-break/></text:span><text:span text:style-name="T88">precondición</text:span><text:span text:style-name="T89"><text:line-break/></text:span><text:span text:style-name="T90"><text:s text:c="4"/>salario_mensual_bruto &gt; 0</text:span><text:span text:style-name="T91"><text:line-break/></text:span><text:span text:style-name="T92"><text:s text:c="4"/>horas_ext ≥ 0</text:span><text:span text:style-name="T93"><text:line-break/></text:span><text:span text:style-name="T94"><text:line-break/></text:span><text:span text:style-name="T95">constante</text:span><text:span text:style-name="T96"><text:line-break/></text:span><text:span text:style-name="T97"><text:s text:c="4"/>CANTIDAD_SEMANAS :<text:s/></text:span><text:span text:style-name="T98">ENTERO</text:span><text:span text:style-name="T99"><text:s/>← 52</text:span><text:span text:style-name="T100"><text:line-break/></text:span><text:span text:style-name="T101"><text:s text:c="8"/></text:span><text:span text:style-name="T102"># Cantidad de semanas de trabajo</text:span><text:span text:style-name="T103"><text:s/></text:span><text:span text:style-name="T104"><text:line-break/></text:span><text:span text:style-name="T105"><text:s text:c="4"/>CANTIDAD_HORAS_SEMANA :<text:s/></text:span><text:span text:style-name="T106">ENTERO</text:span><text:span text:style-name="T107"><text:s/>← 35</text:span><text:span text:style-name="T108"><text:line-break/></text:span><text:span text:style-name="T109"><text:s text:c="3"/></text:span><text:span text:style-name="T110"><text:s text:c="5"/></text:span><text:span text:style-name="T111"># Cantidad legal de horas de trabajo semanales</text:span><text:span text:style-name="T112"><text:s/></text:span><text:span text:style-name="T113"><text:line-break/></text:span><text:span text:style-name="T114"><text:s text:c="4"/>CANTIDAD_HORAS_MAX_1 :<text:s/></text:span><text:span text:style-name="T115">ENTERO</text:span><text:span text:style-name="T116"><text:s/>← 8</text:span><text:span text:style-name="T117"><text:line-break/></text:span><text:span text:style-name="T118"><text:s text:c="8"/></text:span><text:span text:style-name="T119"># Umbral de cambio de<text:s/></text:span><text:span text:style-name="T120">precio</text:span><text:span text:style-name="T121"><text:s/>de remuneración</text:span><text:span text:style-name="T122"><text:line-break/></text:span><text:span text:style-name="T123"><text:s text:c="4"/></text:span><text:span text:style-name="T124">PRECIO</text:span><text:span text:style-name="T125">_1 :<text:s/></text:span><text:span text:style-name="T126">REAL</text:span><text:span text:style-name="T127"><text:s/>← 1,25</text:span><text:span text:style-name="T128"><text:line-break/></text:span><text:span text:style-name="T129"><text:s text:c="8"/></text:span><text:span text:style-name="T130"># Tarifa de remuneración de CANTIDAD_HORAS_MAX_1 primeras</text:span><text:span text:style-name="T131"><text:line-break/></text:span><text:span text:style-name="T132"><text:s text:c="8"/># horas ext</text:span><text:span text:style-name="T133">ra</text:span><text:span text:style-name="T134"><text:line-break/></text:span><text:span text:style-name="T135"><text:s text:c="4"/></text:span><text:span text:style-name="T136">PRECIO</text:span><text:span text:style-name="T137">_2 :<text:s/></text:span><text:span text:style-name="T138">REAL</text:span><text:span text:style-name="T139"><text:s/>← 1,50</text:span><text:span text:style-name="T140"><text:line-break/></text:span><text:span text:style-name="T141"><text:s text:c="8"/></text:span><text:span text:style-name="T142"># Tarifa de remuneración de las otras horas extra</text:span><text:span text:style-name="T143"><text:line-break/></text:span><text:span text:style-name="T144"><text:line-break/></text:span><text:span text:style-name="T145">variable</text:span><text:span text:style-name="T146"><text:line-break/></text:span><text:span text:style-name="T147"><text:s text:c="4"/>horas_ext_1 :<text:s/></text:span><text:span text:style-name="T148">ENTERO</text:span><text:span text:style-name="T149"><text:line-break/></text:span><text:span text:style-name="T150"><text:s text:c="8"/></text:span><text:span text:style-name="T151"># Cantidad de horas extra con<text:s/></text:span><text:span text:style-name="T152">PRECIO</text:span><text:span text:style-name="T153">_1 %</text:span><text:span text:style-name="T154"><text:line-break/></text:span><text:span text:style-name="T155"><text:s text:c="4"/>horas_ext_2 :<text:s/></text:span><text:span text:style-name="T156">ENTERO</text:span><text:span text:style-name="T157"><text:line-break/></text:span><text:span text:style-name="T158"><text:s text:c="8"/></text:span><text:span text:style-name="T159">#<text:s/></text:span><text:span text:style-name="T160">Cantidad de horas extra con</text:span><text:span text:style-name="T161"><text:s/></text:span><text:span text:style-name="T162">PRECIO</text:span><text:span text:style-name="T163">_2 %</text:span><text:span text:style-name="T164"><text:line-break/></text:span><text:span text:style-name="T165"><text:s text:c="4"/></text:span><text:span text:style-name="T166">precio</text:span><text:span text:style-name="T167">_hora</text:span><text:span text:style-name="T168"> :<text:s/></text:span><text:span text:style-name="T169">R</text:span><text:span text:style-name="T170">E</text:span><text:span text:style-name="T171">A</text:span><text:span text:style-name="T172">L</text:span><text:span text:style-name="T173"><text:line-break/></text:span><text:span text:style-name="T174"><text:s text:c="8"/></text:span><text:span text:style-name="T175">#<text:s/></text:span><text:span text:style-name="T176">Precio hora de la remuneración bruta básica</text:span><text:span text:style-name="T177"><text:line-break/></text:span><text:span text:style-name="T178"><text:line-break/></text:span><text:span text:style-name="T179">r</text:span><text:span text:style-name="T180">e</text:span><text:span text:style-name="T181">ali</text:span><text:span text:style-name="T182">z</text:span><text:span text:style-name="T183">a</text:span><text:span text:style-name="T184">c</text:span><text:span text:style-name="T185">i</text:span><text:span text:style-name="T186">ó</text:span><text:span text:style-name="T187">n</text:span><text:span text:style-name="T188"><text:line-break/></text:span><text:span text:style-name="T189"><text:s text:c="4"/>calcul</text:span><text:span text:style-name="T190">a</text:span><text:span text:style-name="T191">r<text:s/></text:span><text:span text:style-name="T192">el</text:span><text:span text:style-name="T193"><text:s/></text:span><text:span text:style-name="T194">precio</text:span><text:span text:style-name="T195">_hora</text:span><text:span text:style-name="T196"><text:s/>de la r</text:span><text:span text:style-name="T197">e</text:span><text:span text:style-name="T198">mun</text:span><text:span text:style-name="T199">e</text:span><text:span text:style-name="T200">ra</text:span><text:span text:style-name="T201">c</text:span><text:span text:style-name="T202">i</text:span><text:span text:style-name="T203">ó</text:span><text:span text:style-name="T204">n brut</text:span><text:span text:style-name="T205">a</text:span><text:span text:style-name="T206"><text:s/></text:span><text:span text:style-name="T207">básica</text:span><text:span text:style-name="T208"><text:line-break/></text:span><text:span text:style-name="T209"><text:line-break/></text:span><text:span text:style-name="T210"><text:s text:c="4"/></text:span><text:span text:style-name="T211">R</text:span><text:span text:style-name="T212">e</text:span><text:span text:style-name="T213">sulta</text:span><text:span text:style-name="T214">do</text:span><text:span text:style-name="T215"><text:s/>←<text:s/></text:span><text:span text:style-name="T216">precio</text:span><text:span text:style-name="T217">_hora</text:span><text:span text:style-name="T218"><text:s/>x<text:s/></text:span><text:span text:style-name="T219"><text:line-break/></text:span><text:span text:style-name="T220"><text:s text:c="13"/>(</text:span><text:span text:style-name="T221"><text:line-break/></text:span><text:span text:style-name="T222"><text:s text:c="15"/></text:span><text:span text:style-name="T223">inf</text:span><text:span text:style-name="T224">(h</text:span><text:span text:style-name="T225">o</text:span><text:span text:style-name="T226">r</text:span><text:span text:style-name="T227">a</text:span><text:span text:style-name="T228">s_</text:span><text:span text:style-name="T229">ext</text:span><text:span text:style-name="T230">,<text:s/></text:span><text:span text:style-name="T231">CANTIDAD</text:span><text:span text:style-name="T232">_H</text:span><text:span text:style-name="T233">O</text:span><text:span text:style-name="T234">R</text:span><text:span text:style-name="T235">A</text:span><text:span text:style-name="T236">S_MAX_1) x<text:s/></text:span><text:span text:style-name="T237">PRECIO</text:span><text:span text:style-name="T238">_1</text:span><text:span text:style-name="T239"><text:s/></text:span><text:span text:style-name="T240"><text:line-break/></text:span><text:span text:style-name="T241"><text:s text:c="13"/>+</text:span><text:span text:style-name="T242"><text:line-break/></text:span><text:span text:style-name="T243"><text:s text:c="15"/></text:span><text:span text:style-name="T244">sup</text:span><text:span text:style-name="T245">(h</text:span><text:span text:style-name="T246">o</text:span><text:span text:style-name="T247">r</text:span><text:span text:style-name="T248">a</text:span><text:span text:style-name="T249">s_</text:span><text:span text:style-name="T250">ext</text:span><text:span text:style-name="T251"><text:s/>–<text:s/></text:span><text:span text:style-name="T252">CANTIDAD</text:span><text:span text:style-name="T253">_H</text:span><text:span text:style-name="T254">O</text:span><text:span text:style-name="T255">R</text:span><text:span text:style-name="T256">A</text:span><text:span text:style-name="T257">S_MAX_1, 0) x<text:s/></text:span><text:span text:style-name="T258">PRECIO</text:span><text:span text:style-name="T259">_2</text:span><text:span text:style-name="T260"><text:line-break/></text:span><text:span text:style-name="T261"><text:s text:c="13"/>)</text:span><text:span text:style-name="T262"><text:line-break/></text:span><text:span text:style-name="T263"><text:line-break/></text:span><text:span text:style-name="T264">postcondi</text:span><text:span text:style-name="T265">c</text:span><text:span text:style-name="T266">i</text:span><text:span text:style-name="T267">ó</text:span><text:span text:style-name="T268">n</text:span><text:span text:style-name="T269"><text:line-break/></text:span><text:span text:style-name="T270">...</text:span><text:span text:style-name="T271"><text:line-break/></text:span><text:span text:style-name="T272">fin</text:span><text:span text:style-name="T273"><text:s/></text:span><text:span text:style-name="T274">h</text:span><text:span text:style-name="T275">o</text:span><text:span text:style-name="T276">r</text:span><text:span text:style-name="T277">a</text:span><text:span text:style-name="T278">s_</text:span><text:span text:style-name="T279">extra</text:span></text:p>
      <text:p text:style-name="P280">Observe la configuración de la solución que usa mucho las constantes. Así, todo cambio legislativo dentro del valor de los parámetros solo causará la modificación de las constantes correspondientes.<text:s/>Hay métodos mucho más eficaces para hacer que un algoritmo sea resistente a los cambios, pero superan el marco de este libro.</text:p>
      <text:p text:style-name="Normal"><text:span text:style-name="T281">Como ya se ha indicado más arriba, el problema<text:s/></text:span><text:span text:style-name="T282">consiste en calcular<text:s/></text:span><text:span text:style-name="T283">precio</text:span><text:span text:style-name="T284">_hora</text:span><text:span text:style-name="T285">. Re</text:span><text:span text:style-name="T286">tomamos el ejemplo anterior</text:span><text:span text:style-name="T287">.</text:span></text:p>
      <text:p text:style-name="P288">Ejemplo: (continuación del ejemplo anterior)</text:p>
      <text:p text:style-name="exemple"><text:span text:style-name="T289">El empleado trabaja 35 horas p</text:span><text:span text:style-name="T290">or semana durante las 52 semanas del año (porque también trabaja durante las vacaciones pagadas).<text:s/></text:span><text:span text:style-name="T291">Entonces</text:span><text:s/><text:span text:style-name="T292">trabaja</text:span><text:s/>35 x 52 = 1820 horas<text:s/><text:span text:style-name="T293">por</text:span><text:s/><text:span text:style-name="T294">año</text:span>.<text:s/><text:span text:style-name="T295">Entonces consideramos que trabaja 1820 horas en 12 meses</text:span><text:span text:style-name="T296">, es decir, 1820 / 12<text:s/></text:span><text:span text:style-name="T297">≃</text:span><text:span text:style-name="T298"><text:s/>151,67 h</text:span><text:span text:style-name="T299">oras al mes. Por lo tanto, su remuneración bruta por hora es<text:s/></text:span><text:span text:style-name="T300">1500 / 151,67<text:s/></text:span><text:span text:style-name="T301">≃</text:span><text:span text:style-name="T302"><text:s/>9,89 €.</text:span></text:p>
      <text:p text:style-name="P303">Así, el cálculo del precio bruto por hora es el<text:s/>siguiente:</text:p>
      <text:p text:style-name="code"><text:span text:style-name="T304"># C</text:span><text:span text:style-name="T305">álculo del</text:span><text:span text:style-name="T306"><text:s/></text:span><text:span text:style-name="T307">precio</text:span><text:span text:style-name="T308">_hora</text:span><text:span text:style-name="T309"><text:s/>de la r</text:span><text:span text:style-name="T310">e</text:span><text:span text:style-name="T311">mun</text:span><text:span text:style-name="T312">e</text:span><text:span text:style-name="T313">ra</text:span><text:span text:style-name="T314">ción bru</text:span><text:span text:style-name="T315">ta básica</text:span><text:span text:style-name="T316"><text:line-break/></text:span><text:span text:style-name="T317">precio</text:span><text:span text:style-name="T318">_hora</text:span><text:span text:style-name="T319"><text:s/>← sala</text:span><text:span text:style-name="T320">r</text:span><text:span text:style-name="T321">io</text:span><text:span text:style-name="T322">_mensu</text:span><text:span text:style-name="T323">a</text:span><text:span text:style-name="T324">l_brut</text:span><text:span text:style-name="T325">o</text:span><text:span text:style-name="T326"><text:s/>x 12</text:span><text:span text:style-name="T327"><text:line-break/></text:span><text:span text:style-name="T328"><text:s text:c="14"/>/</text:span><text:span text:style-name="T329"><text:line-break/></text:span><text:soft-page-break/><text:span text:style-name="T330"><text:s text:c="15"/>(</text:span><text:span text:style-name="T331">R</text:span><text:span text:style-name="T332">E</text:span><text:span text:style-name="T333">A</text:span><text:span text:style-name="T334">L</text:span><text:span text:style-name="T335">(</text:span><text:span text:style-name="T336">CANTIDAD</text:span><text:span text:style-name="T337">_H</text:span><text:span text:style-name="T338">O</text:span><text:span text:style-name="T339">R</text:span><text:span text:style-name="T340">A</text:span><text:span text:style-name="T341">S_</text:span><text:span text:style-name="T342">SEMANA</text:span><text:span text:style-name="T343">) x<text:s/></text:span><text:span text:style-name="T344">R</text:span><text:span text:style-name="T345">E</text:span><text:span text:style-name="T346">A</text:span><text:span text:style-name="T347">L</text:span><text:span text:style-name="T348">(</text:span><text:span text:style-name="T349">CANTIDAD</text:span><text:span text:style-name="T350">_SEMA</text:span><text:span text:style-name="T351">N</text:span><text:span text:style-name="T352">A</text:span><text:span text:style-name="T353">S))</text:span></text:p>
      <text:p text:style-name="Normal"><text:span text:style-name="T354">Observe las llamadas a l</text:span><text:span text:style-name="T355">os servicios de la función de conversión</text:span><text:span text:style-name="T356"><text:s/></text:span><text:span text:style-name="T357">R</text:span><text:span text:style-name="T358">E</text:span><text:span text:style-name="T359">A</text:span><text:span text:style-name="T360">L</text:span><text:span text:style-name="T361"><text:s/>qu</text:span><text:span text:style-name="T362">e toma como entrada un número entero y que devuelve el número real del mismo valor. Ya hemos comentado la necesidad de usar esta función anteriormente en el libro.</text:span></text:p>
      <text:p text:style-name="Normal"><text:span text:style-name="T363">Ahora, solo tenemos que<text:s/></text:span><text:span text:style-name="T364">trasladar este cálculo dentro de la realización de la función<text:s/></text:span><text:span text:style-name="T365">h</text:span><text:span text:style-name="T366">o</text:span><text:span text:style-name="T367">r</text:span><text:span text:style-name="T368">a</text:span><text:span text:style-name="T369">s_</text:span><text:span text:style-name="T370">extra</text:span><text:span text:style-name="T371">.</text:span></text:p>
      <text:p text:style-name="Normal"><text:span text:style-name="T372">La f</text:span><text:span text:style-name="T373">unció</text:span><text:span text:style-name="T374">n<text:s/></text:span><text:span text:style-name="T375">h</text:span><text:span text:style-name="T376">o</text:span><text:span text:style-name="T377">r</text:span><text:span text:style-name="T378">a</text:span><text:span text:style-name="T379">s_</text:span><text:span text:style-name="T380">extra</text:span><text:span text:style-name="T381"><text:s/>u</text:span><text:span text:style-name="T382">sa un cálculo</text:span><text:span text:style-name="T383"><text:s/>para obtener el precio hora de remuneración del empleado. Sin embargo, este cálculo es otro problema, que representa un servicio que no está bajo la responsabilidad de la función solicitada.</text:span><text:span text:style-name="T384"><text:s/>Por lo tanto, este servicio debería estar garantizado por otra función de la que</text:span><text:span text:style-name="T385"><text:s/></text:span><text:span text:style-name="T386">h</text:span><text:span text:style-name="T387">o</text:span><text:span text:style-name="T388">r</text:span><text:span text:style-name="T389">a</text:span><text:span text:style-name="T390">s_</text:span><text:span text:style-name="T391">extra</text:span><text:span text:style-name="T392"><text:s/>ser</text:span><text:span text:style-name="T393">ía el</text:span><text:span text:style-name="T394"><text:s/>cliente.<text:s/></text:span><text:span text:style-name="T395">Entonces reorganizamos la función solicitada</text:span><text:span text:style-name="T396">:</text:span></text:p>
      <text:p text:style-name="code"><text:span text:style-name="T397">A</text:span><text:span text:style-name="T398">lgorit</text:span><text:span text:style-name="T399">m</text:span><text:span text:style-name="T400">o</text:span><text:span text:style-name="T401"><text:s/>2 : R</text:span><text:span text:style-name="T402">e</text:span><text:span text:style-name="T403">mun</text:span><text:span text:style-name="T404">e</text:span><text:span text:style-name="T405">ra</text:span><text:span text:style-name="T406">c</text:span><text:span text:style-name="T407">i</text:span><text:span text:style-name="T408">ó</text:span><text:span text:style-name="T409">n de</text:span><text:span text:style-name="T410"><text:s/>la</text:span><text:span text:style-name="T411">s h</text:span><text:span text:style-name="T412">oras extr</text:span><text:span text:style-name="T413">a</text:span></text:p>
      <text:p text:style-name="P414"/>
      <text:p text:style-name="code"><text:span text:style-name="T415">Algorit</text:span><text:span text:style-name="T416">m</text:span><text:span text:style-name="T417">o</text:span><text:span text:style-name="T418"><text:s/></text:span><text:span text:style-name="T419">h</text:span><text:span text:style-name="T420">o</text:span><text:span text:style-name="T421">r</text:span><text:span text:style-name="T422">a</text:span><text:span text:style-name="T423">s_</text:span><text:span text:style-name="T424">extra</text:span><text:span text:style-name="T425"><text:line-break/></text:span><text:span text:style-name="T426"><text:s text:c="4"/></text:span><text:span text:style-name="T427">#<text:s/></text:span><text:span text:style-name="T428">Es</text:span><text:span text:style-name="T429">tabl</text:span><text:span text:style-name="T430">ece la remuneración de</text:span><text:span text:style-name="T431"><text:s/>`h</text:span><text:span text:style-name="T432">o</text:span><text:span text:style-name="T433">r</text:span><text:span text:style-name="T434">a</text:span><text:span text:style-name="T435">s_</text:span><text:span text:style-name="T436">ext</text:span><text:span text:style-name="T437">'<text:s/></text:span><text:span text:style-name="T438">adicionales p</text:span><text:span text:style-name="T439">ara</text:span><text:span text:style-name="T440"><text:s/></text:span><text:span text:style-name="T441"><text:line-break/></text:span><text:span text:style-name="T442"><text:s text:c="4"/># un sala</text:span><text:span text:style-name="T443">rio mensual bruto</text:span><text:span text:style-name="T444"><text:s/>`sala</text:span><text:span text:style-name="T445">r</text:span><text:span text:style-name="T446">io</text:span><text:span text:style-name="T447">_mensu</text:span><text:span text:style-name="T448">a</text:span><text:span text:style-name="T449">l_brut</text:span><text:span text:style-name="T450">o</text:span><text:span text:style-name="T451">'.</text:span><text:span text:style-name="T452"><text:line-break/></text:span><text:span text:style-name="T453"><text:line-break/></text:span><text:span text:style-name="T454">Entr</text:span><text:span text:style-name="T455">ada</text:span><text:span text:style-name="T456"><text:line-break/></text:span><text:span text:style-name="T457"><text:s text:c="4"/>sala</text:span><text:span text:style-name="T458">r</text:span><text:span text:style-name="T459">io</text:span><text:span text:style-name="T460">_mensu</text:span><text:span text:style-name="T461">a</text:span><text:span text:style-name="T462">l_brut</text:span><text:span text:style-name="T463">o</text:span><text:span text:style-name="T464"> :<text:s/></text:span><text:span text:style-name="T465">R</text:span><text:span text:style-name="T466">E</text:span><text:span text:style-name="T467">A</text:span><text:span text:style-name="T468">L</text:span><text:span text:style-name="T469"><text:line-break/></text:span><text:span text:style-name="T470"><text:s text:c="8"/></text:span><text:span text:style-name="T471">#<text:s/></text:span><text:span text:style-name="T472">Importe del salario mensual bruto</text:span><text:span text:style-name="T473"><text:line-break/></text:span><text:span text:style-name="T474"><text:s text:c="4"/>h</text:span><text:span text:style-name="T475">o</text:span><text:span text:style-name="T476">r</text:span><text:span text:style-name="T477">a</text:span><text:span text:style-name="T478">s_</text:span><text:span text:style-name="T479">ext</text:span><text:span text:style-name="T480"> :<text:s/></text:span><text:span text:style-name="T481">ENT</text:span><text:span text:style-name="T482">ER</text:span><text:span text:style-name="T483">O</text:span><text:span text:style-name="T484"><text:line-break/></text:span><text:span text:style-name="T485"><text:s text:c="8"/></text:span><text:span text:style-name="T486">#<text:s/></text:span><text:span text:style-name="T487">Cantidad de horas extra del mes a remunerar</text:span><text:span text:style-name="T488"><text:line-break/></text:span><text:span text:style-name="T489"><text:line-break/></text:span><text:span text:style-name="T490">pr</text:span><text:span text:style-name="T491">e</text:span><text:span text:style-name="T492">condi</text:span><text:span text:style-name="T493">c</text:span><text:span text:style-name="T494">i</text:span><text:span text:style-name="T495">ó</text:span><text:span text:style-name="T496">n</text:span><text:span text:style-name="T497"><text:line-break/></text:span><text:span text:style-name="T498"><text:s text:c="4"/>sala</text:span><text:span text:style-name="T499">r</text:span><text:span text:style-name="T500">io</text:span><text:span text:style-name="T501">_mensu</text:span><text:span text:style-name="T502">a</text:span><text:span text:style-name="T503">l_brut</text:span><text:span text:style-name="T504">o</text:span><text:span text:style-name="T505"><text:s/>&gt; 0</text:span><text:span text:style-name="T506"><text:line-break/></text:span><text:span text:style-name="T507"><text:s text:c="4"/>h</text:span><text:span text:style-name="T508">o</text:span><text:span text:style-name="T509">r</text:span><text:span text:style-name="T510">a</text:span><text:span text:style-name="T511">s_</text:span><text:span text:style-name="T512">ext</text:span><text:span text:style-name="T513"><text:s/>≥ 0</text:span><text:span text:style-name="T514"><text:line-break/></text:span><text:span text:style-name="T515"><text:line-break/></text:span><text:span text:style-name="T516">constante</text:span><text:span text:style-name="T517"><text:line-break/></text:span><text:span text:style-name="T518"><text:s text:c="4"/></text:span><text:span text:style-name="T519">CANTIDAD</text:span><text:span text:style-name="T520">_H</text:span><text:span text:style-name="T521">O</text:span><text:span text:style-name="T522">R</text:span><text:span text:style-name="T523">A</text:span><text:span text:style-name="T524">S_MAX_1 :<text:s/></text:span><text:span text:style-name="T525">ENT</text:span><text:span text:style-name="T526">ER</text:span><text:span text:style-name="T527">O</text:span><text:span text:style-name="T528"><text:s/>← 8</text:span><text:span text:style-name="T529"><text:line-break/></text:span><text:span text:style-name="T530"><text:s text:c="8"/></text:span><text:span text:style-name="T531">#<text:s/></text:span><text:span text:style-name="T532">Umbral de cambio de precio de remuneración</text:span><text:span text:style-name="T533"><text:line-break/></text:span><text:span text:style-name="T534"><text:s text:c="4"/></text:span><text:span text:style-name="T535">PRECIO</text:span><text:span text:style-name="T536">_1 :<text:s/></text:span><text:span text:style-name="T537">R</text:span><text:span text:style-name="T538">E</text:span><text:span text:style-name="T539">A</text:span><text:span text:style-name="T540">L</text:span><text:span text:style-name="T541"><text:s/>← 1,25</text:span><text:span text:style-name="T542"><text:line-break/></text:span><text:span text:style-name="T543"><text:s text:c="8"/></text:span><text:span text:style-name="T544">#<text:s/></text:span><text:span text:style-name="T545">Precio</text:span><text:span text:style-name="T546"><text:s/>de r</text:span><text:span text:style-name="T547">e</text:span><text:span text:style-name="T548">mun</text:span><text:span text:style-name="T549">e</text:span><text:span text:style-name="T550">ra</text:span><text:span text:style-name="T551">c</text:span><text:span text:style-name="T552">i</text:span><text:span text:style-name="T553">ó</text:span><text:span text:style-name="T554">n de</text:span><text:span text:style-name="T555"><text:s/></text:span><text:span text:style-name="T556">CANTIDAD</text:span><text:span text:style-name="T557">_H</text:span><text:span text:style-name="T558">O</text:span><text:span text:style-name="T559">R</text:span><text:span text:style-name="T560">A</text:span><text:span text:style-name="T561">S_MAX_1<text:s/></text:span><text:span text:style-name="T562">primera</text:span><text:span text:style-name="T563">s</text:span><text:span text:style-name="T564"><text:line-break/></text:span><text:span text:style-name="T565"><text:s text:c="8"/># h</text:span><text:span text:style-name="T566">o</text:span><text:span text:style-name="T567">r</text:span><text:span text:style-name="T568">a</text:span><text:span text:style-name="T569">s<text:s/></text:span><text:span text:style-name="T570">extra</text:span><text:span text:style-name="T571"><text:line-break/></text:span><text:span text:style-name="T572"><text:s text:c="4"/></text:span><text:span text:style-name="T573">PRECIO</text:span><text:span text:style-name="T574">_2 :<text:s/></text:span><text:span text:style-name="T575">R</text:span><text:span text:style-name="T576">E</text:span><text:span text:style-name="T577">A</text:span><text:span text:style-name="T578">L</text:span><text:span text:style-name="T579"><text:s/>← 1,50</text:span><text:span text:style-name="T580"><text:line-break/></text:span><text:span text:style-name="T581"><text:s text:c="8"/></text:span><text:span text:style-name="T582">#<text:s/></text:span><text:span text:style-name="T583">Precio</text:span><text:span text:style-name="T584"><text:s/>de r</text:span><text:span text:style-name="T585">e</text:span><text:span text:style-name="T586">mun</text:span><text:span text:style-name="T587">e</text:span><text:span text:style-name="T588">ra</text:span><text:span text:style-name="T589">c</text:span><text:span text:style-name="T590">i</text:span><text:span text:style-name="T591">ó</text:span><text:span text:style-name="T592">n de</text:span><text:span text:style-name="T593"><text:s/>las otra</text:span><text:span text:style-name="T594">s<text:s/></text:span><text:span text:style-name="T595">h</text:span><text:span text:style-name="T596">o</text:span><text:span text:style-name="T597">r</text:span><text:span text:style-name="T598">a</text:span><text:span text:style-name="T599">s<text:s/></text:span><text:span text:style-name="T600">e</text:span><text:span text:style-name="T601">xtra</text:span><text:span text:style-name="T602"><text:line-break/></text:span><text:span text:style-name="T603"><text:line-break/></text:span><text:span text:style-name="T604">variable</text:span><text:span text:style-name="T605"><text:line-break/></text:span><text:span text:style-name="T606"><text:s text:c="4"/>h</text:span><text:span text:style-name="T607">o</text:span><text:span text:style-name="T608">r</text:span><text:span text:style-name="T609">a</text:span><text:span text:style-name="T610">s_</text:span><text:span text:style-name="T611">ext</text:span><text:span text:style-name="T612">_1 :<text:s/></text:span><text:span text:style-name="T613">ENT</text:span><text:span text:style-name="T614">ER</text:span><text:span text:style-name="T615">O</text:span><text:span text:style-name="T616"><text:line-break/></text:span><text:span text:style-name="T617"><text:s text:c="8"/></text:span><text:span text:style-name="T618">#<text:s/></text:span><text:span text:style-name="T619">Cantidad</text:span><text:span text:style-name="T620"><text:s/>d</text:span><text:span text:style-name="T621">e<text:s/></text:span><text:span text:style-name="T622">h</text:span><text:span text:style-name="T623">oras extra</text:span><text:span text:style-name="T624"><text:s/></text:span><text:span text:style-name="T625">con</text:span><text:span text:style-name="T626"><text:s/></text:span><text:span text:style-name="T627">PRECIO</text:span><text:span text:style-name="T628">_1 %</text:span><text:span text:style-name="T629"><text:line-break/></text:span><text:span text:style-name="T630"><text:s text:c="4"/>h</text:span><text:span text:style-name="T631">o</text:span><text:span text:style-name="T632">r</text:span><text:span text:style-name="T633">a</text:span><text:span text:style-name="T634">s_</text:span><text:span text:style-name="T635">ext</text:span><text:span text:style-name="T636">_2 :<text:s/></text:span><text:span text:style-name="T637">ENT</text:span><text:span text:style-name="T638">ER</text:span><text:span text:style-name="T639">O</text:span><text:span text:style-name="T640"><text:line-break/></text:span><text:span text:style-name="T641"><text:s text:c="8"/></text:span><text:span text:style-name="T642">#<text:s/></text:span><text:span text:style-name="T643">Cantidad de horas extra con PRECIO</text:span><text:span text:style-name="T644">_2 %</text:span><text:span text:style-name="T645"><text:line-break/></text:span><text:span text:style-name="T646"><text:s text:c="4"/></text:span><text:span text:style-name="T647">precio</text:span><text:span text:style-name="T648">_hora</text:span><text:span text:style-name="T649"> :<text:s/></text:span><text:span text:style-name="T650">R</text:span><text:span text:style-name="T651">E</text:span><text:span text:style-name="T652">A</text:span><text:span text:style-name="T653">L</text:span><text:span text:style-name="T654"><text:line-break/></text:span><text:span text:style-name="T655"><text:s text:c="8"/></text:span><text:span text:style-name="T656">#<text:s/></text:span><text:span text:style-name="T657">Precio</text:span><text:span text:style-name="T658"><text:s/>hora</text:span><text:span text:style-name="T659"><text:s/>de la r</text:span><text:span text:style-name="T660">e</text:span><text:span text:style-name="T661">mun</text:span><text:span text:style-name="T662">e</text:span><text:span text:style-name="T663">ra</text:span><text:span text:style-name="T664">c</text:span><text:span text:style-name="T665">i</text:span><text:span text:style-name="T666">ó</text:span><text:span text:style-name="T667">n brut</text:span><text:span text:style-name="T668">a</text:span><text:span text:style-name="T669"><text:s/>de base</text:span><text:span text:style-name="T670"><text:line-break/></text:span><text:span text:style-name="T671"><text:line-break/></text:span><text:span text:style-name="T672">r</text:span><text:span text:style-name="T673">e</text:span><text:span text:style-name="T674">ali</text:span><text:span text:style-name="T675">z</text:span><text:span text:style-name="T676">a</text:span><text:span text:style-name="T677">c</text:span><text:span text:style-name="T678">i</text:span><text:span text:style-name="T679">ó</text:span><text:span text:style-name="T680">n</text:span><text:span text:style-name="T681"><text:line-break/></text:span><text:span text:style-name="T682"><text:s text:c="4"/></text:span><text:span text:style-name="T683"># C</text:span><text:span text:style-name="T684">á</text:span><text:span text:style-name="T685">lcul</text:span><text:span text:style-name="T686">o</text:span><text:span text:style-name="T687"><text:s/>d</text:span><text:span text:style-name="T688">el</text:span><text:span text:style-name="T689"><text:s/></text:span><text:span text:style-name="T690">precio</text:span><text:span text:style-name="T691">_hora</text:span><text:span text:style-name="T692"><text:s/>de la r</text:span><text:span text:style-name="T693">e</text:span><text:span text:style-name="T694">mun</text:span><text:span text:style-name="T695">e</text:span><text:span text:style-name="T696">ra</text:span><text:span text:style-name="T697">c</text:span><text:span text:style-name="T698">i</text:span><text:span text:style-name="T699">ó</text:span><text:span text:style-name="T700">n brut</text:span><text:span text:style-name="T701">a</text:span><text:span text:style-name="T702"><text:s/>de base</text:span><text:span text:style-name="T703"><text:s/></text:span><text:span text:style-name="T704"><text:line-break/></text:span><text:span text:style-name="T705"><text:s text:c="4"/></text:span><text:span text:style-name="T706">precio</text:span><text:span text:style-name="T707">_hora</text:span><text:span text:style-name="T708"><text:s/>←<text:s/></text:span><text:span text:style-name="T709">precio</text:span><text:span text:style-name="T710">_hora</text:span><text:span text:style-name="T711">_brut</text:span><text:span text:style-name="T712">o</text:span><text:span text:style-name="T713">(sala</text:span><text:span text:style-name="T714">rio</text:span><text:span text:style-name="T715">_mensu</text:span><text:span text:style-name="T716">a</text:span><text:span text:style-name="T717">l_brut</text:span><text:span text:style-name="T718">o</text:span><text:span text:style-name="T719">)</text:span><text:span text:style-name="T720"><text:line-break/></text:span><text:span text:style-name="T721"><text:line-break/></text:span><text:span text:style-name="T722"><text:s text:c="4"/></text:span><text:span text:style-name="T723"># C</text:span><text:span text:style-name="T724">á</text:span><text:span text:style-name="T725">lcul</text:span><text:span text:style-name="T726">o</text:span><text:span text:style-name="T727"><text:s/>d</text:span><text:span text:style-name="T728">e la cantidad de horas</text:span><text:span text:style-name="T729"><text:s/>de c</text:span><text:span text:style-name="T730">ada categoría</text:span><text:span text:style-name="T731"><text:line-break/></text:span><text:span text:style-name="T732"><text:s text:c="4"/>h</text:span><text:span text:style-name="T733">o</text:span><text:span text:style-name="T734">r</text:span><text:span text:style-name="T735">a</text:span><text:span text:style-name="T736">s_</text:span><text:span text:style-name="T737">ext</text:span><text:span text:style-name="T738">_1 ←<text:s/></text:span><text:span text:style-name="T739">inf</text:span><text:span text:style-name="T740">(h</text:span><text:span text:style-name="T741">o</text:span><text:span text:style-name="T742">r</text:span><text:span text:style-name="T743">a</text:span><text:span text:style-name="T744">s_</text:span><text:span text:style-name="T745">ext</text:span><text:span text:style-name="T746">,<text:s/></text:span><text:span text:style-name="T747">CANTIDAD</text:span><text:span text:style-name="T748">_H</text:span><text:span text:style-name="T749">O</text:span><text:span text:style-name="T750">R</text:span><text:span text:style-name="T751">A</text:span><text:span text:style-name="T752">S_MAX_1)</text:span><text:span text:style-name="T753"><text:line-break/></text:span><text:span text:style-name="T754"><text:s text:c="4"/>h</text:span><text:span text:style-name="T755">o</text:span><text:span text:style-name="T756">r</text:span><text:span text:style-name="T757">a</text:span><text:span text:style-name="T758">s_</text:span><text:span text:style-name="T759">ext</text:span><text:span text:style-name="T760">_2 ←<text:s/></text:span><text:span text:style-name="T761">sup</text:span><text:span text:style-name="T762">(h</text:span><text:span text:style-name="T763">o</text:span><text:span text:style-name="T764">r</text:span><text:span text:style-name="T765">a</text:span><text:span text:style-name="T766">s_</text:span><text:span text:style-name="T767">ext</text:span><text:span text:style-name="T768"><text:s/>–<text:s/></text:span><text:span text:style-name="T769">CANTIDAD</text:span><text:span text:style-name="T770">_H</text:span><text:span text:style-name="T771">O</text:span><text:span text:style-name="T772">R</text:span><text:span text:style-name="T773">A</text:span><text:span text:style-name="T774">S_MAX_1, 0)</text:span><text:span text:style-name="T775"><text:line-break/></text:span><text:span text:style-name="T776"><text:line-break/></text:span><text:span text:style-name="T777"><text:s text:c="4"/></text:span><text:span text:style-name="T778"># C</text:span><text:span text:style-name="T779">á</text:span><text:span text:style-name="T780">lcul</text:span><text:span text:style-name="T781">o</text:span><text:span text:style-name="T782"><text:s/>de la r</text:span><text:span text:style-name="T783">e</text:span><text:span text:style-name="T784">mun</text:span><text:span text:style-name="T785">e</text:span><text:span text:style-name="T786">ra</text:span><text:span text:style-name="T787">c</text:span><text:span text:style-name="T788">i</text:span><text:span text:style-name="T789">ó</text:span><text:span text:style-name="T790">n de</text:span><text:span text:style-name="T791"><text:s/>la</text:span><text:span text:style-name="T792">s h</text:span><text:span text:style-name="T793">o</text:span><text:span text:style-name="T794">r</text:span><text:span text:style-name="T795">a</text:span><text:span text:style-name="T796">s<text:s/></text:span><text:span text:style-name="T797">extra</text:span><text:span text:style-name="T798"><text:line-break/></text:span><text:span text:style-name="T799"><text:s text:c="4"/></text:span><text:span text:style-name="T800">R</text:span><text:span text:style-name="T801">e</text:span><text:span text:style-name="T802">sulta</text:span><text:span text:style-name="T803">do</text:span><text:span text:style-name="T804"><text:s/>←<text:s/></text:span><text:span text:style-name="T805">precio</text:span><text:span text:style-name="T806">_hora</text:span><text:span text:style-name="T807"><text:s/>x (h</text:span><text:span text:style-name="T808">o</text:span><text:span text:style-name="T809">r</text:span><text:span text:style-name="T810">a</text:span><text:span text:style-name="T811">s_</text:span><text:span text:style-name="T812">ext</text:span><text:span text:style-name="T813">_1 x<text:s/></text:span><text:span text:style-name="T814">PRECIO</text:span><text:span text:style-name="T815">_1 +</text:span><text:span text:style-name="T816"><text:line-break/></text:span><text:span text:style-name="T817"><text:s text:c="31"/>h</text:span><text:span text:style-name="T818">o</text:span><text:span text:style-name="T819">r</text:span><text:span text:style-name="T820">a</text:span><text:span text:style-name="T821">s_</text:span><text:span text:style-name="T822">ext</text:span><text:span text:style-name="T823">_2 x<text:s/></text:span><text:span text:style-name="T824">PRECIO</text:span><text:span text:style-name="T825">_2)</text:span><text:span text:style-name="T826"><text:line-break/></text:span><text:span text:style-name="T827"><text:line-break/></text:span><text:span text:style-name="T828">postcondi</text:span><text:span text:style-name="T829">c</text:span><text:span text:style-name="T830">i</text:span><text:span text:style-name="T831">ó</text:span><text:span text:style-name="T832">n</text:span><text:span text:style-name="T833"><text:line-break/></text:span><text:soft-page-break/><text:span text:style-name="T834">...</text:span><text:span text:style-name="T835"><text:line-break/></text:span><text:span text:style-name="T836">fin</text:span><text:span text:style-name="T837"><text:s/></text:span><text:span text:style-name="T838">h</text:span><text:span text:style-name="T839">o</text:span><text:span text:style-name="T840">r</text:span><text:span text:style-name="T841">a</text:span><text:span text:style-name="T842">s_</text:span><text:span text:style-name="T843">e</text:span><text:span text:style-name="T844">xtra</text:span></text:p>
      <text:p text:style-name="Normal"><text:span text:style-name="T845">D</text:span><text:span text:style-name="T846">entro de este algoritmo, las variables intermedias</text:span><text:span text:style-name="T847"><text:s/></text:span><text:span text:style-name="T848">h</text:span><text:span text:style-name="T849">o</text:span><text:span text:style-name="T850">r</text:span><text:span text:style-name="T851">a</text:span><text:span text:style-name="T852">s_</text:span><text:span text:style-name="T853">ext</text:span><text:span text:style-name="T854">_1</text:span><text:span text:style-name="T855"><text:s/></text:span><text:span text:style-name="T856">y</text:span><text:span text:style-name="T857"><text:s/></text:span><text:span text:style-name="T858">h</text:span><text:span text:style-name="T859">o</text:span><text:span text:style-name="T860">r</text:span><text:span text:style-name="T861">a</text:span><text:span text:style-name="T862">s_</text:span><text:span text:style-name="T863">ext</text:span><text:span text:style-name="T864">_2</text:span><text:span text:style-name="T865"><text:s/>n</text:span><text:span text:style-name="T866">o<text:s/></text:span><text:span text:style-name="T867">son<text:s/></text:span><text:span text:style-name="T868">e</text:span><text:span text:style-name="T869">strictamente necesarias</text:span><text:span text:style-name="T870">.<text:s/></text:span><text:span text:style-name="T871">Permiten dejar claro el cálculo simplificando la expr</text:span><text:span text:style-name="T872">esión</text:span><text:span text:style-name="T873">.</text:span></text:p>
      <text:p text:style-name="Normal"><text:span text:style-name="T874">Falta escribir la definición de la función</text:span><text:span text:style-name="T875"><text:s/></text:span><text:span text:style-name="T876">precio</text:span><text:span text:style-name="T877">_hora</text:span><text:span text:style-name="T878">_brut</text:span><text:span text:style-name="T879">o</text:span><text:span text:style-name="T880">.</text:span></text:p>
      <text:p text:style-name="code"><text:span text:style-name="T881">Algorit</text:span><text:span text:style-name="T882">m</text:span><text:span text:style-name="T883">o</text:span><text:span text:style-name="T884"><text:s/>3 : D</text:span><text:span text:style-name="T885">e</text:span><text:span text:style-name="T886">fini</text:span><text:span text:style-name="T887">c</text:span><text:span text:style-name="T888">i</text:span><text:span text:style-name="T889">ó</text:span><text:span text:style-name="T890">n de la f</text:span><text:span text:style-name="T891">u</text:span><text:span text:style-name="T892">nc</text:span><text:span text:style-name="T893">i</text:span><text:span text:style-name="T894">ó</text:span><text:span text:style-name="T895">n<text:s/></text:span><text:span text:style-name="T896">precio</text:span><text:span text:style-name="T897">_hora</text:span><text:span text:style-name="T898">_brut</text:span><text:span text:style-name="T899">o</text:span></text:p>
      <text:p text:style-name="P900"/>
      <text:p text:style-name="code"><text:span text:style-name="T901">precio</text:span><text:span text:style-name="T902">_hora</text:span><text:span text:style-name="T903">_brut</text:span><text:span text:style-name="T904">o</text:span><text:span text:style-name="T905">(sala</text:span><text:span text:style-name="T906">r</text:span><text:span text:style-name="T907">io</text:span><text:span text:style-name="T908">_mensu</text:span><text:span text:style-name="T909">a</text:span><text:span text:style-name="T910">l_brut</text:span><text:span text:style-name="T911">o</text:span><text:span text:style-name="T912"> :<text:s/></text:span><text:span text:style-name="T913">R</text:span><text:span text:style-name="T914">E</text:span><text:span text:style-name="T915">A</text:span><text:span text:style-name="T916">L</text:span><text:span text:style-name="T917">) :<text:s/></text:span><text:span text:style-name="T918">R</text:span><text:span text:style-name="T919">E</text:span><text:span text:style-name="T920">A</text:span><text:span text:style-name="T921">L</text:span><text:span text:style-name="T922"><text:line-break/></text:span><text:span text:style-name="T923"><text:s text:c="4"/></text:span><text:span text:style-name="T924">#<text:s/></text:span><text:span text:style-name="T925">El pr</text:span><text:span text:style-name="T926">ecio</text:span><text:span text:style-name="T927"><text:s/>hora</text:span><text:span text:style-name="T928"><text:s/>brut</text:span><text:span text:style-name="T929">o</text:span><text:span text:style-name="T930"><text:s/>correspond</text:span><text:span text:style-name="T931">ie</text:span><text:span text:style-name="T932">nt</text:span><text:span text:style-name="T933">e</text:span><text:span text:style-name="T934"><text:s/></text:span><text:span text:style-name="T935">al</text:span><text:span text:style-name="T936"><text:s/>`sala</text:span><text:span text:style-name="T937">r</text:span><text:span text:style-name="T938">io</text:span><text:span text:style-name="T939">_mensu</text:span><text:span text:style-name="T940">a</text:span><text:span text:style-name="T941">l_brut</text:span><text:span text:style-name="T942">o</text:span><text:span text:style-name="T943">'.</text:span><text:span text:style-name="T944"><text:line-break/></text:span><text:span text:style-name="T945"><text:line-break/></text:span><text:span text:style-name="T946">Pr</text:span><text:span text:style-name="T947">e</text:span><text:span text:style-name="T948">condi</text:span><text:span text:style-name="T949">c</text:span><text:span text:style-name="T950">i</text:span><text:span text:style-name="T951">ó</text:span><text:span text:style-name="T952">n</text:span><text:span text:style-name="T953"><text:line-break/></text:span><text:span text:style-name="T954"><text:s text:c="5"/>sala</text:span><text:span text:style-name="T955">r</text:span><text:span text:style-name="T956">io</text:span><text:span text:style-name="T957">_mensu</text:span><text:span text:style-name="T958">a</text:span><text:span text:style-name="T959">l_brut</text:span><text:span text:style-name="T960">o</text:span><text:span text:style-name="T961"><text:s/>&gt; 0</text:span><text:span text:style-name="T962"><text:line-break/></text:span><text:span text:style-name="T963"><text:line-break/></text:span><text:span text:style-name="T964">constante</text:span><text:span text:style-name="T965"><text:line-break/></text:span><text:span text:style-name="T966"><text:s text:c="4"/></text:span><text:span text:style-name="T967">CANTIDAD</text:span><text:span text:style-name="T968">_SEMA</text:span><text:span text:style-name="T969">N</text:span><text:span text:style-name="T970">A</text:span><text:span text:style-name="T971">S :<text:s/></text:span><text:span text:style-name="T972">ENT</text:span><text:span text:style-name="T973">ER</text:span><text:span text:style-name="T974">O</text:span><text:span text:style-name="T975"><text:s/>← 52</text:span><text:span text:style-name="T976"><text:line-break/></text:span><text:span text:style-name="T977"><text:s text:c="8"/></text:span><text:span text:style-name="T978">#<text:s/></text:span><text:span text:style-name="T979">Cantidad</text:span><text:span text:style-name="T980"><text:s/>de sema</text:span><text:span text:style-name="T981">n</text:span><text:span text:style-name="T982">a</text:span><text:span text:style-name="T983">s de tra</text:span><text:span text:style-name="T984">bajo</text:span><text:span text:style-name="T985"><text:line-break/></text:span><text:span text:style-name="T986"><text:s text:c="4"/></text:span><text:span text:style-name="T987">CANTIDAD</text:span><text:span text:style-name="T988">_H</text:span><text:span text:style-name="T989">O</text:span><text:span text:style-name="T990">R</text:span><text:span text:style-name="T991">A</text:span><text:span text:style-name="T992">S_</text:span><text:span text:style-name="T993">SEMANA</text:span><text:span text:style-name="T994"> :<text:s/></text:span><text:span text:style-name="T995">ENT</text:span><text:span text:style-name="T996">ER</text:span><text:span text:style-name="T997">O</text:span><text:span text:style-name="T998"><text:s/>← 35</text:span><text:span text:style-name="T999"><text:line-break/></text:span><text:span text:style-name="T1000"><text:s text:c="8"/></text:span><text:span text:style-name="T1001">#<text:s/></text:span><text:span text:style-name="T1002">Cantidad legal de horas de trabajo</text:span><text:span text:style-name="T1003"><text:s/></text:span><text:span text:style-name="T1004">semanal</text:span><text:span text:style-name="T1005">es</text:span><text:span text:style-name="T1006"><text:line-break/></text:span><text:span text:style-name="T1007"><text:line-break/></text:span><text:span text:style-name="T1008">r</text:span><text:span text:style-name="T1009">e</text:span><text:span text:style-name="T1010">ali</text:span><text:span text:style-name="T1011">z</text:span><text:span text:style-name="T1012">a</text:span><text:span text:style-name="T1013">c</text:span><text:span text:style-name="T1014">i</text:span><text:span text:style-name="T1015">ó</text:span><text:span text:style-name="T1016">n</text:span><text:span text:style-name="T1017"><text:line-break/></text:span><text:span text:style-name="T1018"><text:s text:c="4"/></text:span><text:span text:style-name="T1019"># C</text:span><text:span text:style-name="T1020">á</text:span><text:span text:style-name="T1021">lcul</text:span><text:span text:style-name="T1022">o</text:span><text:span text:style-name="T1023"><text:s/>d</text:span><text:span text:style-name="T1024">el</text:span><text:span text:style-name="T1025"><text:s text:c="2"/></text:span><text:span text:style-name="T1026">precio</text:span><text:span text:style-name="T1027">_hora</text:span><text:span text:style-name="T1028"><text:s/>de la r</text:span><text:span text:style-name="T1029">e</text:span><text:span text:style-name="T1030">mun</text:span><text:span text:style-name="T1031">e</text:span><text:span text:style-name="T1032">ra</text:span><text:span text:style-name="T1033">c</text:span><text:span text:style-name="T1034">i</text:span><text:span text:style-name="T1035">ó</text:span><text:span text:style-name="T1036">n brut</text:span><text:span text:style-name="T1037">a</text:span><text:span text:style-name="T1038"><text:s/>de base</text:span><text:span text:style-name="T1039"><text:line-break/></text:span><text:span text:style-name="T1040"><text:s text:c="4"/></text:span><text:span text:style-name="T1041">R</text:span><text:span text:style-name="T1042">e</text:span><text:span text:style-name="T1043">sulta</text:span><text:span text:style-name="T1044">do</text:span><text:span text:style-name="T1045"><text:s/>← sala</text:span><text:span text:style-name="T1046">r</text:span><text:span text:style-name="T1047">io</text:span><text:span text:style-name="T1048">_mensu</text:span><text:span text:style-name="T1049">a</text:span><text:span text:style-name="T1050">l_brut</text:span><text:span text:style-name="T1051">o</text:span><text:span text:style-name="T1052"><text:s/>x 12 /</text:span><text:span text:style-name="T1053"><text:line-break/></text:span><text:span text:style-name="T1054"><text:s text:c="15"/>(</text:span><text:span text:style-name="T1055">R</text:span><text:span text:style-name="T1056">E</text:span><text:span text:style-name="T1057">A</text:span><text:span text:style-name="T1058">L</text:span><text:span text:style-name="T1059">(</text:span><text:span text:style-name="T1060">CANTIDAD</text:span><text:span text:style-name="T1061">_H</text:span><text:span text:style-name="T1062">O</text:span><text:span text:style-name="T1063">R</text:span><text:span text:style-name="T1064">A</text:span><text:span text:style-name="T1065">S_</text:span><text:span text:style-name="T1066">SEMANA</text:span><text:span text:style-name="T1067">) x<text:s/></text:span><text:span text:style-name="T1068">R</text:span><text:span text:style-name="T1069">E</text:span><text:span text:style-name="T1070">A</text:span><text:span text:style-name="T1071">L</text:span><text:span text:style-name="T1072">(</text:span><text:span text:style-name="T1073">CANTIDAD</text:span><text:span text:style-name="T1074">_SEMA</text:span><text:span text:style-name="T1075">N</text:span><text:span text:style-name="T1076">A</text:span><text:span text:style-name="T1077">S))</text:span><text:span text:style-name="T1078"><text:line-break/></text:span><text:span text:style-name="T1079"><text:line-break/></text:span><text:span text:style-name="T1080">postcondi</text:span><text:span text:style-name="T1081">c</text:span><text:span text:style-name="T1082">i</text:span><text:span text:style-name="T1083">ó</text:span><text:span text:style-name="T1084">n</text:span><text:span text:style-name="T1085"><text:line-break/></text:span><text:span text:style-name="T1086"><text:s text:c="4"/></text:span><text:span text:style-name="T1087">R</text:span><text:span text:style-name="T1088">e</text:span><text:span text:style-name="T1089">sulta</text:span><text:span text:style-name="T1090">do</text:span><text:span text:style-name="T1091"><text:s/>= sala</text:span><text:span text:style-name="T1092">r</text:span><text:span text:style-name="T1093">io</text:span><text:span text:style-name="T1094">_mensu</text:span><text:span text:style-name="T1095">a</text:span><text:span text:style-name="T1096">l_brut</text:span><text:span text:style-name="T1097">o</text:span><text:span text:style-name="T1098"><text:s/>x 12,0 /<text:s/></text:span><text:span text:style-name="T1099">R</text:span><text:span text:style-name="T1100">E</text:span><text:span text:style-name="T1101">A</text:span><text:span text:style-name="T1102">L</text:span><text:span text:style-name="T1103">(35 x 52)</text:span><text:span text:style-name="T1104"><text:line-break/></text:span><text:span text:style-name="T1105"><text:line-break/></text:span><text:span text:style-name="T1106">fin</text:span><text:span text:style-name="T1107"><text:s/></text:span><text:span text:style-name="T1108">precio</text:span><text:span text:style-name="T1109">_hora</text:span><text:span text:style-name="T1110">_brut</text:span><text:span text:style-name="T1111">o</text:span></text:p>
      <text:p text:style-name="Normal"><text:span text:style-name="T1112">□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s" style:country-asian="ES" style:language-complex="ar" style:country-complex="SA" style:text-combine="none" fo:hyphenate="true"/>
    </style:default-style>
    <style:style style:name="titreniv1" style:display-name="titre niv1" style:family="paragraph" style:parent-style-name="Standard" style:next-style-name="Standard" style:default-outline-level="1">
      <style:paragraph-properties fo:keep-with-next="always" fo:text-align="start" fo:margin-top="0.3333in" fo:margin-bottom="0.1666in">
        <style:tab-stops>
          <style:tab-stop style:type="left" style:position="0.5513in"/>
        </style:tab-stops>
      </style:paragraph-properties>
      <style:text-properties fo:font-weight="bold" style:font-weight-asian="bold" style:font-weight-complex="bold" fo:font-size="14pt" style:font-size-asian="14pt" style:font-size-complex="18pt" fo:hyphenate="false"/>
    </style:style>
    <style:style style:name="titreniv2" style:display-name="titre niv2" style:family="paragraph" style:parent-style-name="Standard" style:next-style-name="Standard" style:default-outline-level="2">
      <style:paragraph-properties fo:keep-with-next="always" fo:text-align="start" fo:margin-top="0.1666in" fo:margin-bottom="0.1666in">
        <style:tab-stops>
          <style:tab-stop style:type="left" style:position="0.7875in"/>
        </style:tab-stops>
      </style:paragraph-properties>
      <style:text-properties fo:font-weight="bold" style:font-weight-asian="bold" style:font-weight-complex="bold" fo:color="#0000FF" fo:font-size="14pt" style:font-size-asian="14pt" style:font-size-complex="14pt" fo:hyphenate="false"/>
    </style:style>
    <style:style style:name="titreniv3" style:display-name="titre niv3" style:family="paragraph" style:parent-style-name="Standard" style:next-style-name="Standard" style:default-outline-level="3">
      <style:paragraph-properties fo:keep-with-next="always" fo:text-align="start" fo:margin-top="0.1666in" fo:margin-bottom="0.1666in">
        <style:tab-stops>
          <style:tab-stop style:type="left" style:position="0.9847in"/>
        </style:tab-stops>
      </style:paragraph-properties>
      <style:text-properties fo:font-weight="bold" style:font-weight-asian="bold" style:font-weight-complex="bold" fo:color="#FF0000" fo:font-size="12pt" style:font-size-asian="12pt" fo:hyphenate="false"/>
    </style:style>
    <style:style style:name="Normal" style:display-name="Normal" style:family="paragraph">
      <style:paragraph-properties fo:margin-top="0.0826in" fo:margin-bottom="0.0826in"/>
      <style:text-properties fo:hyphenate="false"/>
    </style:style>
    <style:style style:name="Título1" style:display-name="Título 1" style:family="paragraph" style:parent-style-name="Standard" style:next-style-name="titreniv2" style:default-outline-level="1">
      <style:text-properties fo:hyphenate="false"/>
    </style:style>
    <style:style style:name="Título2" style:display-name="Título 2" style:family="paragraph" style:parent-style-name="Standard" style:next-style-name="Standard" style:default-outline-level="2">
      <style:text-properties fo:hyphenate="false"/>
    </style:style>
    <style:style style:name="Título3" style:display-name="Título 3" style:family="paragraph" style:parent-style-name="Standard" style:next-style-name="Standard" style:default-outline-level="3">
      <style:text-properties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style:font-name-complex="Times New Roman"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Times New Roman" style:font-name-complex="Times New Roman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Times New Roman" style:font-name-complex="Times New Roman" fo:font-style="italic" style:font-style-asian="italic" style:font-style-complex="italic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size-complex="11pt"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top="0.0833in"/>
      <style:text-properties style:font-name="Arial" style:font-name-asian="Times New Roman" style:font-name-complex="Arial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bottom="0.0833in"/>
      <style:text-properties style:font-name-complex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liste1" style:display-name="liste1" style:family="paragraph" style:parent-style-name="Standard" style:list-style-name="WW8Num37">
      <style:text-properties fo:hyphenate="false"/>
    </style:style>
    <style:style style:name="soustitre" style:display-name="soustitre" style:family="paragraph" style:parent-style-name="Standard" style:next-style-name="Standard">
      <style:paragraph-properties fo:margin-top="0.1652in" fo:margin-bottom="0.1576in"/>
      <style:text-properties fo:font-weight="bold" style:font-weight-asian="bold" style:font-weight-complex="bold" style:text-underline-type="single" style:text-underline-style="solid" style:text-underline-width="bold" style:text-underline-mode="continuous" fo:hyphenate="false"/>
    </style:style>
    <style:style style:name="manip" style:display-name="manip" style:family="paragraph" style:parent-style-name="Standard" style:list-style-name="WW8Num14">
      <style:text-properties fo:hyphenate="false"/>
    </style:style>
    <style:style style:name="ecran" style:display-name="ecran" style:family="paragraph" style:parent-style-name="Standard">
      <style:paragraph-properties fo:text-align="center" fo:margin-bottom="0.0833in"/>
      <style:text-properties fo:hyphenate="false"/>
    </style:style>
    <style:style style:name="remarque" style:display-name="remarque" style:family="paragraph" style:parent-style-name="Standard" style:next-style-name="Standard" style:list-style-name="WW8Num19">
      <style:paragraph-properties fo:margin-top="0.1666in" fo:margin-bottom="0.1666in">
        <style:tab-stops>
          <style:tab-stop style:type="left" style:position="0.7083in"/>
        </style:tab-stops>
      </style:paragraph-properties>
      <style:text-properties fo:font-style="italic" style:font-style-asian="italic" style:font-style-complex="italic" fo:hyphenate="false"/>
    </style:style>
    <style:style style:name="exemple" style:display-name="exemple" style:family="paragraph" style:parent-style-name="Standard">
      <style:paragraph-properties fo:margin-bottom="0.0833in"/>
      <style:text-properties fo:font-style="italic" style:font-style-asian="italic" style:font-style-complex="italic" fo:hyphenate="false"/>
    </style:style>
    <style:style style:name="code" style:display-name="code" style:family="paragraph" style:parent-style-name="Standard" style:next-style-name="Standard">
      <style:paragraph-properties fo:border="0.0069in solid #000000" fo:padding="0.0555in" style:shadow="none" fo:text-align="start" fo:margin-top="0in" fo:margin-left="0.1972in" fo:margin-right="0.3937in" fo:background-color="#F3F3F3">
        <style:tab-stops/>
      </style:paragraph-properties>
      <style:text-properties style:font-name="Courier, 'Courier New'" style:font-name-asian="Courier, 'Courier New'" style:font-name-complex="Courier, 'Courier New'" fo:font-size="9pt" style:font-size-asian="9pt" style:font-size-complex="9pt" fo:hyphenate="false"/>
    </style:style>
    <style:style style:name="align" style:display-name="align" style:family="paragraph" style:parent-style-name="Standard">
      <style:paragraph-properties fo:margin-left="0.1972in">
        <style:tab-stops/>
      </style:paragraph-properties>
      <style:text-properties fo:hyphenate="false"/>
    </style:style>
    <style:style style:name="liste2" style:display-name="liste2" style:family="paragraph" style:list-style-name="WW8Num17">
      <style:paragraph-properties fo:widows="2" fo:orphans="2" fo:text-align="justify" fo:margin-top="0.0833in">
        <style:tab-stops>
          <style:tab-stop style:type="left" style:position="0.3152in"/>
        </style:tab-stops>
      </style:paragraph-properties>
      <style:text-properties style:font-name="Arial" style:font-name-asian="Arial" style:font-name-complex="Arial" fo:hyphenate="false"/>
    </style:style>
    <style:style style:name="chapitre" style:display-name="chapitre" style:family="paragraph" style:parent-style-name="Standard" style:next-style-name="titreniv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titre_exemple" style:display-name="titre_exemple" style:family="paragraph" style:parent-style-name="Standard" style:next-style-name="exemple">
      <style:paragraph-properties fo:margin-top="0.0826in" fo:margin-bottom="0.0784in"/>
      <style:text-properties fo:font-style="italic" style:font-style-asian="italic" style:text-underline-type="single" style:text-underline-style="solid" style:text-underline-width="auto" style:text-underline-mode="continuous" fo:hyphenate="false"/>
    </style:style>
    <style:style style:name="titre_syntaxe" style:display-name="titre_syntaxe" style:family="paragraph" style:parent-style-name="Standard">
      <style:paragraph-properties fo:margin-bottom="0.0833in"/>
      <style:text-properties fo:font-style="italic" style:font-style-asian="italic" style:font-size-complex="11pt" style:text-underline-type="single" style:text-underline-style="solid" style:text-underline-width="auto" style:text-underline-mode="continuous" fo:hyphenate="false"/>
    </style:style>
    <style:style style:name="syntaxe" style:display-name="syntaxe" style:family="paragraph">
      <style:paragraph-properties fo:widows="2" fo:orphans="2" fo:margin-left="0.1972in" fo:margin-right="0.3937in">
        <style:tab-stops/>
      </style:paragraph-properties>
      <style:text-properties style:font-name="Courier, 'Courier New'" style:font-name-asian="Arial" style:font-name-complex="Courier, 'Courier New'" fo:font-size="9pt" style:font-size-asian="9pt" style:font-size-complex="9pt" fo:hyphenate="false"/>
    </style:style>
    <style:style style:name="Addressee" style:display-name="Addressee" style:family="paragraph" style:parent-style-name="Standard">
      <style:paragraph-properties fo:margin-left="1.9687in">
        <style:tab-stops/>
      </style:paragraph-properties>
      <style:text-properties fo:font-size="12pt" style:font-size-asian="12pt" fo:hyphenate="false"/>
    </style:style>
    <style:style style:name="Sender" style:display-name="Sender" style:family="paragraph" style:parent-style-name="Standard">
      <style:text-properties fo:font-size="10pt" style:font-size-asian="10pt" style:font-size-complex="10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font-style="italic" style:font-style-asian="italic" fo:hyphenate="false"/>
    </style:style>
    <style:style style:name="Listeànuméros2" style:display-name="Liste à numéros 2" style:family="paragraph" style:parent-style-name="Standard" style:list-style-name="WW8Num4"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Firma" style:display-name="Firma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fo:font-size="12pt" style:font-size-asian="12pt" fo:hyphenate="false"/>
    </style:style>
    <style:style style:name="Título" style:display-name="Título" style:family="paragraph" style:parent-style-name="Standard" style:next-style-name="Subtítulo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centré" style:display-name="centré" style:family="paragraph" style:parent-style-name="Standard" style:next-style-name="Standard">
      <style:paragraph-properties fo:text-align="center"/>
      <style:text-properties fo:hyphenate="false"/>
    </style:style>
    <style:style style:name="titre_tablo" style:display-name="titre_tablo" style:family="paragraph" style:parent-style-name="Standard">
      <style:paragraph-properties fo:text-align="center"/>
      <style:text-properties fo:font-weight="bold" style:font-weight-asian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olicepardéfaut" style:display-name="Police par défaut" style:family="text">
      <style:text-properties style:font-name="Arial" style:font-name-asian="Arial" style:font-name-complex="Arial" fo:font-size="11pt" style:font-size-asian="11pt"/>
    </style:style>
    <style:style style:name="courier9" style:display-name="courier9" style:family="text" style:parent-style-name="Policepardéfaut">
      <style:text-properties style:font-name="Courier New" style:font-name-asian="Courier New" style:font-name-complex="Courier New" fo:font-size="9pt" style:font-size-asian="9pt"/>
    </style:style>
    <style:style style:name="courier11" style:display-name="courier11" style:family="text" style:parent-style-name="Policepardéfaut">
      <style:text-properties style:font-name="Courier New" style:font-name-asian="Courier New" style:font-name-complex="Courier New" fo:font-size="11pt" style:font-size-asian="11pt"/>
    </style:style>
    <style:style style:name="gras" style:display-name="gras" style:family="text" style:parent-style-name="Policepardéfaut">
      <style:text-properties style:font-name="Arial" style:font-name-asian="Arial" style:font-name-complex="Arial" fo:font-weight="bold" style:font-weight-asian="bold" fo:font-size="11pt" style:font-size-asian="11pt"/>
    </style:style>
    <style:style style:name="italique" style:display-name="italique" style:family="text" style:parent-style-name="Policepardéfaut">
      <style:text-properties style:font-name="Arial" style:font-name-asian="Arial" style:font-name-complex="Arial" fo:font-style="italic" style:font-style-asian="italic" fo:font-size="11pt" style:font-size-asian="11pt"/>
    </style:style>
    <style:style style:name="courier_gras_11" style:display-name="courier_gras_11" style:family="text" style:parent-style-name="Policepardéfau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courier_gras_9" style:display-name="courier_gras_9" style:family="text" style:parent-style-name="Policepardéfaut">
      <style:text-properties style:font-name="Courier New" style:font-name-asian="Courier New" style:font-name-complex="Courier New" fo:font-weight="bold" style:font-weight-asian="bold" fo:font-size="9pt" style:font-size-asian="9pt"/>
    </style:style>
    <style:style style:name="gras_italique" style:display-name="gras_italique" style:family="text" style:parent-style-name="Policepardéfau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souligné" style:display-name="souligné" style:family="text" style:parent-style-name="Policepardéfaut">
      <style:text-properties style:font-name="Arial" style:font-name-asian="Arial" style:font-name-complex="Arial" fo:font-size="11pt" style:font-size-asian="11pt" style:text-underline-type="single" style:text-underline-style="solid" style:text-underline-width="auto" style:text-underline-mode="skip-white-space" style:text-underline-color="font-color"/>
    </style:style>
    <style:style style:name="Énfasis" style:display-name="Énfasis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1pt" style:font-size-asian="11pt"/>
    </style:style>
    <style:style style:name="StrongEmphasis" style:display-name="Strong Emphasis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1pt" style:font-size-asian="11pt"/>
    </style:style>
    <style:style style:name="Internetlink" style:display-name="Internet link" style:family="text" style:parent-style-name="Policepardéfaut">
      <style:text-properties style:font-name="Arial" style:font-name-asian="Arial" style:font-name-complex="Arial" fo:color="#0000FF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style:font-name="Arial" style:font-name-asian="Arial" style:font-name-complex="Arial" fo:color="#8000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Linenumbering" style:display-name="Line numbering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Númerodepágina" style:display-name="Número de página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cara10" style:display-name="cara10" style:family="text" style:parent-style-name="Policepardéfaut">
      <style:text-properties style:font-name="Arial" style:font-name-asian="Arial" style:font-name-complex="Arial" fo:font-size="10pt" style:font-size-asian="10pt"/>
    </style:style>
    <style:style style:name="cara9" style:display-name="cara9" style:family="text" style:parent-style-name="Policepardéfaut">
      <style:text-properties style:font-name="Arial" style:font-name-asian="Arial" style:font-name-complex="Arial" fo:font-size="9pt" style:font-size-asian="9pt"/>
    </style:style>
    <style:style style:name="puce_rem" style:display-name="puce_rem" style:family="text">
      <style:text-properties style:font-name="Wingdings" style:font-name-asian="Wingdings" style:font-name-complex="Wingdings" fo:color="#FF6633" fo:font-size="20pt" style:font-size-asian="20pt"/>
    </style:style>
    <style:style style:name="puce_liste2" style:display-name="puce_liste2" style:family="text">
      <style:text-properties style:font-name="Wingdings" style:font-name-asian="Wingdings" style:font-name-complex="Wingdings" fo:font-size="8pt" style:font-size-asian="8pt"/>
    </style:style>
    <style:style style:name="puce_manip" style:display-name="puce_manip" style:family="text">
      <style:text-properties style:font-name="Wingdings" style:font-name-asian="Wingdings" style:font-name-complex="Wingdings" fo:font-size="9pt" style:font-size-asian="9pt"/>
    </style: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8Num5" style:display-name="WW8Num5">
      <text:list-level-style-bullet text:level="1" text:style-name="WW_CharLFO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8Num6" style:display-name="WW8Num6">
      <text:list-level-style-bullet text:level="1" text:style-name="WW_CharLFO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WW8Num7" style:display-name="WW8Num7">
      <text:list-level-style-bullet text:level="1" text:style-name="WW_CharLFO1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WW8Num8" style:display-name="WW8Num8">
      <text:list-level-style-bullet text:level="1" text:style-name="WW_CharLFO1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WW8Num10" style:display-name="WW8Num10">
      <text:list-level-style-bullet text:level="1" text:style-name="WW_CharLFO1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Wingdings" fo:font-size="9pt" style:font-size-asian="9pt"/>
    </style:style>
    <text:list-style style:name="WW8Num14" style:display-name="WW8Num14">
      <text:list-level-style-bullet text:level="1" text:style-name="WW_CharLFO17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style:font-name="Wingdings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16" style:display-name="WW8Num16">
      <text:list-level-style-bullet text:level="1" text:style-name="WW_CharLFO19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0LVL1" style:family="text">
      <style:text-properties style:font-name="Wingdings" fo:font-size="8pt" style:font-size-asian="8pt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17" style:display-name="WW8Num17">
      <text:list-level-style-bullet text:level="1" text:style-name="WW_CharLFO20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1LVL1" style:family="text">
      <style:text-properties style:font-name="Wingdings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text:list-style style:name="WW8Num18" style:display-name="WW8Num18">
      <text:list-level-style-bullet text:level="1" text:style-name="WW_CharLFO21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2LVL1" style:family="text">
      <style:text-properties style:font-name="Wingdings" fo:color="#FF6633" fo:font-size="20pt" style:font-size-asian="20pt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text:list-style style:name="WW8Num19" style:display-name="WW8Num19">
      <text:list-level-style-bullet text:level="1" text:style-name="WW_CharLFO22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0" style:display-name="WW8Num2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24LVL1" style:family="text">
      <style:text-properties style:font-name="Wingdings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text:list-style style:name="WW8Num21" style:display-name="WW8Num21">
      <text:list-level-style-bullet text:level="1" text:style-name="WW_CharLFO24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2" style:display-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3" style:display-name="WW8Num2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7LVL1" style:family="text">
      <style:text-properties style:font-name="Wingdings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text:list-style style:name="WW8Num24" style:display-name="WW8Num24">
      <text:list-level-style-bullet text:level="1" text:style-name="WW_CharLFO27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5" style:display-name="WW8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6" style:display-name="WW8Num26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0LVL1" style:family="text">
      <style:text-properties style:font-name="Wingdings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text:list-style style:name="WW8Num27" style:display-name="WW8Num27">
      <text:list-level-style-bullet text:level="1" text:style-name="WW_CharLFO30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1LVL1" style:family="text">
      <style:text-properties style:font-name="Wingdings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text:list-style style:name="WW8Num28" style:display-name="WW8Num28">
      <text:list-level-style-bullet text:level="1" text:style-name="WW_CharLFO31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1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2LVL1" style:family="text">
      <style:text-properties style:font-name="Wingdings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text:list-style style:name="WW8Num29" style:display-name="WW8Num29">
      <text:list-level-style-bullet text:level="1" text:style-name="WW_CharLFO32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30" style:display-name="WW8Num30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8Num31" style:display-name="WW8Num3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2" style:display-name="WW8Num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33" style:display-name="WW8Num3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7LVL1" style:family="text">
      <style:text-properties style:font-name="Wingdings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text:list-style style:name="WW8Num34" style:display-name="WW8Num34">
      <text:list-level-style-bullet text:level="1" text:style-name="WW_CharLFO37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8LVL1" style:family="text">
      <style:text-properties style:font-name="Wingdings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text:list-style style:name="WW8Num35" style:display-name="WW8Num35">
      <text:list-level-style-bullet text:level="1" text:style-name="WW_CharLFO38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9LVL1" style:family="text">
      <style:text-properties style:font-name="Wingdings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text:list-style style:name="WW8Num36" style:display-name="WW8Num36">
      <text:list-level-style-bullet text:level="1" text:style-name="WW_CharLFO39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40LVL1" style:family="text">
      <style:text-properties style:font-name="Symbol"/>
    </style:style>
    <text:list-style style:name="WW8Num37" style:display-name="WW8Num37">
      <text:list-level-style-bullet text:level="1" text:style-name="WW_CharLFO4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8" style:display-name="WW8Num38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2LVL1" style:family="text">
      <style:text-properties style:font-name="Wingdings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text:list-style style:name="WW8Num39" style:display-name="WW8Num39">
      <text:list-level-style-bullet text:level="1" text:style-name="WW_CharLFO42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4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43LVL1" style:family="text">
      <style:text-properties style:font-name="Symbol"/>
    </style:style>
    <style:style style:name="WW_CharLFO43LVL2" style:family="text">
      <style:text-properties style:font-name="Symbol"/>
    </style:style>
    <style:style style:name="WW_CharLFO43LVL3" style:family="text">
      <style:text-properties style:font-name="Symbol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Symbol"/>
    </style:style>
    <style:style style:name="WW_CharLFO43LVL6" style:family="text">
      <style:text-properties style:font-name="Symbol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Symbol"/>
    </style:style>
    <style:style style:name="WW_CharLFO43LVL9" style:family="text">
      <style:text-properties style:font-name="Symbol"/>
    </style:style>
    <text:list-style style:name="RTF_Num19" style:display-name="RTF_Num 19">
      <text:list-level-style-bullet text:level="1" text:style-name="WW_CharLFO43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43LVL2" text:bullet-char="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ymbol"/>
      </text:list-level-style-bullet>
      <text:list-level-style-bullet text:level="3" text:style-name="WW_CharLFO43LVL3" text:bullet-char="">
        <style:list-level-properties text:space-before="0.3152in" text:min-label-width="0.1576in" text:list-level-position-and-space-mode="label-alignment">
          <style:list-level-label-alignment text:label-followed-by="listtab" fo:margin-left="0.4729in" fo:text-indent="-0.1576in"/>
        </style:list-level-properties>
        <style:text-properties style:font-name="Symbol"/>
      </text:list-level-style-bullet>
      <text:list-level-style-bullet text:level="4" text:style-name="WW_CharLFO43LVL4" text:bullet-char="">
        <style:list-level-properties text:space-before="0.4729in" text:min-label-width="0.1576in" text:list-level-position-and-space-mode="label-alignment">
          <style:list-level-label-alignment text:label-followed-by="listtab" fo:margin-left="0.6305in" fo:text-indent="-0.1576in"/>
        </style:list-level-properties>
        <style:text-properties style:font-name="Symbol"/>
      </text:list-level-style-bullet>
      <text:list-level-style-bullet text:level="5" text:style-name="WW_CharLFO43LVL5" text:bullet-char="">
        <style:list-level-properties text:space-before="0.6305in" text:min-label-width="0.1576in" text:list-level-position-and-space-mode="label-alignment">
          <style:list-level-label-alignment text:label-followed-by="listtab" fo:margin-left="0.7881in" fo:text-indent="-0.1576in"/>
        </style:list-level-properties>
        <style:text-properties style:font-name="Symbol"/>
      </text:list-level-style-bullet>
      <text:list-level-style-bullet text:level="6" text:style-name="WW_CharLFO43LVL6" text:bullet-char="">
        <style:list-level-properties text:space-before="0.7881in" text:min-label-width="0.1576in" text:list-level-position-and-space-mode="label-alignment">
          <style:list-level-label-alignment text:label-followed-by="listtab" fo:margin-left="0.9458in" fo:text-indent="-0.1576in"/>
        </style:list-level-properties>
        <style:text-properties style:font-name="Symbol"/>
      </text:list-level-style-bullet>
      <text:list-level-style-bullet text:level="7" text:style-name="WW_CharLFO43LVL7" text:bullet-char="">
        <style:list-level-properties text:space-before="0.9458in" text:min-label-width="0.1576in" text:list-level-position-and-space-mode="label-alignment">
          <style:list-level-label-alignment text:label-followed-by="listtab" fo:margin-left="1.1034in" fo:text-indent="-0.1576in"/>
        </style:list-level-properties>
        <style:text-properties style:font-name="Symbol"/>
      </text:list-level-style-bullet>
      <text:list-level-style-bullet text:level="8" text:style-name="WW_CharLFO43LVL8" text:bullet-char="">
        <style:list-level-properties text:space-before="1.1034in" text:min-label-width="0.1576in" text:list-level-position-and-space-mode="label-alignment">
          <style:list-level-label-alignment text:label-followed-by="listtab" fo:margin-left="1.2611in" fo:text-indent="-0.1576in"/>
        </style:list-level-properties>
        <style:text-properties style:font-name="Symbol"/>
      </text:list-level-style-bullet>
      <text:list-level-style-bullet text:level="9" text:style-name="WW_CharLFO43LVL9" text:bullet-char="">
        <style:list-level-properties text:space-before="1.2611in" text:min-label-width="0.1576in" text:list-level-position-and-space-mode="label-alignment">
          <style:list-level-label-alignment text:label-followed-by="listtab" fo:margin-left="1.4187in" fo:text-indent="-0.1576in"/>
        </style:list-level-properties>
        <style:text-properties style:font-name="Symbol"/>
      </text:list-level-style-bullet>
    </text:list-style>
    <style:style style:name="WW_CharLFO44LVL1" style:family="text">
      <style:text-properties style:font-name="Wingdings"/>
    </style:style>
    <style:style style:name="WW_CharLFO44LVL2" style:family="text">
      <style:text-properties style:font-name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/>
    </style:style>
    <style:style style:name="WW_CharLFO44LVL9" style:family="text">
      <style:text-properties style:font-name="Wingdings"/>
    </style:style>
    <text:list-style style:name="RTF_Num14" style:display-name="RTF_Num 14">
      <text:list-level-style-bullet text:level="1" text:style-name="WW_CharLFO44LVL1" text:bullet-char="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Wingdings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5LVL1" style:family="text">
      <style:text-properties style:font-name="Wingdings"/>
    </style:style>
    <style:style style:name="WW_CharLFO45LVL2" style:family="text">
      <style:text-properties style:font-name="Wingdings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Wingdings"/>
    </style:style>
    <style:style style:name="WW_CharLFO45LVL5" style:family="text">
      <style:text-properties style:font-name="Wingdings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Wingdings"/>
    </style:style>
    <style:style style:name="WW_CharLFO45LVL8" style:family="text">
      <style:text-properties style:font-name="Wingdings"/>
    </style:style>
    <style:style style:name="WW_CharLFO45LVL9" style:family="text">
      <style:text-properties style:font-name="Wingdings"/>
    </style:style>
    <text:list-style style:name="RTF_Num12" style:display-name="RTF_Num 12">
      <text:list-level-style-bullet text:level="1" text:style-name="WW_CharLFO45LVL1" text:bullet-char="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  <style:text-properties style:font-name="Wingdings"/>
      </text:list-level-style-bullet>
      <text:list-level-style-bullet text:level="2" text:style-name="WW_CharLFO45LVL2" text:bullet-char="">
        <style:list-level-properties text:space-before="0.1972in" text:min-label-width="0.1972in" text:list-level-position-and-space-mode="label-alignment">
          <style:list-level-label-alignment text:label-followed-by="listtab" fo:margin-left="0.3944in" fo:text-indent="-0.1972in"/>
        </style:list-level-properties>
        <style:text-properties style:font-name="Wingdings"/>
      </text:list-level-style-bullet>
      <text:list-level-style-bullet text:level="3" text:style-name="WW_CharLFO45LVL3" text:bullet-char="">
        <style:list-level-properties text:space-before="0.3944in" text:min-label-width="0.1972in" text:list-level-position-and-space-mode="label-alignment">
          <style:list-level-label-alignment text:label-followed-by="listtab" fo:margin-left="0.5916in" fo:text-indent="-0.1972in"/>
        </style:list-level-properties>
        <style:text-properties style:font-name="Wingdings"/>
      </text:list-level-style-bullet>
      <text:list-level-style-bullet text:level="4" text:style-name="WW_CharLFO45LVL4" text:bullet-char="">
        <style:list-level-properties text:space-before="0.5916in" text:min-label-width="0.1972in" text:list-level-position-and-space-mode="label-alignment">
          <style:list-level-label-alignment text:label-followed-by="listtab" fo:margin-left="0.7888in" fo:text-indent="-0.1972in"/>
        </style:list-level-properties>
        <style:text-properties style:font-name="Wingdings"/>
      </text:list-level-style-bullet>
      <text:list-level-style-bullet text:level="5" text:style-name="WW_CharLFO45LVL5" text:bullet-char="">
        <style:list-level-properties text:space-before="0.7888in" text:min-label-width="0.1972in" text:list-level-position-and-space-mode="label-alignment">
          <style:list-level-label-alignment text:label-followed-by="listtab" fo:margin-left="0.9861in" fo:text-indent="-0.1972in"/>
        </style:list-level-properties>
        <style:text-properties style:font-name="Wingdings"/>
      </text:list-level-style-bullet>
      <text:list-level-style-bullet text:level="6" text:style-name="WW_CharLFO45LVL6" text:bullet-char="">
        <style:list-level-properties text:space-before="0.9861in" text:min-label-width="0.1972in" text:list-level-position-and-space-mode="label-alignment">
          <style:list-level-label-alignment text:label-followed-by="listtab" fo:margin-left="1.1833in" fo:text-indent="-0.1972in"/>
        </style:list-level-properties>
        <style:text-properties style:font-name="Wingdings"/>
      </text:list-level-style-bullet>
      <text:list-level-style-bullet text:level="7" text:style-name="WW_CharLFO45LVL7" text:bullet-char="">
        <style:list-level-properties text:space-before="1.1833in" text:min-label-width="0.1972in" text:list-level-position-and-space-mode="label-alignment">
          <style:list-level-label-alignment text:label-followed-by="listtab" fo:margin-left="1.3805in" fo:text-indent="-0.1972in"/>
        </style:list-level-properties>
        <style:text-properties style:font-name="Wingdings"/>
      </text:list-level-style-bullet>
      <text:list-level-style-bullet text:level="8" text:style-name="WW_CharLFO45LVL8" text:bullet-char="">
        <style:list-level-properties text:space-before="1.3805in" text:min-label-width="0.1972in" text:list-level-position-and-space-mode="label-alignment">
          <style:list-level-label-alignment text:label-followed-by="listtab" fo:margin-left="1.5777in" fo:text-indent="-0.1972in"/>
        </style:list-level-properties>
        <style:text-properties style:font-name="Wingdings"/>
      </text:list-level-style-bullet>
      <text:list-level-style-bullet text:level="9" text:style-name="WW_CharLFO45LVL9" text:bullet-char="">
        <style:list-level-properties text:space-before="1.5777in" text:min-label-width="0.1972in" text:list-level-position-and-space-mode="label-alignment">
          <style:list-level-label-alignment text:label-followed-by="listtab" fo:margin-left="1.775in" fo:text-indent="-0.1972in"/>
        </style:list-level-properties>
        <style:text-properties style:font-name="Wingdings"/>
      </text:list-level-style-bullet>
    </text:list-style>
    <text:list-style style:name="RTF_Num5" style:display-name="RTF_Num 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643in" text:min-label-width="0.25in" text:list-level-position-and-space-mode="label-alignment">
          <style:list-level-label-alignment text:label-followed-by="listtab" fo:margin-left="0.893in" fo:text-indent="-0.25in"/>
        </style:list-level-properties>
      </text:list-level-style-number>
      <text:list-level-style-number text:level="3" style:num-suffix="." style:num-format="1">
        <style:list-level-properties text:space-before="1.0895in" text:min-label-width="0.25in" text:list-level-position-and-space-mode="label-alignment">
          <style:list-level-label-alignment text:label-followed-by="listtab" fo:margin-left="1.3395in" fo:text-indent="-0.25in"/>
        </style:list-level-properties>
      </text:list-level-style-number>
      <text:list-level-style-number text:level="4" style:num-suffix="." style:num-format="1">
        <style:list-level-properties text:space-before="1.5361in" text:min-label-width="0.25in" text:list-level-position-and-space-mode="label-alignment">
          <style:list-level-label-alignment text:label-followed-by="listtab" fo:margin-left="1.7861in" fo:text-indent="-0.25in"/>
        </style:list-level-properties>
      </text:list-level-style-number>
      <text:list-level-style-number text:level="5" style:num-suffix="." style:num-format="1">
        <style:list-level-properties text:space-before="1.9826in" text:min-label-width="0.25in" text:list-level-position-and-space-mode="label-alignment">
          <style:list-level-label-alignment text:label-followed-by="listtab" fo:margin-left="2.2326in" fo:text-indent="-0.25in"/>
        </style:list-level-properties>
      </text:list-level-style-number>
      <text:list-level-style-number text:level="6" style:num-suffix="." style:num-format="1">
        <style:list-level-properties text:space-before="2.4291in" text:min-label-width="0.25in" text:list-level-position-and-space-mode="label-alignment">
          <style:list-level-label-alignment text:label-followed-by="listtab" fo:margin-left="2.6791in" fo:text-indent="-0.25in"/>
        </style:list-level-properties>
      </text:list-level-style-number>
      <text:list-level-style-number text:level="7" style:num-suffix="." style:num-format="1">
        <style:list-level-properties text:space-before="2.8756in" text:min-label-width="0.25in" text:list-level-position-and-space-mode="label-alignment">
          <style:list-level-label-alignment text:label-followed-by="listtab" fo:margin-left="3.1256in" fo:text-indent="-0.25in"/>
        </style:list-level-properties>
      </text:list-level-style-number>
      <text:list-level-style-number text:level="8" style:num-suffix="." style:num-format="1">
        <style:list-level-properties text:space-before="3.3222in" text:min-label-width="0.25in" text:list-level-position-and-space-mode="label-alignment">
          <style:list-level-label-alignment text:label-followed-by="listtab" fo:margin-left="3.5722in" fo:text-indent="-0.25in"/>
        </style:list-level-properties>
      </text:list-level-style-number>
      <text:list-level-style-number text:level="9" style:num-suffix="." style:num-format="1">
        <style:list-level-properties text:space-before="3.7687in" text:min-label-width="0.25in" text:list-level-position-and-space-mode="label-alignment">
          <style:list-level-label-alignment text:label-followed-by="listtab" fo:margin-left="4.0187in" fo:text-indent="-0.25in"/>
        </style:list-level-properties>
      </text:list-level-style-number>
    </text:list-style>
    <style:style style:name="WW_CharLFO47LVL1" style:family="text">
      <style:text-properties style:font-name="Wingdings"/>
    </style:style>
    <style:style style:name="WW_CharLFO47LVL2" style:family="text">
      <style:text-properties style:font-name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/>
    </style:style>
    <style:style style:name="WW_CharLFO47LVL9" style:family="text">
      <style:text-properties style:font-name="Wingdings"/>
    </style:style>
    <text:list-style style:name="RTF_Num15" style:display-name="RTF_Num 15">
      <text:list-level-style-bullet text:level="1" text:style-name="WW_CharLFO47LVL1" text:bullet-char="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Wingdings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1.5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Encabezado" style:family="paragraph">
      <style:text-properties fo:language="es" fo:country="ES"/>
    </style:style>
    <style:style style:name="P3" style:parent-style-name="Piedepágina" style:family="paragraph">
      <style:paragraph-properties fo:text-align="center" fo:margin-right="0.25in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Capítulo 02: Programas directos</text:p>
      </style:header>
      <style:footer>
        <text:p text:style-name="P3"><text:span text:style-name="T4"><draw:frame draw:z-index="251659264" draw:id="id0" draw:style-name="a0" draw:name="Cadre1" text:anchor-type="paragraph" svg:x="0in" svg:y="0.00079in" svg:width="0.01528in" svg:height="0.14514in" style:rel-width="scale" style:rel-height="scale"><draw:text-box><text:p text:style-name="Piedepágina"><text:span text:style-name="Númerodepágina"><text:page-number text:fixed="false">4</text:page-number></text:span></text:p></draw:text-box><svg:title/><svg:desc/></draw:frame></text:span><text:span text:style-name="T5">Página</text:span><text:s/><text:span text:style-name="Númerodepágina"><text:page-number text:fixed="false">1</text:page-number></text:span><text:span text:style-name="Númerodepágina"><text:s/>de<text:s/></text:span><text:span text:style-name="Númerodepágina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olution de l'exercice 11, chapitre 02 : Programmes directs</dc:title>
    <dc:subject>Algorithmique — Raisonner pour concevoir ; 2nde Édition</dc:subject>
    <meta:keyword>salaire mensuel brut annuel taux horaire heures suplémentaires</meta:keyword>
    <meta:initial-creator>Christophe HARO</meta:initial-creator>
    <dc:creator>Beatriz Goyanes</dc:creator>
    <meta:creation-date>2014-12-18T09:00:00Z</meta:creation-date>
    <dc:date>2021-06-07T11:05:00Z</dc:date>
    <meta:template xlink:href="Writer_technique.ott" xlink:type="simple"/>
    <meta:editing-cycles>47</meta:editing-cycles>
    <meta:editing-duration>PT33780S</meta:editing-duration>
    <meta:user-defined meta:name="Info 1"/>
    <meta:user-defined meta:name="Info 2"/>
    <meta:user-defined meta:name="Info 3"/>
    <meta:user-defined meta:name="Info 4"/>
    <meta:document-statistic meta:page-count="4" meta:paragraph-count="16" meta:word-count="1248" meta:character-count="8100" meta:row-count="57" meta:non-whitespace-character-count="6868"/>
  </office:meta>
</office:document-meta>
</file>